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G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Who:</text:p>
          </table:table-cell>
          <table:table-cell office:value-type="string" calcext:value-type="string">
            <text:p>What:</text:p>
          </table:table-cell>
          <table:table-cell office:value-type="string" calcext:value-type="string">
            <text:p>When: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caling</text:p>
          </table:table-cell>
          <table:table-cell table:number-columns-repeated="2" office:value-type="string" calcext:value-type="string">
            <text:p>Divis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M Test File</text:p>
          </table:table-cell>
          <table:table-cell office:value-type="string" calcext:value-type="string">
            <text:p>09 / 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3000000000" calcext:value-type="float">
            <text:p>73000000000</text:p>
          </table:table-cell>
          <table:table-cell office:value-type="float" office:value="7000000" calcext:value-type="float">
            <text:p>7000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number-columns-repeated="17" office:value-type="string" calcext:value-type="string">
            <text:p>Outpu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ample 0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  ( ( ( BETAINV(RAND(); [.$D$2];[.$E$2]) + [.$F$2]) *[.$A6] )  ) / [.$G$2] + RAND() / [.$H$2]" office:value-type="float" office:value="0.0000000874850177206099" calcext:value-type="float">
            <text:p>8.74850177206099E-008</text:p>
          </table:table-cell>
          <table:table-cell table:formula="of:=  ( ( ( BETAINV(RAND(); [.$D$2];[.$E$2]) + [.$F$2]) *[.$A6] )  ) / [.$G$2] + RAND() / [.$H$2]" office:value-type="float" office:value="0.000000138050183321216" calcext:value-type="float">
            <text:p>1.38050183321216E-007</text:p>
          </table:table-cell>
          <table:table-cell table:formula="of:=  ( ( ( BETAINV(RAND(); [.$D$2];[.$E$2]) + [.$F$2]) *[.$A6] )  ) / [.$G$2] + RAND() / [.$H$2]" office:value-type="float" office:value="0.0000000587174751729305" calcext:value-type="float">
            <text:p>5.87174751729305E-008</text:p>
          </table:table-cell>
          <table:table-cell table:formula="of:=  ( ( ( BETAINV(RAND(); [.$D$2];[.$E$2]) + [.$F$2]) *[.$A6] )  ) / [.$G$2] + RAND() / [.$H$2]" office:value-type="float" office:value="0.000000140721830107006" calcext:value-type="float">
            <text:p>1.40721830107006E-007</text:p>
          </table:table-cell>
          <table:table-cell table:formula="of:=  ( ( ( BETAINV(RAND(); [.$D$2];[.$E$2]) + [.$F$2]) *[.$A6] )  ) / [.$G$2] + RAND() / [.$H$2]" office:value-type="float" office:value="0.000000116489452575999" calcext:value-type="float">
            <text:p>1.16489452575999E-007</text:p>
          </table:table-cell>
          <table:table-cell table:formula="of:=  ( ( ( BETAINV(RAND(); [.$D$2];[.$E$2]) + [.$F$2]) *[.$A6] )  ) / [.$G$2] + RAND() / [.$H$2]" office:value-type="float" office:value="0.000000103598594166605" calcext:value-type="float">
            <text:p>1.03598594166605E-007</text:p>
          </table:table-cell>
          <table:table-cell table:formula="of:=  ( ( ( BETAINV(RAND(); [.$D$2];[.$E$2]) + [.$F$2]) *[.$A6] )  ) / [.$G$2] + RAND() / [.$H$2]" office:value-type="float" office:value="0.000000011454107339627" calcext:value-type="float">
            <text:p>1.1454107339627E-008</text:p>
          </table:table-cell>
          <table:table-cell table:formula="of:=  ( ( ( BETAINV(RAND(); [.$D$2];[.$E$2]) + [.$F$2]) *[.$A6] )  ) / [.$G$2] + RAND() / [.$H$2]" office:value-type="float" office:value="0.000000117695654642635" calcext:value-type="float">
            <text:p>1.17695654642635E-007</text:p>
          </table:table-cell>
          <table:table-cell table:formula="of:=  ( ( ( BETAINV(RAND(); [.$D$2];[.$E$2]) + [.$F$2]) *[.$A6] )  ) / [.$G$2] + RAND() / [.$H$2]" office:value-type="float" office:value="0.000000139735957840458" calcext:value-type="float">
            <text:p>1.39735957840458E-007</text:p>
          </table:table-cell>
          <table:table-cell table:formula="of:=  ( ( ( BETAINV(RAND(); [.$D$2];[.$E$2]) + [.$F$2]) *[.$A6] )  ) / [.$G$2] + RAND() / [.$H$2]" office:value-type="float" office:value="0.0000000761359296406486" calcext:value-type="float">
            <text:p>7.61359296406486E-008</text:p>
          </table:table-cell>
          <table:table-cell table:formula="of:=  ( ( ( BETAINV(RAND(); [.$D$2];[.$E$2]) + [.$F$2]) *[.$A6] )  ) / [.$G$2] + RAND() / [.$H$2]" office:value-type="float" office:value="0.0000000140845227787005" calcext:value-type="float">
            <text:p>1.40845227787005E-008</text:p>
          </table:table-cell>
          <table:table-cell table:formula="of:=  ( ( ( BETAINV(RAND(); [.$D$2];[.$E$2]) + [.$F$2]) *[.$A6] )  ) / [.$G$2] + RAND() / [.$H$2]" office:value-type="float" office:value="0.000000125005032468055" calcext:value-type="float">
            <text:p>0.000000125</text:p>
          </table:table-cell>
          <table:table-cell table:formula="of:=  ( ( ( BETAINV(RAND(); [.$D$2];[.$E$2]) + [.$F$2]) *[.$A6] )  ) / [.$G$2] + RAND() / [.$H$2]" office:value-type="float" office:value="0.000000122185107420332" calcext:value-type="float">
            <text:p>1.22185107420332E-007</text:p>
          </table:table-cell>
          <table:table-cell table:formula="of:=  ( ( ( BETAINV(RAND(); [.$D$2];[.$E$2]) + [.$F$2]) *[.$A6] )  ) / [.$G$2] + RAND() / [.$H$2]" office:value-type="float" office:value="0.0000000287498923883374" calcext:value-type="float">
            <text:p>2.87498923883374E-008</text:p>
          </table:table-cell>
          <table:table-cell table:formula="of:=  ( ( ( BETAINV(RAND(); [.$D$2];[.$E$2]) + [.$F$2]) *[.$A6] )  ) / [.$G$2] + RAND() / [.$H$2]" office:value-type="float" office:value="0.0000000214392309010561" calcext:value-type="float">
            <text:p>2.14392309010561E-008</text:p>
          </table:table-cell>
          <table:table-cell table:formula="of:=  ( ( ( BETAINV(RAND(); [.$D$2];[.$E$2]) + [.$F$2]) *[.$A6] )  ) / [.$G$2] + RAND() / [.$H$2]" office:value-type="float" office:value="0.000000102657749151279" calcext:value-type="float">
            <text:p>1.02657749151279E-007</text:p>
          </table:table-cell>
          <table:table-cell table:formula="of:=  ( ( ( BETAINV(RAND(); [.$D$2];[.$E$2]) + [.$F$2]) *[.$A6] )  ) / [.$G$2] + RAND() / [.$H$2]" office:value-type="float" office:value="0.0000000240243124176881" calcext:value-type="float">
            <text:p>0.00000002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  ( ( ( BETAINV(RAND(); [.$D$2];[.$E$2]) + [.$F$2]) *[.$A7] )  ) / [.$G$2] + RAND() / [.$H$2]" office:value-type="float" office:value="0.000000077632379265552" calcext:value-type="float">
            <text:p>7.7632379265552E-008</text:p>
          </table:table-cell>
          <table:table-cell table:formula="of:=  ( ( ( BETAINV(RAND(); [.$D$2];[.$E$2]) + [.$F$2]) *[.$A7] )  ) / [.$G$2] + RAND() / [.$H$2]" office:value-type="float" office:value="0.0000000663613554523954" calcext:value-type="float">
            <text:p>6.63613554523954E-008</text:p>
          </table:table-cell>
          <table:table-cell table:formula="of:=  ( ( ( BETAINV(RAND(); [.$D$2];[.$E$2]) + [.$F$2]) *[.$A7] )  ) / [.$G$2] + RAND() / [.$H$2]" office:value-type="float" office:value="0.0000000124712120861296" calcext:value-type="float">
            <text:p>1.24712120861296E-008</text:p>
          </table:table-cell>
          <table:table-cell table:formula="of:=  ( ( ( BETAINV(RAND(); [.$D$2];[.$E$2]) + [.$F$2]) *[.$A7] )  ) / [.$G$2] + RAND() / [.$H$2]" office:value-type="float" office:value="0.0000000780560173752382" calcext:value-type="float">
            <text:p>7.80560173752382E-008</text:p>
          </table:table-cell>
          <table:table-cell table:formula="of:=  ( ( ( BETAINV(RAND(); [.$D$2];[.$E$2]) + [.$F$2]) *[.$A7] )  ) / [.$G$2] + RAND() / [.$H$2]" office:value-type="float" office:value="0.000000042539794350951" calcext:value-type="float">
            <text:p>4.2539794350951E-008</text:p>
          </table:table-cell>
          <table:table-cell table:formula="of:=  ( ( ( BETAINV(RAND(); [.$D$2];[.$E$2]) + [.$F$2]) *[.$A7] )  ) / [.$G$2] + RAND() / [.$H$2]" office:value-type="float" office:value="0.0000000785266265503111" calcext:value-type="float">
            <text:p>7.85266265503111E-008</text:p>
          </table:table-cell>
          <table:table-cell table:formula="of:=  ( ( ( BETAINV(RAND(); [.$D$2];[.$E$2]) + [.$F$2]) *[.$A7] )  ) / [.$G$2] + RAND() / [.$H$2]" office:value-type="float" office:value="0.0000000837810007911781" calcext:value-type="float">
            <text:p>8.37810007911781E-008</text:p>
          </table:table-cell>
          <table:table-cell table:formula="of:=  ( ( ( BETAINV(RAND(); [.$D$2];[.$E$2]) + [.$F$2]) *[.$A7] )  ) / [.$G$2] + RAND() / [.$H$2]" office:value-type="float" office:value="0.0000000995736795673884" calcext:value-type="float">
            <text:p>9.95736795673884E-008</text:p>
          </table:table-cell>
          <table:table-cell table:formula="of:=  ( ( ( BETAINV(RAND(); [.$D$2];[.$E$2]) + [.$F$2]) *[.$A7] )  ) / [.$G$2] + RAND() / [.$H$2]" office:value-type="float" office:value="0.0000000643399335391173" calcext:value-type="float">
            <text:p>6.43399335391173E-008</text:p>
          </table:table-cell>
          <table:table-cell table:formula="of:=  ( ( ( BETAINV(RAND(); [.$D$2];[.$E$2]) + [.$F$2]) *[.$A7] )  ) / [.$G$2] + RAND() / [.$H$2]" office:value-type="float" office:value="0.0000000706021010421104" calcext:value-type="float">
            <text:p>7.06021010421104E-008</text:p>
          </table:table-cell>
          <table:table-cell table:formula="of:=  ( ( ( BETAINV(RAND(); [.$D$2];[.$E$2]) + [.$F$2]) *[.$A7] )  ) / [.$G$2] + RAND() / [.$H$2]" office:value-type="float" office:value="0.0000000069333287855862" calcext:value-type="float">
            <text:p>6.9333287855862E-009</text:p>
          </table:table-cell>
          <table:table-cell table:formula="of:=  ( ( ( BETAINV(RAND(); [.$D$2];[.$E$2]) + [.$F$2]) *[.$A7] )  ) / [.$G$2] + RAND() / [.$H$2]" office:value-type="float" office:value="0.000000102949794240251" calcext:value-type="float">
            <text:p>1.02949794240251E-007</text:p>
          </table:table-cell>
          <table:table-cell table:formula="of:=  ( ( ( BETAINV(RAND(); [.$D$2];[.$E$2]) + [.$F$2]) *[.$A7] )  ) / [.$G$2] + RAND() / [.$H$2]" office:value-type="float" office:value="0.000000046430285597694" calcext:value-type="float">
            <text:p>4.6430285597694E-008</text:p>
          </table:table-cell>
          <table:table-cell table:formula="of:=  ( ( ( BETAINV(RAND(); [.$D$2];[.$E$2]) + [.$F$2]) *[.$A7] )  ) / [.$G$2] + RAND() / [.$H$2]" office:value-type="float" office:value="0.000000124792511043858" calcext:value-type="float">
            <text:p>1.24792511043858E-007</text:p>
          </table:table-cell>
          <table:table-cell table:formula="of:=  ( ( ( BETAINV(RAND(); [.$D$2];[.$E$2]) + [.$F$2]) *[.$A7] )  ) / [.$G$2] + RAND() / [.$H$2]" office:value-type="float" office:value="0.0000000442873838820886" calcext:value-type="float">
            <text:p>4.42873838820886E-008</text:p>
          </table:table-cell>
          <table:table-cell table:formula="of:=  ( ( ( BETAINV(RAND(); [.$D$2];[.$E$2]) + [.$F$2]) *[.$A7] )  ) / [.$G$2] + RAND() / [.$H$2]" office:value-type="float" office:value="0.0000000752643148701471" calcext:value-type="float">
            <text:p>7.52643148701471E-008</text:p>
          </table:table-cell>
          <table:table-cell table:formula="of:=  ( ( ( BETAINV(RAND(); [.$D$2];[.$E$2]) + [.$F$2]) *[.$A7] )  ) / [.$G$2] + RAND() / [.$H$2]" office:value-type="float" office:value="0.0000000794041780360347" calcext:value-type="float">
            <text:p>7.94041780360347E-00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  ( ( ( BETAINV(RAND(); [.$D$2];[.$E$2]) + [.$F$2]) *[.$A8] )  ) / [.$G$2] + RAND() / [.$H$2]" office:value-type="float" office:value="0.0000000950446800819064" calcext:value-type="float">
            <text:p>0.000000095</text:p>
          </table:table-cell>
          <table:table-cell table:formula="of:=  ( ( ( BETAINV(RAND(); [.$D$2];[.$E$2]) + [.$F$2]) *[.$A8] )  ) / [.$G$2] + RAND() / [.$H$2]" office:value-type="float" office:value="0.000000113141537126614" calcext:value-type="float">
            <text:p>1.13141537126614E-007</text:p>
          </table:table-cell>
          <table:table-cell table:formula="of:=  ( ( ( BETAINV(RAND(); [.$D$2];[.$E$2]) + [.$F$2]) *[.$A8] )  ) / [.$G$2] + RAND() / [.$H$2]" office:value-type="float" office:value="0.0000000973402758021588" calcext:value-type="float">
            <text:p>9.73402758021588E-008</text:p>
          </table:table-cell>
          <table:table-cell table:formula="of:=  ( ( ( BETAINV(RAND(); [.$D$2];[.$E$2]) + [.$F$2]) *[.$A8] )  ) / [.$G$2] + RAND() / [.$H$2]" office:value-type="float" office:value="0.0000000400676175817662" calcext:value-type="float">
            <text:p>4.00676175817662E-008</text:p>
          </table:table-cell>
          <table:table-cell table:formula="of:=  ( ( ( BETAINV(RAND(); [.$D$2];[.$E$2]) + [.$F$2]) *[.$A8] )  ) / [.$G$2] + RAND() / [.$H$2]" office:value-type="float" office:value="0.0000000905046127619282" calcext:value-type="float">
            <text:p>9.05046127619282E-008</text:p>
          </table:table-cell>
          <table:table-cell table:formula="of:=  ( ( ( BETAINV(RAND(); [.$D$2];[.$E$2]) + [.$F$2]) *[.$A8] )  ) / [.$G$2] + RAND() / [.$H$2]" office:value-type="float" office:value="0.0000000194117032278718" calcext:value-type="float">
            <text:p>1.94117032278718E-008</text:p>
          </table:table-cell>
          <table:table-cell table:formula="of:=  ( ( ( BETAINV(RAND(); [.$D$2];[.$E$2]) + [.$F$2]) *[.$A8] )  ) / [.$G$2] + RAND() / [.$H$2]" office:value-type="float" office:value="0.0000000227754704879317" calcext:value-type="float">
            <text:p>2.27754704879317E-008</text:p>
          </table:table-cell>
          <table:table-cell table:formula="of:=  ( ( ( BETAINV(RAND(); [.$D$2];[.$E$2]) + [.$F$2]) *[.$A8] )  ) / [.$G$2] + RAND() / [.$H$2]" office:value-type="float" office:value="0.0000000972508163514805" calcext:value-type="float">
            <text:p>9.72508163514805E-008</text:p>
          </table:table-cell>
          <table:table-cell table:formula="of:=  ( ( ( BETAINV(RAND(); [.$D$2];[.$E$2]) + [.$F$2]) *[.$A8] )  ) / [.$G$2] + RAND() / [.$H$2]" office:value-type="float" office:value="0.0000000127670038482015" calcext:value-type="float">
            <text:p>1.27670038482015E-008</text:p>
          </table:table-cell>
          <table:table-cell table:formula="of:=  ( ( ( BETAINV(RAND(); [.$D$2];[.$E$2]) + [.$F$2]) *[.$A8] )  ) / [.$G$2] + RAND() / [.$H$2]" office:value-type="float" office:value="0.0000000670010009249524" calcext:value-type="float">
            <text:p>0.000000067</text:p>
          </table:table-cell>
          <table:table-cell table:formula="of:=  ( ( ( BETAINV(RAND(); [.$D$2];[.$E$2]) + [.$F$2]) *[.$A8] )  ) / [.$G$2] + RAND() / [.$H$2]" office:value-type="float" office:value="0.0000000245385673870137" calcext:value-type="float">
            <text:p>2.45385673870137E-008</text:p>
          </table:table-cell>
          <table:table-cell table:formula="of:=  ( ( ( BETAINV(RAND(); [.$D$2];[.$E$2]) + [.$F$2]) *[.$A8] )  ) / [.$G$2] + RAND() / [.$H$2]" office:value-type="float" office:value="0.0000000631857770612717" calcext:value-type="float">
            <text:p>6.31857770612717E-008</text:p>
          </table:table-cell>
          <table:table-cell table:formula="of:=  ( ( ( BETAINV(RAND(); [.$D$2];[.$E$2]) + [.$F$2]) *[.$A8] )  ) / [.$G$2] + RAND() / [.$H$2]" office:value-type="float" office:value="0.000000131499734300013" calcext:value-type="float">
            <text:p>1.31499734300013E-007</text:p>
          </table:table-cell>
          <table:table-cell table:formula="of:=  ( ( ( BETAINV(RAND(); [.$D$2];[.$E$2]) + [.$F$2]) *[.$A8] )  ) / [.$G$2] + RAND() / [.$H$2]" office:value-type="float" office:value="0.0000000268788590112751" calcext:value-type="float">
            <text:p>2.68788590112751E-008</text:p>
          </table:table-cell>
          <table:table-cell table:formula="of:=  ( ( ( BETAINV(RAND(); [.$D$2];[.$E$2]) + [.$F$2]) *[.$A8] )  ) / [.$G$2] + RAND() / [.$H$2]" office:value-type="float" office:value="0.0000000912796136990014" calcext:value-type="float">
            <text:p>9.12796136990014E-008</text:p>
          </table:table-cell>
          <table:table-cell table:formula="of:=  ( ( ( BETAINV(RAND(); [.$D$2];[.$E$2]) + [.$F$2]) *[.$A8] )  ) / [.$G$2] + RAND() / [.$H$2]" office:value-type="float" office:value="0.0000000134219368245772" calcext:value-type="float">
            <text:p>1.34219368245772E-008</text:p>
          </table:table-cell>
          <table:table-cell table:formula="of:=  ( ( ( BETAINV(RAND(); [.$D$2];[.$E$2]) + [.$F$2]) *[.$A8] )  ) / [.$G$2] + RAND() / [.$H$2]" office:value-type="float" office:value="0.0000000351363764144274" calcext:value-type="float">
            <text:p>3.51363764144274E-00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  ( ( ( BETAINV(RAND(); [.$D$2];[.$E$2]) + [.$F$2]) *[.$A9] )  ) / [.$G$2] + RAND() / [.$H$2]" office:value-type="float" office:value="0.0000000702591259034053" calcext:value-type="float">
            <text:p>7.02591259034053E-008</text:p>
          </table:table-cell>
          <table:table-cell table:formula="of:=  ( ( ( BETAINV(RAND(); [.$D$2];[.$E$2]) + [.$F$2]) *[.$A9] )  ) / [.$G$2] + RAND() / [.$H$2]" office:value-type="float" office:value="0.0000000110987703646574" calcext:value-type="float">
            <text:p>1.10987703646574E-008</text:p>
          </table:table-cell>
          <table:table-cell table:formula="of:=  ( ( ( BETAINV(RAND(); [.$D$2];[.$E$2]) + [.$F$2]) *[.$A9] )  ) / [.$G$2] + RAND() / [.$H$2]" office:value-type="float" office:value="0.0000000498557577332253" calcext:value-type="float">
            <text:p>4.98557577332253E-008</text:p>
          </table:table-cell>
          <table:table-cell table:formula="of:=  ( ( ( BETAINV(RAND(); [.$D$2];[.$E$2]) + [.$F$2]) *[.$A9] )  ) / [.$G$2] + RAND() / [.$H$2]" office:value-type="float" office:value="0.0000000997004865849572" calcext:value-type="float">
            <text:p>9.97004865849572E-008</text:p>
          </table:table-cell>
          <table:table-cell table:formula="of:=  ( ( ( BETAINV(RAND(); [.$D$2];[.$E$2]) + [.$F$2]) *[.$A9] )  ) / [.$G$2] + RAND() / [.$H$2]" office:value-type="float" office:value="0.000000125980676051233" calcext:value-type="float">
            <text:p>0.000000126</text:p>
          </table:table-cell>
          <table:table-cell table:formula="of:=  ( ( ( BETAINV(RAND(); [.$D$2];[.$E$2]) + [.$F$2]) *[.$A9] )  ) / [.$G$2] + RAND() / [.$H$2]" office:value-type="float" office:value="0.000000119009343481251" calcext:value-type="float">
            <text:p>0.000000119</text:p>
          </table:table-cell>
          <table:table-cell table:formula="of:=  ( ( ( BETAINV(RAND(); [.$D$2];[.$E$2]) + [.$F$2]) *[.$A9] )  ) / [.$G$2] + RAND() / [.$H$2]" office:value-type="float" office:value="0.000000120807764531739" calcext:value-type="float">
            <text:p>1.20807764531739E-007</text:p>
          </table:table-cell>
          <table:table-cell table:formula="of:=  ( ( ( BETAINV(RAND(); [.$D$2];[.$E$2]) + [.$F$2]) *[.$A9] )  ) / [.$G$2] + RAND() / [.$H$2]" office:value-type="float" office:value="0.0000000438961093340222" calcext:value-type="float">
            <text:p>4.38961093340222E-008</text:p>
          </table:table-cell>
          <table:table-cell table:formula="of:=  ( ( ( BETAINV(RAND(); [.$D$2];[.$E$2]) + [.$F$2]) *[.$A9] )  ) / [.$G$2] + RAND() / [.$H$2]" office:value-type="float" office:value="0.000000106406210175896" calcext:value-type="float">
            <text:p>1.06406210175896E-007</text:p>
          </table:table-cell>
          <table:table-cell table:formula="of:=  ( ( ( BETAINV(RAND(); [.$D$2];[.$E$2]) + [.$F$2]) *[.$A9] )  ) / [.$G$2] + RAND() / [.$H$2]" office:value-type="float" office:value="0.0000000585930279387972" calcext:value-type="float">
            <text:p>5.85930279387972E-008</text:p>
          </table:table-cell>
          <table:table-cell table:formula="of:=  ( ( ( BETAINV(RAND(); [.$D$2];[.$E$2]) + [.$F$2]) *[.$A9] )  ) / [.$G$2] + RAND() / [.$H$2]" office:value-type="float" office:value="0.0000000795866659901196" calcext:value-type="float">
            <text:p>7.95866659901196E-008</text:p>
          </table:table-cell>
          <table:table-cell table:formula="of:=  ( ( ( BETAINV(RAND(); [.$D$2];[.$E$2]) + [.$F$2]) *[.$A9] )  ) / [.$G$2] + RAND() / [.$H$2]" office:value-type="float" office:value="0.000000116222226905493" calcext:value-type="float">
            <text:p>1.16222226905493E-007</text:p>
          </table:table-cell>
          <table:table-cell table:formula="of:=  ( ( ( BETAINV(RAND(); [.$D$2];[.$E$2]) + [.$F$2]) *[.$A9] )  ) / [.$G$2] + RAND() / [.$H$2]" office:value-type="float" office:value="0.0000000882737345402125" calcext:value-type="float">
            <text:p>8.82737345402125E-008</text:p>
          </table:table-cell>
          <table:table-cell table:formula="of:=  ( ( ( BETAINV(RAND(); [.$D$2];[.$E$2]) + [.$F$2]) *[.$A9] )  ) / [.$G$2] + RAND() / [.$H$2]" office:value-type="float" office:value="0.000000105463543688162" calcext:value-type="float">
            <text:p>1.05463543688162E-007</text:p>
          </table:table-cell>
          <table:table-cell table:formula="of:=  ( ( ( BETAINV(RAND(); [.$D$2];[.$E$2]) + [.$F$2]) *[.$A9] )  ) / [.$G$2] + RAND() / [.$H$2]" office:value-type="float" office:value="0.0000000626356912386579" calcext:value-type="float">
            <text:p>6.26356912386579E-008</text:p>
          </table:table-cell>
          <table:table-cell table:formula="of:=  ( ( ( BETAINV(RAND(); [.$D$2];[.$E$2]) + [.$F$2]) *[.$A9] )  ) / [.$G$2] + RAND() / [.$H$2]" office:value-type="float" office:value="0.000000123445904360901" calcext:value-type="float">
            <text:p>1.23445904360901E-007</text:p>
          </table:table-cell>
          <table:table-cell table:formula="of:=  ( ( ( BETAINV(RAND(); [.$D$2];[.$E$2]) + [.$F$2]) *[.$A9] )  ) / [.$G$2] + RAND() / [.$H$2]" office:value-type="float" office:value="0.0000001173720619406" calcext:value-type="float">
            <text:p>1.173720619406E-007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  ( ( ( BETAINV(RAND(); [.$D$2];[.$E$2]) + [.$F$2]) *[.$A10] )  ) / [.$G$2] + RAND() / [.$H$2]" office:value-type="float" office:value="0.0000000978664708521333" calcext:value-type="float">
            <text:p>9.78664708521333E-008</text:p>
          </table:table-cell>
          <table:table-cell table:formula="of:=  ( ( ( BETAINV(RAND(); [.$D$2];[.$E$2]) + [.$F$2]) *[.$A10] )  ) / [.$G$2] + RAND() / [.$H$2]" office:value-type="float" office:value="0.000000120678036569074" calcext:value-type="float">
            <text:p>1.20678036569074E-007</text:p>
          </table:table-cell>
          <table:table-cell table:formula="of:=  ( ( ( BETAINV(RAND(); [.$D$2];[.$E$2]) + [.$F$2]) *[.$A10] )  ) / [.$G$2] + RAND() / [.$H$2]" office:value-type="float" office:value="0.0000000213546695835558" calcext:value-type="float">
            <text:p>2.13546695835558E-008</text:p>
          </table:table-cell>
          <table:table-cell table:formula="of:=  ( ( ( BETAINV(RAND(); [.$D$2];[.$E$2]) + [.$F$2]) *[.$A10] )  ) / [.$G$2] + RAND() / [.$H$2]" office:value-type="float" office:value="0.0000000679717689911906" calcext:value-type="float">
            <text:p>0.000000068</text:p>
          </table:table-cell>
          <table:table-cell table:formula="of:=  ( ( ( BETAINV(RAND(); [.$D$2];[.$E$2]) + [.$F$2]) *[.$A10] )  ) / [.$G$2] + RAND() / [.$H$2]" office:value-type="float" office:value="0.0000000446473816629961" calcext:value-type="float">
            <text:p>4.46473816629961E-008</text:p>
          </table:table-cell>
          <table:table-cell table:formula="of:=  ( ( ( BETAINV(RAND(); [.$D$2];[.$E$2]) + [.$F$2]) *[.$A10] )  ) / [.$G$2] + RAND() / [.$H$2]" office:value-type="float" office:value="0.0000000650437418837069" calcext:value-type="float">
            <text:p>0.000000065</text:p>
          </table:table-cell>
          <table:table-cell table:formula="of:=  ( ( ( BETAINV(RAND(); [.$D$2];[.$E$2]) + [.$F$2]) *[.$A10] )  ) / [.$G$2] + RAND() / [.$H$2]" office:value-type="float" office:value="0.0000000264096867915947" calcext:value-type="float">
            <text:p>2.64096867915947E-008</text:p>
          </table:table-cell>
          <table:table-cell table:formula="of:=  ( ( ( BETAINV(RAND(); [.$D$2];[.$E$2]) + [.$F$2]) *[.$A10] )  ) / [.$G$2] + RAND() / [.$H$2]" office:value-type="float" office:value="0.0000000268622693559937" calcext:value-type="float">
            <text:p>2.68622693559937E-008</text:p>
          </table:table-cell>
          <table:table-cell table:formula="of:=  ( ( ( BETAINV(RAND(); [.$D$2];[.$E$2]) + [.$F$2]) *[.$A10] )  ) / [.$G$2] + RAND() / [.$H$2]" office:value-type="float" office:value="0.0000000809030369967868" calcext:value-type="float">
            <text:p>8.09030369967868E-008</text:p>
          </table:table-cell>
          <table:table-cell table:formula="of:=  ( ( ( BETAINV(RAND(); [.$D$2];[.$E$2]) + [.$F$2]) *[.$A10] )  ) / [.$G$2] + RAND() / [.$H$2]" office:value-type="float" office:value="0.0000000684520444226466" calcext:value-type="float">
            <text:p>6.84520444226466E-008</text:p>
          </table:table-cell>
          <table:table-cell table:formula="of:=  ( ( ( BETAINV(RAND(); [.$D$2];[.$E$2]) + [.$F$2]) *[.$A10] )  ) / [.$G$2] + RAND() / [.$H$2]" office:value-type="float" office:value="0.0000000167651078306926" calcext:value-type="float">
            <text:p>1.67651078306926E-008</text:p>
          </table:table-cell>
          <table:table-cell table:formula="of:=  ( ( ( BETAINV(RAND(); [.$D$2];[.$E$2]) + [.$F$2]) *[.$A10] )  ) / [.$G$2] + RAND() / [.$H$2]" office:value-type="float" office:value="0.0000000907495929613811" calcext:value-type="float">
            <text:p>9.07495929613811E-008</text:p>
          </table:table-cell>
          <table:table-cell table:formula="of:=  ( ( ( BETAINV(RAND(); [.$D$2];[.$E$2]) + [.$F$2]) *[.$A10] )  ) / [.$G$2] + RAND() / [.$H$2]" office:value-type="float" office:value="0.0000000456502796098047" calcext:value-type="float">
            <text:p>4.56502796098047E-008</text:p>
          </table:table-cell>
          <table:table-cell table:formula="of:=  ( ( ( BETAINV(RAND(); [.$D$2];[.$E$2]) + [.$F$2]) *[.$A10] )  ) / [.$G$2] + RAND() / [.$H$2]" office:value-type="float" office:value="0.000000127754465669496" calcext:value-type="float">
            <text:p>1.27754465669496E-007</text:p>
          </table:table-cell>
          <table:table-cell table:formula="of:=  ( ( ( BETAINV(RAND(); [.$D$2];[.$E$2]) + [.$F$2]) *[.$A10] )  ) / [.$G$2] + RAND() / [.$H$2]" office:value-type="float" office:value="0.0000000654143616890797" calcext:value-type="float">
            <text:p>6.54143616890797E-008</text:p>
          </table:table-cell>
          <table:table-cell table:formula="of:=  ( ( ( BETAINV(RAND(); [.$D$2];[.$E$2]) + [.$F$2]) *[.$A10] )  ) / [.$G$2] + RAND() / [.$H$2]" office:value-type="float" office:value="0.0000000289793864140355" calcext:value-type="float">
            <text:p>0.000000029</text:p>
          </table:table-cell>
          <table:table-cell table:formula="of:=  ( ( ( BETAINV(RAND(); [.$D$2];[.$E$2]) + [.$F$2]) *[.$A10] )  ) / [.$G$2] + RAND() / [.$H$2]" office:value-type="float" office:value="0.0000000356939820261202" calcext:value-type="float">
            <text:p>3.56939820261202E-008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  ( ( ( BETAINV(RAND(); [.$D$2];[.$E$2]) + [.$F$2]) *[.$A11] )  ) / [.$G$2] + RAND() / [.$H$2]" office:value-type="float" office:value="0.000000026782403037303" calcext:value-type="float">
            <text:p>2.6782403037303E-008</text:p>
          </table:table-cell>
          <table:table-cell table:formula="of:=  ( ( ( BETAINV(RAND(); [.$D$2];[.$E$2]) + [.$F$2]) *[.$A11] )  ) / [.$G$2] + RAND() / [.$H$2]" office:value-type="float" office:value="0.0000000140574629328449" calcext:value-type="float">
            <text:p>1.40574629328449E-008</text:p>
          </table:table-cell>
          <table:table-cell table:formula="of:=  ( ( ( BETAINV(RAND(); [.$D$2];[.$E$2]) + [.$F$2]) *[.$A11] )  ) / [.$G$2] + RAND() / [.$H$2]" office:value-type="float" office:value="0.0000000429399290432006" calcext:value-type="float">
            <text:p>4.29399290432006E-008</text:p>
          </table:table-cell>
          <table:table-cell table:formula="of:=  ( ( ( BETAINV(RAND(); [.$D$2];[.$E$2]) + [.$F$2]) *[.$A11] )  ) / [.$G$2] + RAND() / [.$H$2]" office:value-type="float" office:value="0.0000000491604922743967" calcext:value-type="float">
            <text:p>4.91604922743967E-008</text:p>
          </table:table-cell>
          <table:table-cell table:formula="of:=  ( ( ( BETAINV(RAND(); [.$D$2];[.$E$2]) + [.$F$2]) *[.$A11] )  ) / [.$G$2] + RAND() / [.$H$2]" office:value-type="float" office:value="0.0000000263392965865831" calcext:value-type="float">
            <text:p>2.63392965865831E-008</text:p>
          </table:table-cell>
          <table:table-cell table:formula="of:=  ( ( ( BETAINV(RAND(); [.$D$2];[.$E$2]) + [.$F$2]) *[.$A11] )  ) / [.$G$2] + RAND() / [.$H$2]" office:value-type="float" office:value="0.0000000877766671838346" calcext:value-type="float">
            <text:p>8.77766671838346E-008</text:p>
          </table:table-cell>
          <table:table-cell table:formula="of:=  ( ( ( BETAINV(RAND(); [.$D$2];[.$E$2]) + [.$F$2]) *[.$A11] )  ) / [.$G$2] + RAND() / [.$H$2]" office:value-type="float" office:value="0.0000000333907783036697" calcext:value-type="float">
            <text:p>3.33907783036697E-008</text:p>
          </table:table-cell>
          <table:table-cell table:formula="of:=  ( ( ( BETAINV(RAND(); [.$D$2];[.$E$2]) + [.$F$2]) *[.$A11] )  ) / [.$G$2] + RAND() / [.$H$2]" office:value-type="float" office:value="0.000000128600464402856" calcext:value-type="float">
            <text:p>1.28600464402856E-007</text:p>
          </table:table-cell>
          <table:table-cell table:formula="of:=  ( ( ( BETAINV(RAND(); [.$D$2];[.$E$2]) + [.$F$2]) *[.$A11] )  ) / [.$G$2] + RAND() / [.$H$2]" office:value-type="float" office:value="0.0000000491275759527406" calcext:value-type="float">
            <text:p>4.91275759527406E-008</text:p>
          </table:table-cell>
          <table:table-cell table:formula="of:=  ( ( ( BETAINV(RAND(); [.$D$2];[.$E$2]) + [.$F$2]) *[.$A11] )  ) / [.$G$2] + RAND() / [.$H$2]" office:value-type="float" office:value="0.0000000179426214240775" calcext:value-type="float">
            <text:p>1.79426214240775E-008</text:p>
          </table:table-cell>
          <table:table-cell table:formula="of:=  ( ( ( BETAINV(RAND(); [.$D$2];[.$E$2]) + [.$F$2]) *[.$A11] )  ) / [.$G$2] + RAND() / [.$H$2]" office:value-type="float" office:value="0.0000000615193629954548" calcext:value-type="float">
            <text:p>6.15193629954548E-008</text:p>
          </table:table-cell>
          <table:table-cell table:formula="of:=  ( ( ( BETAINV(RAND(); [.$D$2];[.$E$2]) + [.$F$2]) *[.$A11] )  ) / [.$G$2] + RAND() / [.$H$2]" office:value-type="float" office:value="0.0000000404584752228746" calcext:value-type="float">
            <text:p>4.04584752228746E-008</text:p>
          </table:table-cell>
          <table:table-cell table:formula="of:=  ( ( ( BETAINV(RAND(); [.$D$2];[.$E$2]) + [.$F$2]) *[.$A11] )  ) / [.$G$2] + RAND() / [.$H$2]" office:value-type="float" office:value="0.0000000407705763552036" calcext:value-type="float">
            <text:p>4.07705763552036E-008</text:p>
          </table:table-cell>
          <table:table-cell table:formula="of:=  ( ( ( BETAINV(RAND(); [.$D$2];[.$E$2]) + [.$F$2]) *[.$A11] )  ) / [.$G$2] + RAND() / [.$H$2]" office:value-type="float" office:value="0.0000000881995870555877" calcext:value-type="float">
            <text:p>8.81995870555877E-008</text:p>
          </table:table-cell>
          <table:table-cell table:formula="of:=  ( ( ( BETAINV(RAND(); [.$D$2];[.$E$2]) + [.$F$2]) *[.$A11] )  ) / [.$G$2] + RAND() / [.$H$2]" office:value-type="float" office:value="0.000000119708483848498" calcext:value-type="float">
            <text:p>1.19708483848498E-007</text:p>
          </table:table-cell>
          <table:table-cell table:formula="of:=  ( ( ( BETAINV(RAND(); [.$D$2];[.$E$2]) + [.$F$2]) *[.$A11] )  ) / [.$G$2] + RAND() / [.$H$2]" office:value-type="float" office:value="0.0000000324864950295657" calcext:value-type="float">
            <text:p>3.24864950295657E-008</text:p>
          </table:table-cell>
          <table:table-cell table:formula="of:=  ( ( ( BETAINV(RAND(); [.$D$2];[.$E$2]) + [.$F$2]) *[.$A11] )  ) / [.$G$2] + RAND() / [.$H$2]" office:value-type="float" office:value="0.000000125745645302652" calcext:value-type="float">
            <text:p>1.25745645302652E-007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  ( ( ( BETAINV(RAND(); [.$D$2];[.$E$2]) + [.$F$2]) *[.$A12] )  ) / [.$G$2] + RAND() / [.$H$2]" office:value-type="float" office:value="0.0000000376883680989385" calcext:value-type="float">
            <text:p>3.76883680989385E-008</text:p>
          </table:table-cell>
          <table:table-cell table:formula="of:=  ( ( ( BETAINV(RAND(); [.$D$2];[.$E$2]) + [.$F$2]) *[.$A12] )  ) / [.$G$2] + RAND() / [.$H$2]" office:value-type="float" office:value="0.000000102516011983816" calcext:value-type="float">
            <text:p>1.02516011983816E-007</text:p>
          </table:table-cell>
          <table:table-cell table:formula="of:=  ( ( ( BETAINV(RAND(); [.$D$2];[.$E$2]) + [.$F$2]) *[.$A12] )  ) / [.$G$2] + RAND() / [.$H$2]" office:value-type="float" office:value="0.0000000756376474330743" calcext:value-type="float">
            <text:p>7.56376474330743E-008</text:p>
          </table:table-cell>
          <table:table-cell table:formula="of:=  ( ( ( BETAINV(RAND(); [.$D$2];[.$E$2]) + [.$F$2]) *[.$A12] )  ) / [.$G$2] + RAND() / [.$H$2]" office:value-type="float" office:value="0.0000000380980858207249" calcext:value-type="float">
            <text:p>3.80980858207249E-008</text:p>
          </table:table-cell>
          <table:table-cell table:formula="of:=  ( ( ( BETAINV(RAND(); [.$D$2];[.$E$2]) + [.$F$2]) *[.$A12] )  ) / [.$G$2] + RAND() / [.$H$2]" office:value-type="float" office:value="0.000000104721018914494" calcext:value-type="float">
            <text:p>1.04721018914494E-007</text:p>
          </table:table-cell>
          <table:table-cell table:formula="of:=  ( ( ( BETAINV(RAND(); [.$D$2];[.$E$2]) + [.$F$2]) *[.$A12] )  ) / [.$G$2] + RAND() / [.$H$2]" office:value-type="float" office:value="0.0000000984012667213304" calcext:value-type="float">
            <text:p>9.84012667213304E-008</text:p>
          </table:table-cell>
          <table:table-cell table:formula="of:=  ( ( ( BETAINV(RAND(); [.$D$2];[.$E$2]) + [.$F$2]) *[.$A12] )  ) / [.$G$2] + RAND() / [.$H$2]" office:value-type="float" office:value="0.000000136795982958503" calcext:value-type="float">
            <text:p>1.36795982958503E-007</text:p>
          </table:table-cell>
          <table:table-cell table:formula="of:=  ( ( ( BETAINV(RAND(); [.$D$2];[.$E$2]) + [.$F$2]) *[.$A12] )  ) / [.$G$2] + RAND() / [.$H$2]" office:value-type="float" office:value="0.0000000346583525803647" calcext:value-type="float">
            <text:p>3.46583525803647E-008</text:p>
          </table:table-cell>
          <table:table-cell table:formula="of:=  ( ( ( BETAINV(RAND(); [.$D$2];[.$E$2]) + [.$F$2]) *[.$A12] )  ) / [.$G$2] + RAND() / [.$H$2]" office:value-type="float" office:value="0.0000000983278471727412" calcext:value-type="float">
            <text:p>9.83278471727412E-008</text:p>
          </table:table-cell>
          <table:table-cell table:formula="of:=  ( ( ( BETAINV(RAND(); [.$D$2];[.$E$2]) + [.$F$2]) *[.$A12] )  ) / [.$G$2] + RAND() / [.$H$2]" office:value-type="float" office:value="0.000000101798138422826" calcext:value-type="float">
            <text:p>1.01798138422826E-007</text:p>
          </table:table-cell>
          <table:table-cell table:formula="of:=  ( ( ( BETAINV(RAND(); [.$D$2];[.$E$2]) + [.$F$2]) *[.$A12] )  ) / [.$G$2] + RAND() / [.$H$2]" office:value-type="float" office:value="0.0000000111819593086809" calcext:value-type="float">
            <text:p>1.11819593086809E-008</text:p>
          </table:table-cell>
          <table:table-cell table:formula="of:=  ( ( ( BETAINV(RAND(); [.$D$2];[.$E$2]) + [.$F$2]) *[.$A12] )  ) / [.$G$2] + RAND() / [.$H$2]" office:value-type="float" office:value="0.0000000289291952361767" calcext:value-type="float">
            <text:p>2.89291952361767E-008</text:p>
          </table:table-cell>
          <table:table-cell table:formula="of:=  ( ( ( BETAINV(RAND(); [.$D$2];[.$E$2]) + [.$F$2]) *[.$A12] )  ) / [.$G$2] + RAND() / [.$H$2]" office:value-type="float" office:value="0.000000086507018620308" calcext:value-type="float">
            <text:p>8.6507018620308E-008</text:p>
          </table:table-cell>
          <table:table-cell table:formula="of:=  ( ( ( BETAINV(RAND(); [.$D$2];[.$E$2]) + [.$F$2]) *[.$A12] )  ) / [.$G$2] + RAND() / [.$H$2]" office:value-type="float" office:value="0.0000000732179861144421" calcext:value-type="float">
            <text:p>7.32179861144421E-008</text:p>
          </table:table-cell>
          <table:table-cell table:formula="of:=  ( ( ( BETAINV(RAND(); [.$D$2];[.$E$2]) + [.$F$2]) *[.$A12] )  ) / [.$G$2] + RAND() / [.$H$2]" office:value-type="float" office:value="0.000000130652113065425" calcext:value-type="float">
            <text:p>1.30652113065425E-007</text:p>
          </table:table-cell>
          <table:table-cell table:formula="of:=  ( ( ( BETAINV(RAND(); [.$D$2];[.$E$2]) + [.$F$2]) *[.$A12] )  ) / [.$G$2] + RAND() / [.$H$2]" office:value-type="float" office:value="0.00000000714157600962382" calcext:value-type="float">
            <text:p>7.14157600962382E-009</text:p>
          </table:table-cell>
          <table:table-cell table:formula="of:=  ( ( ( BETAINV(RAND(); [.$D$2];[.$E$2]) + [.$F$2]) *[.$A12] )  ) / [.$G$2] + RAND() / [.$H$2]" office:value-type="float" office:value="0.0000000706610072425626" calcext:value-type="float">
            <text:p>7.06610072425626E-008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  ( ( ( BETAINV(RAND(); [.$D$2];[.$E$2]) + [.$F$2]) *[.$A13] )  ) / [.$G$2] + RAND() / [.$H$2]" office:value-type="float" office:value="0.000000120936487969611" calcext:value-type="float">
            <text:p>1.20936487969611E-007</text:p>
          </table:table-cell>
          <table:table-cell table:formula="of:=  ( ( ( BETAINV(RAND(); [.$D$2];[.$E$2]) + [.$F$2]) *[.$A13] )  ) / [.$G$2] + RAND() / [.$H$2]" office:value-type="float" office:value="0.000000121179710962525" calcext:value-type="float">
            <text:p>1.21179710962525E-007</text:p>
          </table:table-cell>
          <table:table-cell table:formula="of:=  ( ( ( BETAINV(RAND(); [.$D$2];[.$E$2]) + [.$F$2]) *[.$A13] )  ) / [.$G$2] + RAND() / [.$H$2]" office:value-type="float" office:value="0.0000000806476539041731" calcext:value-type="float">
            <text:p>8.06476539041731E-008</text:p>
          </table:table-cell>
          <table:table-cell table:formula="of:=  ( ( ( BETAINV(RAND(); [.$D$2];[.$E$2]) + [.$F$2]) *[.$A13] )  ) / [.$G$2] + RAND() / [.$H$2]" office:value-type="float" office:value="0.0000000657052622688079" calcext:value-type="float">
            <text:p>6.57052622688079E-008</text:p>
          </table:table-cell>
          <table:table-cell table:formula="of:=  ( ( ( BETAINV(RAND(); [.$D$2];[.$E$2]) + [.$F$2]) *[.$A13] )  ) / [.$G$2] + RAND() / [.$H$2]" office:value-type="float" office:value="0.000000058217688204096" calcext:value-type="float">
            <text:p>5.8217688204096E-008</text:p>
          </table:table-cell>
          <table:table-cell table:formula="of:=  ( ( ( BETAINV(RAND(); [.$D$2];[.$E$2]) + [.$F$2]) *[.$A13] )  ) / [.$G$2] + RAND() / [.$H$2]" office:value-type="float" office:value="0.0000000943697963733851" calcext:value-type="float">
            <text:p>9.43697963733851E-008</text:p>
          </table:table-cell>
          <table:table-cell table:formula="of:=  ( ( ( BETAINV(RAND(); [.$D$2];[.$E$2]) + [.$F$2]) *[.$A13] )  ) / [.$G$2] + RAND() / [.$H$2]" office:value-type="float" office:value="0.0000000781528542833109" calcext:value-type="float">
            <text:p>7.81528542833109E-008</text:p>
          </table:table-cell>
          <table:table-cell table:formula="of:=  ( ( ( BETAINV(RAND(); [.$D$2];[.$E$2]) + [.$F$2]) *[.$A13] )  ) / [.$G$2] + RAND() / [.$H$2]" office:value-type="float" office:value="0.00000014429554496031" calcext:value-type="float">
            <text:p>1.4429554496031E-007</text:p>
          </table:table-cell>
          <table:table-cell table:formula="of:=  ( ( ( BETAINV(RAND(); [.$D$2];[.$E$2]) + [.$F$2]) *[.$A13] )  ) / [.$G$2] + RAND() / [.$H$2]" office:value-type="float" office:value="0.000000108120063521392" calcext:value-type="float">
            <text:p>1.08120063521392E-007</text:p>
          </table:table-cell>
          <table:table-cell table:formula="of:=  ( ( ( BETAINV(RAND(); [.$D$2];[.$E$2]) + [.$F$2]) *[.$A13] )  ) / [.$G$2] + RAND() / [.$H$2]" office:value-type="float" office:value="0.0000000164855292869687" calcext:value-type="float">
            <text:p>1.64855292869687E-008</text:p>
          </table:table-cell>
          <table:table-cell table:formula="of:=  ( ( ( BETAINV(RAND(); [.$D$2];[.$E$2]) + [.$F$2]) *[.$A13] )  ) / [.$G$2] + RAND() / [.$H$2]" office:value-type="float" office:value="0.000000130285854665896" calcext:value-type="float">
            <text:p>1.30285854665896E-007</text:p>
          </table:table-cell>
          <table:table-cell table:formula="of:=  ( ( ( BETAINV(RAND(); [.$D$2];[.$E$2]) + [.$F$2]) *[.$A13] )  ) / [.$G$2] + RAND() / [.$H$2]" office:value-type="float" office:value="0.0000000405972347676208" calcext:value-type="float">
            <text:p>4.05972347676208E-008</text:p>
          </table:table-cell>
          <table:table-cell table:formula="of:=  ( ( ( BETAINV(RAND(); [.$D$2];[.$E$2]) + [.$F$2]) *[.$A13] )  ) / [.$G$2] + RAND() / [.$H$2]" office:value-type="float" office:value="0.000000085965905196002" calcext:value-type="float">
            <text:p>0.000000086</text:p>
          </table:table-cell>
          <table:table-cell table:formula="of:=  ( ( ( BETAINV(RAND(); [.$D$2];[.$E$2]) + [.$F$2]) *[.$A13] )  ) / [.$G$2] + RAND() / [.$H$2]" office:value-type="float" office:value="0.000000145561850709903" calcext:value-type="float">
            <text:p>1.45561850709903E-007</text:p>
          </table:table-cell>
          <table:table-cell table:formula="of:=  ( ( ( BETAINV(RAND(); [.$D$2];[.$E$2]) + [.$F$2]) *[.$A13] )  ) / [.$G$2] + RAND() / [.$H$2]" office:value-type="float" office:value="0.0000000969346482003598" calcext:value-type="float">
            <text:p>9.69346482003598E-008</text:p>
          </table:table-cell>
          <table:table-cell table:formula="of:=  ( ( ( BETAINV(RAND(); [.$D$2];[.$E$2]) + [.$F$2]) *[.$A13] )  ) / [.$G$2] + RAND() / [.$H$2]" office:value-type="float" office:value="0.0000001220036561684" calcext:value-type="float">
            <text:p>0.000000122</text:p>
          </table:table-cell>
          <table:table-cell table:formula="of:=  ( ( ( BETAINV(RAND(); [.$D$2];[.$E$2]) + [.$F$2]) *[.$A13] )  ) / [.$G$2] + RAND() / [.$H$2]" office:value-type="float" office:value="0.0000000494299845873521" calcext:value-type="float">
            <text:p>4.94299845873521E-008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  ( ( ( BETAINV(RAND(); [.$D$2];[.$E$2]) + [.$F$2]) *[.$A14] )  ) / [.$G$2] + RAND() / [.$H$2]" office:value-type="float" office:value="0.000000101799136131314" calcext:value-type="float">
            <text:p>1.01799136131314E-007</text:p>
          </table:table-cell>
          <table:table-cell table:formula="of:=  ( ( ( BETAINV(RAND(); [.$D$2];[.$E$2]) + [.$F$2]) *[.$A14] )  ) / [.$G$2] + RAND() / [.$H$2]" office:value-type="float" office:value="0.000000128541725590216" calcext:value-type="float">
            <text:p>1.28541725590216E-007</text:p>
          </table:table-cell>
          <table:table-cell table:formula="of:=  ( ( ( BETAINV(RAND(); [.$D$2];[.$E$2]) + [.$F$2]) *[.$A14] )  ) / [.$G$2] + RAND() / [.$H$2]" office:value-type="float" office:value="0.000000100020036294962" calcext:value-type="float">
            <text:p>0.0000001</text:p>
          </table:table-cell>
          <table:table-cell table:formula="of:=  ( ( ( BETAINV(RAND(); [.$D$2];[.$E$2]) + [.$F$2]) *[.$A14] )  ) / [.$G$2] + RAND() / [.$H$2]" office:value-type="float" office:value="0.0000000744874984064249" calcext:value-type="float">
            <text:p>7.44874984064249E-008</text:p>
          </table:table-cell>
          <table:table-cell table:formula="of:=  ( ( ( BETAINV(RAND(); [.$D$2];[.$E$2]) + [.$F$2]) *[.$A14] )  ) / [.$G$2] + RAND() / [.$H$2]" office:value-type="float" office:value="0.000000114325988535878" calcext:value-type="float">
            <text:p>1.14325988535878E-007</text:p>
          </table:table-cell>
          <table:table-cell table:formula="of:=  ( ( ( BETAINV(RAND(); [.$D$2];[.$E$2]) + [.$F$2]) *[.$A14] )  ) / [.$G$2] + RAND() / [.$H$2]" office:value-type="float" office:value="0.0000000248161728774962" calcext:value-type="float">
            <text:p>2.48161728774962E-008</text:p>
          </table:table-cell>
          <table:table-cell table:formula="of:=  ( ( ( BETAINV(RAND(); [.$D$2];[.$E$2]) + [.$F$2]) *[.$A14] )  ) / [.$G$2] + RAND() / [.$H$2]" office:value-type="float" office:value="0.000000140596555704525" calcext:value-type="float">
            <text:p>1.40596555704525E-007</text:p>
          </table:table-cell>
          <table:table-cell table:formula="of:=  ( ( ( BETAINV(RAND(); [.$D$2];[.$E$2]) + [.$F$2]) *[.$A14] )  ) / [.$G$2] + RAND() / [.$H$2]" office:value-type="float" office:value="0.000000157814126567472" calcext:value-type="float">
            <text:p>1.57814126567472E-007</text:p>
          </table:table-cell>
          <table:table-cell table:formula="of:=  ( ( ( BETAINV(RAND(); [.$D$2];[.$E$2]) + [.$F$2]) *[.$A14] )  ) / [.$G$2] + RAND() / [.$H$2]" office:value-type="float" office:value="0.000000105829506953213" calcext:value-type="float">
            <text:p>1.05829506953213E-007</text:p>
          </table:table-cell>
          <table:table-cell table:formula="of:=  ( ( ( BETAINV(RAND(); [.$D$2];[.$E$2]) + [.$F$2]) *[.$A14] )  ) / [.$G$2] + RAND() / [.$H$2]" office:value-type="float" office:value="0.0000000411260701850253" calcext:value-type="float">
            <text:p>4.11260701850253E-008</text:p>
          </table:table-cell>
          <table:table-cell table:formula="of:=  ( ( ( BETAINV(RAND(); [.$D$2];[.$E$2]) + [.$F$2]) *[.$A14] )  ) / [.$G$2] + RAND() / [.$H$2]" office:value-type="float" office:value="0.0000000284166411380467" calcext:value-type="float">
            <text:p>2.84166411380467E-008</text:p>
          </table:table-cell>
          <table:table-cell table:formula="of:=  ( ( ( BETAINV(RAND(); [.$D$2];[.$E$2]) + [.$F$2]) *[.$A14] )  ) / [.$G$2] + RAND() / [.$H$2]" office:value-type="float" office:value="0.0000000864219215224691" calcext:value-type="float">
            <text:p>8.64219215224691E-008</text:p>
          </table:table-cell>
          <table:table-cell table:formula="of:=  ( ( ( BETAINV(RAND(); [.$D$2];[.$E$2]) + [.$F$2]) *[.$A14] )  ) / [.$G$2] + RAND() / [.$H$2]" office:value-type="float" office:value="0.0000000400384780388013" calcext:value-type="float">
            <text:p>0.00000004</text:p>
          </table:table-cell>
          <table:table-cell table:formula="of:=  ( ( ( BETAINV(RAND(); [.$D$2];[.$E$2]) + [.$F$2]) *[.$A14] )  ) / [.$G$2] + RAND() / [.$H$2]" office:value-type="float" office:value="0.000000104954661258699" calcext:value-type="float">
            <text:p>0.000000105</text:p>
          </table:table-cell>
          <table:table-cell table:formula="of:=  ( ( ( BETAINV(RAND(); [.$D$2];[.$E$2]) + [.$F$2]) *[.$A14] )  ) / [.$G$2] + RAND() / [.$H$2]" office:value-type="float" office:value="0.0000000245768198275736" calcext:value-type="float">
            <text:p>2.45768198275736E-008</text:p>
          </table:table-cell>
          <table:table-cell table:formula="of:=  ( ( ( BETAINV(RAND(); [.$D$2];[.$E$2]) + [.$F$2]) *[.$A14] )  ) / [.$G$2] + RAND() / [.$H$2]" office:value-type="float" office:value="0.000000154466618782034" calcext:value-type="float">
            <text:p>1.54466618782034E-007</text:p>
          </table:table-cell>
          <table:table-cell table:formula="of:=  ( ( ( BETAINV(RAND(); [.$D$2];[.$E$2]) + [.$F$2]) *[.$A14] )  ) / [.$G$2] + RAND() / [.$H$2]" office:value-type="float" office:value="0.0000000337274354062469" calcext:value-type="float">
            <text:p>3.37274354062469E-008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  ( ( ( BETAINV(RAND(); [.$D$2];[.$E$2]) + [.$F$2]) *[.$A15] )  ) / [.$G$2] + RAND() / [.$H$2]" office:value-type="float" office:value="0.0000000543748506963044" calcext:value-type="float">
            <text:p>5.43748506963044E-008</text:p>
          </table:table-cell>
          <table:table-cell table:formula="of:=  ( ( ( BETAINV(RAND(); [.$D$2];[.$E$2]) + [.$F$2]) *[.$A15] )  ) / [.$G$2] + RAND() / [.$H$2]" office:value-type="float" office:value="0.000000175630663254882" calcext:value-type="float">
            <text:p>1.75630663254882E-007</text:p>
          </table:table-cell>
          <table:table-cell table:formula="of:=  ( ( ( BETAINV(RAND(); [.$D$2];[.$E$2]) + [.$F$2]) *[.$A15] )  ) / [.$G$2] + RAND() / [.$H$2]" office:value-type="float" office:value="0.000000155981310476425" calcext:value-type="float">
            <text:p>0.000000156</text:p>
          </table:table-cell>
          <table:table-cell table:formula="of:=  ( ( ( BETAINV(RAND(); [.$D$2];[.$E$2]) + [.$F$2]) *[.$A15] )  ) / [.$G$2] + RAND() / [.$H$2]" office:value-type="float" office:value="0.0000000825498992211271" calcext:value-type="float">
            <text:p>8.25498992211271E-008</text:p>
          </table:table-cell>
          <table:table-cell table:formula="of:=  ( ( ( BETAINV(RAND(); [.$D$2];[.$E$2]) + [.$F$2]) *[.$A15] )  ) / [.$G$2] + RAND() / [.$H$2]" office:value-type="float" office:value="0.000000159128573114333" calcext:value-type="float">
            <text:p>1.59128573114333E-007</text:p>
          </table:table-cell>
          <table:table-cell table:formula="of:=  ( ( ( BETAINV(RAND(); [.$D$2];[.$E$2]) + [.$F$2]) *[.$A15] )  ) / [.$G$2] + RAND() / [.$H$2]" office:value-type="float" office:value="0.0000000742081159095873" calcext:value-type="float">
            <text:p>7.42081159095873E-008</text:p>
          </table:table-cell>
          <table:table-cell table:formula="of:=  ( ( ( BETAINV(RAND(); [.$D$2];[.$E$2]) + [.$F$2]) *[.$A15] )  ) / [.$G$2] + RAND() / [.$H$2]" office:value-type="float" office:value="0.0000000998029914372422" calcext:value-type="float">
            <text:p>9.98029914372422E-008</text:p>
          </table:table-cell>
          <table:table-cell table:formula="of:=  ( ( ( BETAINV(RAND(); [.$D$2];[.$E$2]) + [.$F$2]) *[.$A15] )  ) / [.$G$2] + RAND() / [.$H$2]" office:value-type="float" office:value="0.000000136080720627419" calcext:value-type="float">
            <text:p>1.36080720627419E-007</text:p>
          </table:table-cell>
          <table:table-cell table:formula="of:=  ( ( ( BETAINV(RAND(); [.$D$2];[.$E$2]) + [.$F$2]) *[.$A15] )  ) / [.$G$2] + RAND() / [.$H$2]" office:value-type="float" office:value="0.000000134281668917972" calcext:value-type="float">
            <text:p>1.34281668917972E-007</text:p>
          </table:table-cell>
          <table:table-cell table:formula="of:=  ( ( ( BETAINV(RAND(); [.$D$2];[.$E$2]) + [.$F$2]) *[.$A15] )  ) / [.$G$2] + RAND() / [.$H$2]" office:value-type="float" office:value="0.0000000516034598213831" calcext:value-type="float">
            <text:p>5.16034598213831E-008</text:p>
          </table:table-cell>
          <table:table-cell table:formula="of:=  ( ( ( BETAINV(RAND(); [.$D$2];[.$E$2]) + [.$F$2]) *[.$A15] )  ) / [.$G$2] + RAND() / [.$H$2]" office:value-type="float" office:value="0.0000000360923999251065" calcext:value-type="float">
            <text:p>3.60923999251065E-008</text:p>
          </table:table-cell>
          <table:table-cell table:formula="of:=  ( ( ( BETAINV(RAND(); [.$D$2];[.$E$2]) + [.$F$2]) *[.$A15] )  ) / [.$G$2] + RAND() / [.$H$2]" office:value-type="float" office:value="0.0000000495229157669927" calcext:value-type="float">
            <text:p>4.95229157669927E-008</text:p>
          </table:table-cell>
          <table:table-cell table:formula="of:=  ( ( ( BETAINV(RAND(); [.$D$2];[.$E$2]) + [.$F$2]) *[.$A15] )  ) / [.$G$2] + RAND() / [.$H$2]" office:value-type="float" office:value="0.0000000498293512244237" calcext:value-type="float">
            <text:p>4.98293512244237E-008</text:p>
          </table:table-cell>
          <table:table-cell table:formula="of:=  ( ( ( BETAINV(RAND(); [.$D$2];[.$E$2]) + [.$F$2]) *[.$A15] )  ) / [.$G$2] + RAND() / [.$H$2]" office:value-type="float" office:value="0.000000127195539698745" calcext:value-type="float">
            <text:p>1.27195539698745E-007</text:p>
          </table:table-cell>
          <table:table-cell table:formula="of:=  ( ( ( BETAINV(RAND(); [.$D$2];[.$E$2]) + [.$F$2]) *[.$A15] )  ) / [.$G$2] + RAND() / [.$H$2]" office:value-type="float" office:value="0.000000142579790308719" calcext:value-type="float">
            <text:p>1.42579790308719E-007</text:p>
          </table:table-cell>
          <table:table-cell table:formula="of:=  ( ( ( BETAINV(RAND(); [.$D$2];[.$E$2]) + [.$F$2]) *[.$A15] )  ) / [.$G$2] + RAND() / [.$H$2]" office:value-type="float" office:value="0.000000136655350947592" calcext:value-type="float">
            <text:p>1.36655350947592E-007</text:p>
          </table:table-cell>
          <table:table-cell table:formula="of:=  ( ( ( BETAINV(RAND(); [.$D$2];[.$E$2]) + [.$F$2]) *[.$A15] )  ) / [.$G$2] + RAND() / [.$H$2]" office:value-type="float" office:value="0.000000133393531712048" calcext:value-type="float">
            <text:p>1.33393531712048E-007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  ( ( ( BETAINV(RAND(); [.$D$2];[.$E$2]) + [.$F$2]) *[.$A16] )  ) / [.$G$2] + RAND() / [.$H$2]" office:value-type="float" office:value="0.000000171606726724878" calcext:value-type="float">
            <text:p>1.71606726724878E-007</text:p>
          </table:table-cell>
          <table:table-cell table:formula="of:=  ( ( ( BETAINV(RAND(); [.$D$2];[.$E$2]) + [.$F$2]) *[.$A16] )  ) / [.$G$2] + RAND() / [.$H$2]" office:value-type="float" office:value="0.000000209640617064006" calcext:value-type="float">
            <text:p>2.09640617064006E-007</text:p>
          </table:table-cell>
          <table:table-cell table:formula="of:=  ( ( ( BETAINV(RAND(); [.$D$2];[.$E$2]) + [.$F$2]) *[.$A16] )  ) / [.$G$2] + RAND() / [.$H$2]" office:value-type="float" office:value="0.000000203432217800486" calcext:value-type="float">
            <text:p>2.03432217800486E-007</text:p>
          </table:table-cell>
          <table:table-cell table:formula="of:=  ( ( ( BETAINV(RAND(); [.$D$2];[.$E$2]) + [.$F$2]) *[.$A16] )  ) / [.$G$2] + RAND() / [.$H$2]" office:value-type="float" office:value="0.000000204665215277272" calcext:value-type="float">
            <text:p>2.04665215277272E-007</text:p>
          </table:table-cell>
          <table:table-cell table:formula="of:=  ( ( ( BETAINV(RAND(); [.$D$2];[.$E$2]) + [.$F$2]) *[.$A16] )  ) / [.$G$2] + RAND() / [.$H$2]" office:value-type="float" office:value="0.000000154394273792973" calcext:value-type="float">
            <text:p>1.54394273792973E-007</text:p>
          </table:table-cell>
          <table:table-cell table:formula="of:=  ( ( ( BETAINV(RAND(); [.$D$2];[.$E$2]) + [.$F$2]) *[.$A16] )  ) / [.$G$2] + RAND() / [.$H$2]" office:value-type="float" office:value="0.000000115022371515966" calcext:value-type="float">
            <text:p>0.000000115</text:p>
          </table:table-cell>
          <table:table-cell table:formula="of:=  ( ( ( BETAINV(RAND(); [.$D$2];[.$E$2]) + [.$F$2]) *[.$A16] )  ) / [.$G$2] + RAND() / [.$H$2]" office:value-type="float" office:value="0.000000115246037967398" calcext:value-type="float">
            <text:p>1.15246037967398E-007</text:p>
          </table:table-cell>
          <table:table-cell table:formula="of:=  ( ( ( BETAINV(RAND(); [.$D$2];[.$E$2]) + [.$F$2]) *[.$A16] )  ) / [.$G$2] + RAND() / [.$H$2]" office:value-type="float" office:value="0.0000000937564684089374" calcext:value-type="float">
            <text:p>9.37564684089374E-008</text:p>
          </table:table-cell>
          <table:table-cell table:formula="of:=  ( ( ( BETAINV(RAND(); [.$D$2];[.$E$2]) + [.$F$2]) *[.$A16] )  ) / [.$G$2] + RAND() / [.$H$2]" office:value-type="float" office:value="0.000000110008294903751" calcext:value-type="float">
            <text:p>0.00000011</text:p>
          </table:table-cell>
          <table:table-cell table:formula="of:=  ( ( ( BETAINV(RAND(); [.$D$2];[.$E$2]) + [.$F$2]) *[.$A16] )  ) / [.$G$2] + RAND() / [.$H$2]" office:value-type="float" office:value="0.000000156636443938622" calcext:value-type="float">
            <text:p>1.56636443938622E-007</text:p>
          </table:table-cell>
          <table:table-cell table:formula="of:=  ( ( ( BETAINV(RAND(); [.$D$2];[.$E$2]) + [.$F$2]) *[.$A16] )  ) / [.$G$2] + RAND() / [.$H$2]" office:value-type="float" office:value="0.000000112305531163527" calcext:value-type="float">
            <text:p>1.12305531163527E-007</text:p>
          </table:table-cell>
          <table:table-cell table:formula="of:=  ( ( ( BETAINV(RAND(); [.$D$2];[.$E$2]) + [.$F$2]) *[.$A16] )  ) / [.$G$2] + RAND() / [.$H$2]" office:value-type="float" office:value="0.000000148792134080911" calcext:value-type="float">
            <text:p>1.48792134080911E-007</text:p>
          </table:table-cell>
          <table:table-cell table:formula="of:=  ( ( ( BETAINV(RAND(); [.$D$2];[.$E$2]) + [.$F$2]) *[.$A16] )  ) / [.$G$2] + RAND() / [.$H$2]" office:value-type="float" office:value="0.000000190320675142213" calcext:value-type="float">
            <text:p>1.90320675142213E-007</text:p>
          </table:table-cell>
          <table:table-cell table:formula="of:=  ( ( ( BETAINV(RAND(); [.$D$2];[.$E$2]) + [.$F$2]) *[.$A16] )  ) / [.$G$2] + RAND() / [.$H$2]" office:value-type="float" office:value="0.0000000985717789225044" calcext:value-type="float">
            <text:p>9.85717789225044E-008</text:p>
          </table:table-cell>
          <table:table-cell table:formula="of:=  ( ( ( BETAINV(RAND(); [.$D$2];[.$E$2]) + [.$F$2]) *[.$A16] )  ) / [.$G$2] + RAND() / [.$H$2]" office:value-type="float" office:value="0.0000000876996014562447" calcext:value-type="float">
            <text:p>8.76996014562447E-008</text:p>
          </table:table-cell>
          <table:table-cell table:formula="of:=  ( ( ( BETAINV(RAND(); [.$D$2];[.$E$2]) + [.$F$2]) *[.$A16] )  ) / [.$G$2] + RAND() / [.$H$2]" office:value-type="float" office:value="0.000000121179853360087" calcext:value-type="float">
            <text:p>1.21179853360087E-007</text:p>
          </table:table-cell>
          <table:table-cell table:formula="of:=  ( ( ( BETAINV(RAND(); [.$D$2];[.$E$2]) + [.$F$2]) *[.$A16] )  ) / [.$G$2] + RAND() / [.$H$2]" office:value-type="float" office:value="0.0000000985518859074341" calcext:value-type="float">
            <text:p>9.85518859074341E-008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  ( ( ( BETAINV(RAND(); [.$D$2];[.$E$2]) + [.$F$2]) *[.$A17] )  ) / [.$G$2] + RAND() / [.$H$2]" office:value-type="float" office:value="0.000000254382914074116" calcext:value-type="float">
            <text:p>2.54382914074116E-007</text:p>
          </table:table-cell>
          <table:table-cell table:formula="of:=  ( ( ( BETAINV(RAND(); [.$D$2];[.$E$2]) + [.$F$2]) *[.$A17] )  ) / [.$G$2] + RAND() / [.$H$2]" office:value-type="float" office:value="0.000000159295302536674" calcext:value-type="float">
            <text:p>1.59295302536674E-007</text:p>
          </table:table-cell>
          <table:table-cell table:formula="of:=  ( ( ( BETAINV(RAND(); [.$D$2];[.$E$2]) + [.$F$2]) *[.$A17] )  ) / [.$G$2] + RAND() / [.$H$2]" office:value-type="float" office:value="0.000000201209039934619" calcext:value-type="float">
            <text:p>2.01209039934619E-007</text:p>
          </table:table-cell>
          <table:table-cell table:formula="of:=  ( ( ( BETAINV(RAND(); [.$D$2];[.$E$2]) + [.$F$2]) *[.$A17] )  ) / [.$G$2] + RAND() / [.$H$2]" office:value-type="float" office:value="0.000000252464018621309" calcext:value-type="float">
            <text:p>2.52464018621309E-007</text:p>
          </table:table-cell>
          <table:table-cell table:formula="of:=  ( ( ( BETAINV(RAND(); [.$D$2];[.$E$2]) + [.$F$2]) *[.$A17] )  ) / [.$G$2] + RAND() / [.$H$2]" office:value-type="float" office:value="0.000000167874621933106" calcext:value-type="float">
            <text:p>1.67874621933106E-007</text:p>
          </table:table-cell>
          <table:table-cell table:formula="of:=  ( ( ( BETAINV(RAND(); [.$D$2];[.$E$2]) + [.$F$2]) *[.$A17] )  ) / [.$G$2] + RAND() / [.$H$2]" office:value-type="float" office:value="0.000000178832801014905" calcext:value-type="float">
            <text:p>1.78832801014905E-007</text:p>
          </table:table-cell>
          <table:table-cell table:formula="of:=  ( ( ( BETAINV(RAND(); [.$D$2];[.$E$2]) + [.$F$2]) *[.$A17] )  ) / [.$G$2] + RAND() / [.$H$2]" office:value-type="float" office:value="0.000000192799216434586" calcext:value-type="float">
            <text:p>1.92799216434586E-007</text:p>
          </table:table-cell>
          <table:table-cell table:formula="of:=  ( ( ( BETAINV(RAND(); [.$D$2];[.$E$2]) + [.$F$2]) *[.$A17] )  ) / [.$G$2] + RAND() / [.$H$2]" office:value-type="float" office:value="0.000000204721699255771" calcext:value-type="float">
            <text:p>2.04721699255771E-007</text:p>
          </table:table-cell>
          <table:table-cell table:formula="of:=  ( ( ( BETAINV(RAND(); [.$D$2];[.$E$2]) + [.$F$2]) *[.$A17] )  ) / [.$G$2] + RAND() / [.$H$2]" office:value-type="float" office:value="0.000000208315973520272" calcext:value-type="float">
            <text:p>2.08315973520272E-007</text:p>
          </table:table-cell>
          <table:table-cell table:formula="of:=  ( ( ( BETAINV(RAND(); [.$D$2];[.$E$2]) + [.$F$2]) *[.$A17] )  ) / [.$G$2] + RAND() / [.$H$2]" office:value-type="float" office:value="0.000000166656132528147" calcext:value-type="float">
            <text:p>1.66656132528147E-007</text:p>
          </table:table-cell>
          <table:table-cell table:formula="of:=  ( ( ( BETAINV(RAND(); [.$D$2];[.$E$2]) + [.$F$2]) *[.$A17] )  ) / [.$G$2] + RAND() / [.$H$2]" office:value-type="float" office:value="0.000000144387633573308" calcext:value-type="float">
            <text:p>1.44387633573308E-007</text:p>
          </table:table-cell>
          <table:table-cell table:formula="of:=  ( ( ( BETAINV(RAND(); [.$D$2];[.$E$2]) + [.$F$2]) *[.$A17] )  ) / [.$G$2] + RAND() / [.$H$2]" office:value-type="float" office:value="0.000000268720580008383" calcext:value-type="float">
            <text:p>2.68720580008383E-007</text:p>
          </table:table-cell>
          <table:table-cell table:formula="of:=  ( ( ( BETAINV(RAND(); [.$D$2];[.$E$2]) + [.$F$2]) *[.$A17] )  ) / [.$G$2] + RAND() / [.$H$2]" office:value-type="float" office:value="0.00000026696205287943" calcext:value-type="float">
            <text:p>0.000000267</text:p>
          </table:table-cell>
          <table:table-cell table:formula="of:=  ( ( ( BETAINV(RAND(); [.$D$2];[.$E$2]) + [.$F$2]) *[.$A17] )  ) / [.$G$2] + RAND() / [.$H$2]" office:value-type="float" office:value="0.000000218676486289118" calcext:value-type="float">
            <text:p>2.18676486289118E-007</text:p>
          </table:table-cell>
          <table:table-cell table:formula="of:=  ( ( ( BETAINV(RAND(); [.$D$2];[.$E$2]) + [.$F$2]) *[.$A17] )  ) / [.$G$2] + RAND() / [.$H$2]" office:value-type="float" office:value="0.00000025875283891182" calcext:value-type="float">
            <text:p>2.5875283891182E-007</text:p>
          </table:table-cell>
          <table:table-cell table:formula="of:=  ( ( ( BETAINV(RAND(); [.$D$2];[.$E$2]) + [.$F$2]) *[.$A17] )  ) / [.$G$2] + RAND() / [.$H$2]" office:value-type="float" office:value="0.000000148770613551723" calcext:value-type="float">
            <text:p>1.48770613551723E-007</text:p>
          </table:table-cell>
          <table:table-cell table:formula="of:=  ( ( ( BETAINV(RAND(); [.$D$2];[.$E$2]) + [.$F$2]) *[.$A17] )  ) / [.$G$2] + RAND() / [.$H$2]" office:value-type="float" office:value="0.000000227262374805877" calcext:value-type="float">
            <text:p>2.27262374805877E-007</text:p>
          </table:table-cell>
          <table:table-cell table:number-columns-repeated="1005"/>
        </table:table-row>
        <table:table-row table:style-name="ro1">
          <table:table-cell table:formula="of:=[.A17]*2" office:value-type="float" office:value="2048" calcext:value-type="float">
            <text:p>2048</text:p>
          </table:table-cell>
          <table:table-cell/>
          <table:table-cell table:formula="of:=  ( ( ( BETAINV(RAND(); [.$D$2];[.$E$2]) + [.$F$2]) *[.$A18] )  ) / [.$G$2] + RAND() / [.$H$2]" office:value-type="float" office:value="0.000000364562006915083" calcext:value-type="float">
            <text:p>3.64562006915083E-007</text:p>
          </table:table-cell>
          <table:table-cell table:formula="of:=  ( ( ( BETAINV(RAND(); [.$D$2];[.$E$2]) + [.$F$2]) *[.$A18] )  ) / [.$G$2] + RAND() / [.$H$2]" office:value-type="float" office:value="0.000000408260005500379" calcext:value-type="float">
            <text:p>4.08260005500379E-007</text:p>
          </table:table-cell>
          <table:table-cell table:formula="of:=  ( ( ( BETAINV(RAND(); [.$D$2];[.$E$2]) + [.$F$2]) *[.$A18] )  ) / [.$G$2] + RAND() / [.$H$2]" office:value-type="float" office:value="0.000000382550070685937" calcext:value-type="float">
            <text:p>3.82550070685937E-007</text:p>
          </table:table-cell>
          <table:table-cell table:formula="of:=  ( ( ( BETAINV(RAND(); [.$D$2];[.$E$2]) + [.$F$2]) *[.$A18] )  ) / [.$G$2] + RAND() / [.$H$2]" office:value-type="float" office:value="0.000000351555967199047" calcext:value-type="float">
            <text:p>3.51555967199047E-007</text:p>
          </table:table-cell>
          <table:table-cell table:formula="of:=  ( ( ( BETAINV(RAND(); [.$D$2];[.$E$2]) + [.$F$2]) *[.$A18] )  ) / [.$G$2] + RAND() / [.$H$2]" office:value-type="float" office:value="0.000000407389396115878" calcext:value-type="float">
            <text:p>4.07389396115878E-007</text:p>
          </table:table-cell>
          <table:table-cell table:formula="of:=  ( ( ( BETAINV(RAND(); [.$D$2];[.$E$2]) + [.$F$2]) *[.$A18] )  ) / [.$G$2] + RAND() / [.$H$2]" office:value-type="float" office:value="0.000000406256225383364" calcext:value-type="float">
            <text:p>4.06256225383364E-007</text:p>
          </table:table-cell>
          <table:table-cell table:formula="of:=  ( ( ( BETAINV(RAND(); [.$D$2];[.$E$2]) + [.$F$2]) *[.$A18] )  ) / [.$G$2] + RAND() / [.$H$2]" office:value-type="float" office:value="0.000000396057322690059" calcext:value-type="float">
            <text:p>3.96057322690059E-007</text:p>
          </table:table-cell>
          <table:table-cell table:formula="of:=  ( ( ( BETAINV(RAND(); [.$D$2];[.$E$2]) + [.$F$2]) *[.$A18] )  ) / [.$G$2] + RAND() / [.$H$2]" office:value-type="float" office:value="0.000000355470980900596" calcext:value-type="float">
            <text:p>3.55470980900596E-007</text:p>
          </table:table-cell>
          <table:table-cell table:formula="of:=  ( ( ( BETAINV(RAND(); [.$D$2];[.$E$2]) + [.$F$2]) *[.$A18] )  ) / [.$G$2] + RAND() / [.$H$2]" office:value-type="float" office:value="0.000000318036091757763" calcext:value-type="float">
            <text:p>0.000000318</text:p>
          </table:table-cell>
          <table:table-cell table:formula="of:=  ( ( ( BETAINV(RAND(); [.$D$2];[.$E$2]) + [.$F$2]) *[.$A18] )  ) / [.$G$2] + RAND() / [.$H$2]" office:value-type="float" office:value="0.000000299980374632469" calcext:value-type="float">
            <text:p>0.0000003</text:p>
          </table:table-cell>
          <table:table-cell table:formula="of:=  ( ( ( BETAINV(RAND(); [.$D$2];[.$E$2]) + [.$F$2]) *[.$A18] )  ) / [.$G$2] + RAND() / [.$H$2]" office:value-type="float" office:value="0.000000398465931072485" calcext:value-type="float">
            <text:p>3.98465931072485E-007</text:p>
          </table:table-cell>
          <table:table-cell table:formula="of:=  ( ( ( BETAINV(RAND(); [.$D$2];[.$E$2]) + [.$F$2]) *[.$A18] )  ) / [.$G$2] + RAND() / [.$H$2]" office:value-type="float" office:value="0.000000358904045385196" calcext:value-type="float">
            <text:p>3.58904045385196E-007</text:p>
          </table:table-cell>
          <table:table-cell table:formula="of:=  ( ( ( BETAINV(RAND(); [.$D$2];[.$E$2]) + [.$F$2]) *[.$A18] )  ) / [.$G$2] + RAND() / [.$H$2]" office:value-type="float" office:value="0.000000405661980756811" calcext:value-type="float">
            <text:p>4.05661980756811E-007</text:p>
          </table:table-cell>
          <table:table-cell table:formula="of:=  ( ( ( BETAINV(RAND(); [.$D$2];[.$E$2]) + [.$F$2]) *[.$A18] )  ) / [.$G$2] + RAND() / [.$H$2]" office:value-type="float" office:value="0.000000422584905985176" calcext:value-type="float">
            <text:p>4.22584905985176E-007</text:p>
          </table:table-cell>
          <table:table-cell table:formula="of:=  ( ( ( BETAINV(RAND(); [.$D$2];[.$E$2]) + [.$F$2]) *[.$A18] )  ) / [.$G$2] + RAND() / [.$H$2]" office:value-type="float" office:value="0.000000354604322113363" calcext:value-type="float">
            <text:p>3.54604322113363E-007</text:p>
          </table:table-cell>
          <table:table-cell table:formula="of:=  ( ( ( BETAINV(RAND(); [.$D$2];[.$E$2]) + [.$F$2]) *[.$A18] )  ) / [.$G$2] + RAND() / [.$H$2]" office:value-type="float" office:value="0.00000035124055848042" calcext:value-type="float">
            <text:p>3.5124055848042E-007</text:p>
          </table:table-cell>
          <table:table-cell table:formula="of:=  ( ( ( BETAINV(RAND(); [.$D$2];[.$E$2]) + [.$F$2]) *[.$A18] )  ) / [.$G$2] + RAND() / [.$H$2]" office:value-type="float" office:value="0.000000341343228758009" calcext:value-type="float">
            <text:p>3.41343228758009E-007</text:p>
          </table:table-cell>
          <table:table-cell table:number-columns-repeated="1005"/>
        </table:table-row>
        <table:table-row table:style-name="ro1">
          <table:table-cell table:formula="of:=[.A18]*2" office:value-type="float" office:value="4096" calcext:value-type="float">
            <text:p>4096</text:p>
          </table:table-cell>
          <table:table-cell/>
          <table:table-cell table:formula="of:=  ( ( ( BETAINV(RAND(); [.$D$2];[.$E$2]) + [.$F$2]) *[.$A19] )  ) / [.$G$2] + RAND() / [.$H$2]" office:value-type="float" office:value="0.000000663888523169494" calcext:value-type="float">
            <text:p>6.63888523169494E-007</text:p>
          </table:table-cell>
          <table:table-cell table:formula="of:=  ( ( ( BETAINV(RAND(); [.$D$2];[.$E$2]) + [.$F$2]) *[.$A19] )  ) / [.$G$2] + RAND() / [.$H$2]" office:value-type="float" office:value="0.00000064858679092354" calcext:value-type="float">
            <text:p>6.4858679092354E-007</text:p>
          </table:table-cell>
          <table:table-cell table:formula="of:=  ( ( ( BETAINV(RAND(); [.$D$2];[.$E$2]) + [.$F$2]) *[.$A19] )  ) / [.$G$2] + RAND() / [.$H$2]" office:value-type="float" office:value="0.000000694147144554572" calcext:value-type="float">
            <text:p>6.94147144554572E-007</text:p>
          </table:table-cell>
          <table:table-cell table:formula="of:=  ( ( ( BETAINV(RAND(); [.$D$2];[.$E$2]) + [.$F$2]) *[.$A19] )  ) / [.$G$2] + RAND() / [.$H$2]" office:value-type="float" office:value="0.000000692422325468817" calcext:value-type="float">
            <text:p>6.92422325468817E-007</text:p>
          </table:table-cell>
          <table:table-cell table:formula="of:=  ( ( ( BETAINV(RAND(); [.$D$2];[.$E$2]) + [.$F$2]) *[.$A19] )  ) / [.$G$2] + RAND() / [.$H$2]" office:value-type="float" office:value="0.000000624887186734127" calcext:value-type="float">
            <text:p>6.24887186734127E-007</text:p>
          </table:table-cell>
          <table:table-cell table:formula="of:=  ( ( ( BETAINV(RAND(); [.$D$2];[.$E$2]) + [.$F$2]) *[.$A19] )  ) / [.$G$2] + RAND() / [.$H$2]" office:value-type="float" office:value="0.000000711060425714347" calcext:value-type="float">
            <text:p>7.11060425714347E-007</text:p>
          </table:table-cell>
          <table:table-cell table:formula="of:=  ( ( ( BETAINV(RAND(); [.$D$2];[.$E$2]) + [.$F$2]) *[.$A19] )  ) / [.$G$2] + RAND() / [.$H$2]" office:value-type="float" office:value="0.000000588525226848782" calcext:value-type="float">
            <text:p>5.88525226848782E-007</text:p>
          </table:table-cell>
          <table:table-cell table:formula="of:=  ( ( ( BETAINV(RAND(); [.$D$2];[.$E$2]) + [.$F$2]) *[.$A19] )  ) / [.$G$2] + RAND() / [.$H$2]" office:value-type="float" office:value="0.000000570236967674771" calcext:value-type="float">
            <text:p>5.70236967674771E-007</text:p>
          </table:table-cell>
          <table:table-cell table:formula="of:=  ( ( ( BETAINV(RAND(); [.$D$2];[.$E$2]) + [.$F$2]) *[.$A19] )  ) / [.$G$2] + RAND() / [.$H$2]" office:value-type="float" office:value="0.000000620124591515308" calcext:value-type="float">
            <text:p>6.20124591515308E-007</text:p>
          </table:table-cell>
          <table:table-cell table:formula="of:=  ( ( ( BETAINV(RAND(); [.$D$2];[.$E$2]) + [.$F$2]) *[.$A19] )  ) / [.$G$2] + RAND() / [.$H$2]" office:value-type="float" office:value="0.000000587497159281262" calcext:value-type="float">
            <text:p>5.87497159281262E-007</text:p>
          </table:table-cell>
          <table:table-cell table:formula="of:=  ( ( ( BETAINV(RAND(); [.$D$2];[.$E$2]) + [.$F$2]) *[.$A19] )  ) / [.$G$2] + RAND() / [.$H$2]" office:value-type="float" office:value="0.000000624798722028653" calcext:value-type="float">
            <text:p>6.24798722028653E-007</text:p>
          </table:table-cell>
          <table:table-cell table:formula="of:=  ( ( ( BETAINV(RAND(); [.$D$2];[.$E$2]) + [.$F$2]) *[.$A19] )  ) / [.$G$2] + RAND() / [.$H$2]" office:value-type="float" office:value="0.00000057147731980171" calcext:value-type="float">
            <text:p>5.7147731980171E-007</text:p>
          </table:table-cell>
          <table:table-cell table:formula="of:=  ( ( ( BETAINV(RAND(); [.$D$2];[.$E$2]) + [.$F$2]) *[.$A19] )  ) / [.$G$2] + RAND() / [.$H$2]" office:value-type="float" office:value="0.000000656942941423361" calcext:value-type="float">
            <text:p>6.56942941423361E-007</text:p>
          </table:table-cell>
          <table:table-cell table:formula="of:=  ( ( ( BETAINV(RAND(); [.$D$2];[.$E$2]) + [.$F$2]) *[.$A19] )  ) / [.$G$2] + RAND() / [.$H$2]" office:value-type="float" office:value="0.000000630952658317989" calcext:value-type="float">
            <text:p>0.000000631</text:p>
          </table:table-cell>
          <table:table-cell table:formula="of:=  ( ( ( BETAINV(RAND(); [.$D$2];[.$E$2]) + [.$F$2]) *[.$A19] )  ) / [.$G$2] + RAND() / [.$H$2]" office:value-type="float" office:value="0.000000681916513955652" calcext:value-type="float">
            <text:p>6.81916513955652E-007</text:p>
          </table:table-cell>
          <table:table-cell table:formula="of:=  ( ( ( BETAINV(RAND(); [.$D$2];[.$E$2]) + [.$F$2]) *[.$A19] )  ) / [.$G$2] + RAND() / [.$H$2]" office:value-type="float" office:value="0.000000649631550993099" calcext:value-type="float">
            <text:p>6.49631550993099E-007</text:p>
          </table:table-cell>
          <table:table-cell table:formula="of:=  ( ( ( BETAINV(RAND(); [.$D$2];[.$E$2]) + [.$F$2]) *[.$A19] )  ) / [.$G$2] + RAND() / [.$H$2]" office:value-type="float" office:value="0.000000600002396751447" calcext:value-type="float">
            <text:p>0.0000006</text:p>
          </table:table-cell>
          <table:table-cell table:number-columns-repeated="1005"/>
        </table:table-row>
        <table:table-row table:style-name="ro1">
          <table:table-cell table:formula="of:=[.A19]*2" office:value-type="float" office:value="8192" calcext:value-type="float">
            <text:p>8192</text:p>
          </table:table-cell>
          <table:table-cell/>
          <table:table-cell table:formula="of:=  ( ( ( BETAINV(RAND(); [.$D$2];[.$E$2]) + [.$F$2]) *[.$A20] )  ) / [.$G$2] + RAND() / [.$H$2]" office:value-type="float" office:value="0.00000115707380021712" calcext:value-type="float">
            <text:p>1.15707380021712E-006</text:p>
          </table:table-cell>
          <table:table-cell table:formula="of:=  ( ( ( BETAINV(RAND(); [.$D$2];[.$E$2]) + [.$F$2]) *[.$A20] )  ) / [.$G$2] + RAND() / [.$H$2]" office:value-type="float" office:value="0.00000120370391583697" calcext:value-type="float">
            <text:p>1.20370391583697E-006</text:p>
          </table:table-cell>
          <table:table-cell table:formula="of:=  ( ( ( BETAINV(RAND(); [.$D$2];[.$E$2]) + [.$F$2]) *[.$A20] )  ) / [.$G$2] + RAND() / [.$H$2]" office:value-type="float" office:value="0.0000012387611853415" calcext:value-type="float">
            <text:p>1.2387611853415E-006</text:p>
          </table:table-cell>
          <table:table-cell table:formula="of:=  ( ( ( BETAINV(RAND(); [.$D$2];[.$E$2]) + [.$F$2]) *[.$A20] )  ) / [.$G$2] + RAND() / [.$H$2]" office:value-type="float" office:value="0.00000116836050495885" calcext:value-type="float">
            <text:p>1.16836050495885E-006</text:p>
          </table:table-cell>
          <table:table-cell table:formula="of:=  ( ( ( BETAINV(RAND(); [.$D$2];[.$E$2]) + [.$F$2]) *[.$A20] )  ) / [.$G$2] + RAND() / [.$H$2]" office:value-type="float" office:value="0.0000011973805731052" calcext:value-type="float">
            <text:p>1.1973805731052E-006</text:p>
          </table:table-cell>
          <table:table-cell table:formula="of:=  ( ( ( BETAINV(RAND(); [.$D$2];[.$E$2]) + [.$F$2]) *[.$A20] )  ) / [.$G$2] + RAND() / [.$H$2]" office:value-type="float" office:value="0.00000113845408464552" calcext:value-type="float">
            <text:p>1.13845408464552E-006</text:p>
          </table:table-cell>
          <table:table-cell table:formula="of:=  ( ( ( BETAINV(RAND(); [.$D$2];[.$E$2]) + [.$F$2]) *[.$A20] )  ) / [.$G$2] + RAND() / [.$H$2]" office:value-type="float" office:value="0.00000125730137618627" calcext:value-type="float">
            <text:p>1.25730137618627E-006</text:p>
          </table:table-cell>
          <table:table-cell table:formula="of:=  ( ( ( BETAINV(RAND(); [.$D$2];[.$E$2]) + [.$F$2]) *[.$A20] )  ) / [.$G$2] + RAND() / [.$H$2]" office:value-type="float" office:value="0.00000116444137777042" calcext:value-type="float">
            <text:p>1.16444137777042E-006</text:p>
          </table:table-cell>
          <table:table-cell table:formula="of:=  ( ( ( BETAINV(RAND(); [.$D$2];[.$E$2]) + [.$F$2]) *[.$A20] )  ) / [.$G$2] + RAND() / [.$H$2]" office:value-type="float" office:value="0.00000119263252019974" calcext:value-type="float">
            <text:p>1.19263252019974E-006</text:p>
          </table:table-cell>
          <table:table-cell table:formula="of:=  ( ( ( BETAINV(RAND(); [.$D$2];[.$E$2]) + [.$F$2]) *[.$A20] )  ) / [.$G$2] + RAND() / [.$H$2]" office:value-type="float" office:value="0.00000115118039424857" calcext:value-type="float">
            <text:p>1.15118039424857E-006</text:p>
          </table:table-cell>
          <table:table-cell table:formula="of:=  ( ( ( BETAINV(RAND(); [.$D$2];[.$E$2]) + [.$F$2]) *[.$A20] )  ) / [.$G$2] + RAND() / [.$H$2]" office:value-type="float" office:value="0.00000123338121016021" calcext:value-type="float">
            <text:p>1.23338121016021E-006</text:p>
          </table:table-cell>
          <table:table-cell table:formula="of:=  ( ( ( BETAINV(RAND(); [.$D$2];[.$E$2]) + [.$F$2]) *[.$A20] )  ) / [.$G$2] + RAND() / [.$H$2]" office:value-type="float" office:value="0.00000124778175383018" calcext:value-type="float">
            <text:p>1.24778175383018E-006</text:p>
          </table:table-cell>
          <table:table-cell table:formula="of:=  ( ( ( BETAINV(RAND(); [.$D$2];[.$E$2]) + [.$F$2]) *[.$A20] )  ) / [.$G$2] + RAND() / [.$H$2]" office:value-type="float" office:value="0.00000124969169250533" calcext:value-type="float">
            <text:p>1.24969169250533E-006</text:p>
          </table:table-cell>
          <table:table-cell table:formula="of:=  ( ( ( BETAINV(RAND(); [.$D$2];[.$E$2]) + [.$F$2]) *[.$A20] )  ) / [.$G$2] + RAND() / [.$H$2]" office:value-type="float" office:value="0.00000127164141434887" calcext:value-type="float">
            <text:p>1.27164141434887E-006</text:p>
          </table:table-cell>
          <table:table-cell table:formula="of:=  ( ( ( BETAINV(RAND(); [.$D$2];[.$E$2]) + [.$F$2]) *[.$A20] )  ) / [.$G$2] + RAND() / [.$H$2]" office:value-type="float" office:value="0.00000125905360222455" calcext:value-type="float">
            <text:p>1.25905360222455E-006</text:p>
          </table:table-cell>
          <table:table-cell table:formula="of:=  ( ( ( BETAINV(RAND(); [.$D$2];[.$E$2]) + [.$F$2]) *[.$A20] )  ) / [.$G$2] + RAND() / [.$H$2]" office:value-type="float" office:value="0.00000124042035409269" calcext:value-type="float">
            <text:p>1.24042035409269E-006</text:p>
          </table:table-cell>
          <table:table-cell table:formula="of:=  ( ( ( BETAINV(RAND(); [.$D$2];[.$E$2]) + [.$F$2]) *[.$A20] )  ) / [.$G$2] + RAND() / [.$H$2]" office:value-type="float" office:value="0.00000118927774636049" calcext:value-type="float">
            <text:p>1.18927774636049E-006</text:p>
          </table:table-cell>
          <table:table-cell table:number-columns-repeated="1005"/>
        </table:table-row>
        <table:table-row table:style-name="ro1">
          <table:table-cell table:formula="of:=[.A20]*2" office:value-type="float" office:value="16384" calcext:value-type="float">
            <text:p>16384</text:p>
          </table:table-cell>
          <table:table-cell/>
          <table:table-cell table:formula="of:=  ( ( ( BETAINV(RAND(); [.$D$2];[.$E$2]) + [.$F$2]) *[.$A21] )  ) / [.$G$2] + RAND() / [.$H$2]" office:value-type="float" office:value="0.00000230599781872477" calcext:value-type="float">
            <text:p>0.000002306</text:p>
          </table:table-cell>
          <table:table-cell table:formula="of:=  ( ( ( BETAINV(RAND(); [.$D$2];[.$E$2]) + [.$F$2]) *[.$A21] )  ) / [.$G$2] + RAND() / [.$H$2]" office:value-type="float" office:value="0.00000238880243648766" calcext:value-type="float">
            <text:p>2.38880243648766E-006</text:p>
          </table:table-cell>
          <table:table-cell table:formula="of:=  ( ( ( BETAINV(RAND(); [.$D$2];[.$E$2]) + [.$F$2]) *[.$A21] )  ) / [.$G$2] + RAND() / [.$H$2]" office:value-type="float" office:value="0.00000239797303186959" calcext:value-type="float">
            <text:p>0.000002398</text:p>
          </table:table-cell>
          <table:table-cell table:formula="of:=  ( ( ( BETAINV(RAND(); [.$D$2];[.$E$2]) + [.$F$2]) *[.$A21] )  ) / [.$G$2] + RAND() / [.$H$2]" office:value-type="float" office:value="0.00000229872248928139" calcext:value-type="float">
            <text:p>2.29872248928139E-006</text:p>
          </table:table-cell>
          <table:table-cell table:formula="of:=  ( ( ( BETAINV(RAND(); [.$D$2];[.$E$2]) + [.$F$2]) *[.$A21] )  ) / [.$G$2] + RAND() / [.$H$2]" office:value-type="float" office:value="0.00000228755142955601" calcext:value-type="float">
            <text:p>2.28755142955601E-006</text:p>
          </table:table-cell>
          <table:table-cell table:formula="of:=  ( ( ( BETAINV(RAND(); [.$D$2];[.$E$2]) + [.$F$2]) *[.$A21] )  ) / [.$G$2] + RAND() / [.$H$2]" office:value-type="float" office:value="0.00000236799392942363" calcext:value-type="float">
            <text:p>0.000002368</text:p>
          </table:table-cell>
          <table:table-cell table:formula="of:=  ( ( ( BETAINV(RAND(); [.$D$2];[.$E$2]) + [.$F$2]) *[.$A21] )  ) / [.$G$2] + RAND() / [.$H$2]" office:value-type="float" office:value="0.00000231464659619288" calcext:value-type="float">
            <text:p>2.31464659619288E-006</text:p>
          </table:table-cell>
          <table:table-cell table:formula="of:=  ( ( ( BETAINV(RAND(); [.$D$2];[.$E$2]) + [.$F$2]) *[.$A21] )  ) / [.$G$2] + RAND() / [.$H$2]" office:value-type="float" office:value="0.00000242650520923032" calcext:value-type="float">
            <text:p>2.42650520923032E-006</text:p>
          </table:table-cell>
          <table:table-cell table:formula="of:=  ( ( ( BETAINV(RAND(); [.$D$2];[.$E$2]) + [.$F$2]) *[.$A21] )  ) / [.$G$2] + RAND() / [.$H$2]" office:value-type="float" office:value="0.0000023204729901609" calcext:value-type="float">
            <text:p>2.3204729901609E-006</text:p>
          </table:table-cell>
          <table:table-cell table:formula="of:=  ( ( ( BETAINV(RAND(); [.$D$2];[.$E$2]) + [.$F$2]) *[.$A21] )  ) / [.$G$2] + RAND() / [.$H$2]" office:value-type="float" office:value="0.00000235398250848041" calcext:value-type="float">
            <text:p>0.000002354</text:p>
          </table:table-cell>
          <table:table-cell table:formula="of:=  ( ( ( BETAINV(RAND(); [.$D$2];[.$E$2]) + [.$F$2]) *[.$A21] )  ) / [.$G$2] + RAND() / [.$H$2]" office:value-type="float" office:value="0.0000022913808931045" calcext:value-type="float">
            <text:p>2.2913808931045E-006</text:p>
          </table:table-cell>
          <table:table-cell table:formula="of:=  ( ( ( BETAINV(RAND(); [.$D$2];[.$E$2]) + [.$F$2]) *[.$A21] )  ) / [.$G$2] + RAND() / [.$H$2]" office:value-type="float" office:value="0.00000234521750785056" calcext:value-type="float">
            <text:p>2.34521750785056E-006</text:p>
          </table:table-cell>
          <table:table-cell table:formula="of:=  ( ( ( BETAINV(RAND(); [.$D$2];[.$E$2]) + [.$F$2]) *[.$A21] )  ) / [.$G$2] + RAND() / [.$H$2]" office:value-type="float" office:value="0.00000228384223845669" calcext:value-type="float">
            <text:p>2.28384223845669E-006</text:p>
          </table:table-cell>
          <table:table-cell table:formula="of:=  ( ( ( BETAINV(RAND(); [.$D$2];[.$E$2]) + [.$F$2]) *[.$A21] )  ) / [.$G$2] + RAND() / [.$H$2]" office:value-type="float" office:value="0.00000227383806921357" calcext:value-type="float">
            <text:p>2.27383806921357E-006</text:p>
          </table:table-cell>
          <table:table-cell table:formula="of:=  ( ( ( BETAINV(RAND(); [.$D$2];[.$E$2]) + [.$F$2]) *[.$A21] )  ) / [.$G$2] + RAND() / [.$H$2]" office:value-type="float" office:value="0.00000235422348893189" calcext:value-type="float">
            <text:p>2.35422348893189E-006</text:p>
          </table:table-cell>
          <table:table-cell table:formula="of:=  ( ( ( BETAINV(RAND(); [.$D$2];[.$E$2]) + [.$F$2]) *[.$A21] )  ) / [.$G$2] + RAND() / [.$H$2]" office:value-type="float" office:value="0.00000237905710072384" calcext:value-type="float">
            <text:p>2.37905710072384E-006</text:p>
          </table:table-cell>
          <table:table-cell table:formula="of:=  ( ( ( BETAINV(RAND(); [.$D$2];[.$E$2]) + [.$F$2]) *[.$A21] )  ) / [.$G$2] + RAND() / [.$H$2]" office:value-type="float" office:value="0.00000230729359324275" calcext:value-type="float">
            <text:p>2.30729359324275E-006</text:p>
          </table:table-cell>
          <table:table-cell table:number-columns-repeated="1005"/>
        </table:table-row>
        <table:table-row table:style-name="ro1">
          <table:table-cell table:formula="of:=[.A21]*2" office:value-type="float" office:value="32768" calcext:value-type="float">
            <text:p>32768</text:p>
          </table:table-cell>
          <table:table-cell/>
          <table:table-cell table:formula="of:=  ( ( ( BETAINV(RAND(); [.$D$2];[.$E$2]) + [.$F$2]) *[.$A22] )  ) / [.$G$2] + RAND() / [.$H$2]" office:value-type="float" office:value="0.00000456514840369765" calcext:value-type="float">
            <text:p>4.56514840369765E-006</text:p>
          </table:table-cell>
          <table:table-cell table:formula="of:=  ( ( ( BETAINV(RAND(); [.$D$2];[.$E$2]) + [.$F$2]) *[.$A22] )  ) / [.$G$2] + RAND() / [.$H$2]" office:value-type="float" office:value="0.00000459794869633859" calcext:value-type="float">
            <text:p>4.59794869633859E-006</text:p>
          </table:table-cell>
          <table:table-cell table:formula="of:=  ( ( ( BETAINV(RAND(); [.$D$2];[.$E$2]) + [.$F$2]) *[.$A22] )  ) / [.$G$2] + RAND() / [.$H$2]" office:value-type="float" office:value="0.00000463595970349398" calcext:value-type="float">
            <text:p>0.000004636</text:p>
          </table:table-cell>
          <table:table-cell table:formula="of:=  ( ( ( BETAINV(RAND(); [.$D$2];[.$E$2]) + [.$F$2]) *[.$A22] )  ) / [.$G$2] + RAND() / [.$H$2]" office:value-type="float" office:value="0.00000458480625025279" calcext:value-type="float">
            <text:p>4.58480625025279E-006</text:p>
          </table:table-cell>
          <table:table-cell table:formula="of:=  ( ( ( BETAINV(RAND(); [.$D$2];[.$E$2]) + [.$F$2]) *[.$A22] )  ) / [.$G$2] + RAND() / [.$H$2]" office:value-type="float" office:value="0.00000457116360831582" calcext:value-type="float">
            <text:p>4.57116360831582E-006</text:p>
          </table:table-cell>
          <table:table-cell table:formula="of:=  ( ( ( BETAINV(RAND(); [.$D$2];[.$E$2]) + [.$F$2]) *[.$A22] )  ) / [.$G$2] + RAND() / [.$H$2]" office:value-type="float" office:value="0.00000455522262604373" calcext:value-type="float">
            <text:p>4.55522262604373E-006</text:p>
          </table:table-cell>
          <table:table-cell table:formula="of:=  ( ( ( BETAINV(RAND(); [.$D$2];[.$E$2]) + [.$F$2]) *[.$A22] )  ) / [.$G$2] + RAND() / [.$H$2]" office:value-type="float" office:value="0.00000457174152588041" calcext:value-type="float">
            <text:p>4.57174152588041E-006</text:p>
          </table:table-cell>
          <table:table-cell table:formula="of:=  ( ( ( BETAINV(RAND(); [.$D$2];[.$E$2]) + [.$F$2]) *[.$A22] )  ) / [.$G$2] + RAND() / [.$H$2]" office:value-type="float" office:value="0.00000460240614647485" calcext:value-type="float">
            <text:p>4.60240614647485E-006</text:p>
          </table:table-cell>
          <table:table-cell table:formula="of:=  ( ( ( BETAINV(RAND(); [.$D$2];[.$E$2]) + [.$F$2]) *[.$A22] )  ) / [.$G$2] + RAND() / [.$H$2]" office:value-type="float" office:value="0.00000459878491578759" calcext:value-type="float">
            <text:p>4.59878491578759E-006</text:p>
          </table:table-cell>
          <table:table-cell table:formula="of:=  ( ( ( BETAINV(RAND(); [.$D$2];[.$E$2]) + [.$F$2]) *[.$A22] )  ) / [.$G$2] + RAND() / [.$H$2]" office:value-type="float" office:value="0.000004668704333821" calcext:value-type="float">
            <text:p>4.668704333821E-006</text:p>
          </table:table-cell>
          <table:table-cell table:formula="of:=  ( ( ( BETAINV(RAND(); [.$D$2];[.$E$2]) + [.$F$2]) *[.$A22] )  ) / [.$G$2] + RAND() / [.$H$2]" office:value-type="float" office:value="0.00000451505856699173" calcext:value-type="float">
            <text:p>4.51505856699173E-006</text:p>
          </table:table-cell>
          <table:table-cell table:formula="of:=  ( ( ( BETAINV(RAND(); [.$D$2];[.$E$2]) + [.$F$2]) *[.$A22] )  ) / [.$G$2] + RAND() / [.$H$2]" office:value-type="float" office:value="0.00000452544272095286" calcext:value-type="float">
            <text:p>4.52544272095286E-006</text:p>
          </table:table-cell>
          <table:table-cell table:formula="of:=  ( ( ( BETAINV(RAND(); [.$D$2];[.$E$2]) + [.$F$2]) *[.$A22] )  ) / [.$G$2] + RAND() / [.$H$2]" office:value-type="float" office:value="0.00000482514896132014" calcext:value-type="float">
            <text:p>4.82514896132014E-006</text:p>
          </table:table-cell>
          <table:table-cell table:formula="of:=  ( ( ( BETAINV(RAND(); [.$D$2];[.$E$2]) + [.$F$2]) *[.$A22] )  ) / [.$G$2] + RAND() / [.$H$2]" office:value-type="float" office:value="0.00000458725449186435" calcext:value-type="float">
            <text:p>4.58725449186435E-006</text:p>
          </table:table-cell>
          <table:table-cell table:formula="of:=  ( ( ( BETAINV(RAND(); [.$D$2];[.$E$2]) + [.$F$2]) *[.$A22] )  ) / [.$G$2] + RAND() / [.$H$2]" office:value-type="float" office:value="0.00000463193564980826" calcext:value-type="float">
            <text:p>4.63193564980826E-006</text:p>
          </table:table-cell>
          <table:table-cell table:formula="of:=  ( ( ( BETAINV(RAND(); [.$D$2];[.$E$2]) + [.$F$2]) *[.$A22] )  ) / [.$G$2] + RAND() / [.$H$2]" office:value-type="float" office:value="0.00000461984832962523" calcext:value-type="float">
            <text:p>4.61984832962523E-006</text:p>
          </table:table-cell>
          <table:table-cell table:formula="of:=  ( ( ( BETAINV(RAND(); [.$D$2];[.$E$2]) + [.$F$2]) *[.$A22] )  ) / [.$G$2] + RAND() / [.$H$2]" office:value-type="float" office:value="0.00000457673301584718" calcext:value-type="float">
            <text:p>4.57673301584718E-006</text:p>
          </table:table-cell>
          <table:table-cell table:number-columns-repeated="1005"/>
        </table:table-row>
        <table:table-row table:style-name="ro1">
          <table:table-cell table:formula="of:=[.A22]*2" office:value-type="float" office:value="65536" calcext:value-type="float">
            <text:p>65536</text:p>
          </table:table-cell>
          <table:table-cell/>
          <table:table-cell table:formula="of:=  ( ( ( BETAINV(RAND(); [.$D$2];[.$E$2]) + [.$F$2]) *[.$A23] )  ) / [.$G$2] + RAND() / [.$H$2]" office:value-type="float" office:value="0.00000922478943709225" calcext:value-type="float">
            <text:p>9.22478943709225E-006</text:p>
          </table:table-cell>
          <table:table-cell table:formula="of:=  ( ( ( BETAINV(RAND(); [.$D$2];[.$E$2]) + [.$F$2]) *[.$A23] )  ) / [.$G$2] + RAND() / [.$H$2]" office:value-type="float" office:value="0.00000915417175409974" calcext:value-type="float">
            <text:p>9.15417175409974E-006</text:p>
          </table:table-cell>
          <table:table-cell table:formula="of:=  ( ( ( BETAINV(RAND(); [.$D$2];[.$E$2]) + [.$F$2]) *[.$A23] )  ) / [.$G$2] + RAND() / [.$H$2]" office:value-type="float" office:value="0.00000909473587231017" calcext:value-type="float">
            <text:p>9.09473587231017E-006</text:p>
          </table:table-cell>
          <table:table-cell table:formula="of:=  ( ( ( BETAINV(RAND(); [.$D$2];[.$E$2]) + [.$F$2]) *[.$A23] )  ) / [.$G$2] + RAND() / [.$H$2]" office:value-type="float" office:value="0.00000939358416338154" calcext:value-type="float">
            <text:p>9.39358416338154E-006</text:p>
          </table:table-cell>
          <table:table-cell table:formula="of:=  ( ( ( BETAINV(RAND(); [.$D$2];[.$E$2]) + [.$F$2]) *[.$A23] )  ) / [.$G$2] + RAND() / [.$H$2]" office:value-type="float" office:value="0.00000919188248950895" calcext:value-type="float">
            <text:p>9.19188248950895E-006</text:p>
          </table:table-cell>
          <table:table-cell table:formula="of:=  ( ( ( BETAINV(RAND(); [.$D$2];[.$E$2]) + [.$F$2]) *[.$A23] )  ) / [.$G$2] + RAND() / [.$H$2]" office:value-type="float" office:value="0.00000920707666026354" calcext:value-type="float">
            <text:p>9.20707666026354E-006</text:p>
          </table:table-cell>
          <table:table-cell table:formula="of:=  ( ( ( BETAINV(RAND(); [.$D$2];[.$E$2]) + [.$F$2]) *[.$A23] )  ) / [.$G$2] + RAND() / [.$H$2]" office:value-type="float" office:value="0.00000910390244596013" calcext:value-type="float">
            <text:p>9.10390244596013E-006</text:p>
          </table:table-cell>
          <table:table-cell table:formula="of:=  ( ( ( BETAINV(RAND(); [.$D$2];[.$E$2]) + [.$F$2]) *[.$A23] )  ) / [.$G$2] + RAND() / [.$H$2]" office:value-type="float" office:value="0.00000911017951424885" calcext:value-type="float">
            <text:p>9.11017951424885E-006</text:p>
          </table:table-cell>
          <table:table-cell table:formula="of:=  ( ( ( BETAINV(RAND(); [.$D$2];[.$E$2]) + [.$F$2]) *[.$A23] )  ) / [.$G$2] + RAND() / [.$H$2]" office:value-type="float" office:value="0.00000902703604587861" calcext:value-type="float">
            <text:p>0.000009027</text:p>
          </table:table-cell>
          <table:table-cell table:formula="of:=  ( ( ( BETAINV(RAND(); [.$D$2];[.$E$2]) + [.$F$2]) *[.$A23] )  ) / [.$G$2] + RAND() / [.$H$2]" office:value-type="float" office:value="0.00000908756505726654" calcext:value-type="float">
            <text:p>9.08756505726654E-006</text:p>
          </table:table-cell>
          <table:table-cell table:formula="of:=  ( ( ( BETAINV(RAND(); [.$D$2];[.$E$2]) + [.$F$2]) *[.$A23] )  ) / [.$G$2] + RAND() / [.$H$2]" office:value-type="float" office:value="0.00000916904829359819" calcext:value-type="float">
            <text:p>0.000009169</text:p>
          </table:table-cell>
          <table:table-cell table:formula="of:=  ( ( ( BETAINV(RAND(); [.$D$2];[.$E$2]) + [.$F$2]) *[.$A23] )  ) / [.$G$2] + RAND() / [.$H$2]" office:value-type="float" office:value="0.00000906319154516184" calcext:value-type="float">
            <text:p>9.06319154516184E-006</text:p>
          </table:table-cell>
          <table:table-cell table:formula="of:=  ( ( ( BETAINV(RAND(); [.$D$2];[.$E$2]) + [.$F$2]) *[.$A23] )  ) / [.$G$2] + RAND() / [.$H$2]" office:value-type="float" office:value="0.00000911673025864817" calcext:value-type="float">
            <text:p>9.11673025864817E-006</text:p>
          </table:table-cell>
          <table:table-cell table:formula="of:=  ( ( ( BETAINV(RAND(); [.$D$2];[.$E$2]) + [.$F$2]) *[.$A23] )  ) / [.$G$2] + RAND() / [.$H$2]" office:value-type="float" office:value="0.00000900887668207779" calcext:value-type="float">
            <text:p>9.00887668207779E-006</text:p>
          </table:table-cell>
          <table:table-cell table:formula="of:=  ( ( ( BETAINV(RAND(); [.$D$2];[.$E$2]) + [.$F$2]) *[.$A23] )  ) / [.$G$2] + RAND() / [.$H$2]" office:value-type="float" office:value="0.00000912264406525753" calcext:value-type="float">
            <text:p>9.12264406525753E-006</text:p>
          </table:table-cell>
          <table:table-cell table:formula="of:=  ( ( ( BETAINV(RAND(); [.$D$2];[.$E$2]) + [.$F$2]) *[.$A23] )  ) / [.$G$2] + RAND() / [.$H$2]" office:value-type="float" office:value="0.00000913328074143637" calcext:value-type="float">
            <text:p>9.13328074143637E-006</text:p>
          </table:table-cell>
          <table:table-cell table:formula="of:=  ( ( ( BETAINV(RAND(); [.$D$2];[.$E$2]) + [.$F$2]) *[.$A23] )  ) / [.$G$2] + RAND() / [.$H$2]" office:value-type="float" office:value="0.00000905734392224023" calcext:value-type="float">
            <text:p>9.05734392224023E-006</text:p>
          </table:table-cell>
          <table:table-cell table:number-columns-repeated="1005"/>
        </table:table-row>
        <table:table-row table:style-name="ro1">
          <table:table-cell table:formula="of:=[.A23]*2" office:value-type="float" office:value="131072" calcext:value-type="float">
            <text:p>131072</text:p>
          </table:table-cell>
          <table:table-cell/>
          <table:table-cell table:formula="of:=  ( ( ( BETAINV(RAND(); [.$D$2];[.$E$2]) + [.$F$2]) *[.$A24] )  ) / [.$G$2] + RAND() / [.$H$2]" office:value-type="float" office:value="0.0000180974824955168" calcext:value-type="float">
            <text:p>1.80974824955168E-005</text:p>
          </table:table-cell>
          <table:table-cell table:formula="of:=  ( ( ( BETAINV(RAND(); [.$D$2];[.$E$2]) + [.$F$2]) *[.$A24] )  ) / [.$G$2] + RAND() / [.$H$2]" office:value-type="float" office:value="0.0000181236389934613" calcext:value-type="float">
            <text:p>1.81236389934613E-005</text:p>
          </table:table-cell>
          <table:table-cell table:formula="of:=  ( ( ( BETAINV(RAND(); [.$D$2];[.$E$2]) + [.$F$2]) *[.$A24] )  ) / [.$G$2] + RAND() / [.$H$2]" office:value-type="float" office:value="0.0000180433557865295" calcext:value-type="float">
            <text:p>1.80433557865295E-005</text:p>
          </table:table-cell>
          <table:table-cell table:formula="of:=  ( ( ( BETAINV(RAND(); [.$D$2];[.$E$2]) + [.$F$2]) *[.$A24] )  ) / [.$G$2] + RAND() / [.$H$2]" office:value-type="float" office:value="0.0000180525891080982" calcext:value-type="float">
            <text:p>1.80525891080982E-005</text:p>
          </table:table-cell>
          <table:table-cell table:formula="of:=  ( ( ( BETAINV(RAND(); [.$D$2];[.$E$2]) + [.$F$2]) *[.$A24] )  ) / [.$G$2] + RAND() / [.$H$2]" office:value-type="float" office:value="0.0000185225660519558" calcext:value-type="float">
            <text:p>1.85225660519558E-005</text:p>
          </table:table-cell>
          <table:table-cell table:formula="of:=  ( ( ( BETAINV(RAND(); [.$D$2];[.$E$2]) + [.$F$2]) *[.$A24] )  ) / [.$G$2] + RAND() / [.$H$2]" office:value-type="float" office:value="0.0000181271257468781" calcext:value-type="float">
            <text:p>1.81271257468781E-005</text:p>
          </table:table-cell>
          <table:table-cell table:formula="of:=  ( ( ( BETAINV(RAND(); [.$D$2];[.$E$2]) + [.$F$2]) *[.$A24] )  ) / [.$G$2] + RAND() / [.$H$2]" office:value-type="float" office:value="0.0000183975913554241" calcext:value-type="float">
            <text:p>1.83975913554241E-005</text:p>
          </table:table-cell>
          <table:table-cell table:formula="of:=  ( ( ( BETAINV(RAND(); [.$D$2];[.$E$2]) + [.$F$2]) *[.$A24] )  ) / [.$G$2] + RAND() / [.$H$2]" office:value-type="float" office:value="0.0000181089104684235" calcext:value-type="float">
            <text:p>1.81089104684235E-005</text:p>
          </table:table-cell>
          <table:table-cell table:formula="of:=  ( ( ( BETAINV(RAND(); [.$D$2];[.$E$2]) + [.$F$2]) *[.$A24] )  ) / [.$G$2] + RAND() / [.$H$2]" office:value-type="float" office:value="0.0000180570555686042" calcext:value-type="float">
            <text:p>1.80570555686042E-005</text:p>
          </table:table-cell>
          <table:table-cell table:formula="of:=  ( ( ( BETAINV(RAND(); [.$D$2];[.$E$2]) + [.$F$2]) *[.$A24] )  ) / [.$G$2] + RAND() / [.$H$2]" office:value-type="float" office:value="0.0000181659146991192" calcext:value-type="float">
            <text:p>1.81659146991192E-005</text:p>
          </table:table-cell>
          <table:table-cell table:formula="of:=  ( ( ( BETAINV(RAND(); [.$D$2];[.$E$2]) + [.$F$2]) *[.$A24] )  ) / [.$G$2] + RAND() / [.$H$2]" office:value-type="float" office:value="0.0000181386742517851" calcext:value-type="float">
            <text:p>1.81386742517851E-005</text:p>
          </table:table-cell>
          <table:table-cell table:formula="of:=  ( ( ( BETAINV(RAND(); [.$D$2];[.$E$2]) + [.$F$2]) *[.$A24] )  ) / [.$G$2] + RAND() / [.$H$2]" office:value-type="float" office:value="0.0000181136988163599" calcext:value-type="float">
            <text:p>1.81136988163599E-005</text:p>
          </table:table-cell>
          <table:table-cell table:formula="of:=  ( ( ( BETAINV(RAND(); [.$D$2];[.$E$2]) + [.$F$2]) *[.$A24] )  ) / [.$G$2] + RAND() / [.$H$2]" office:value-type="float" office:value="0.0000180434128627721" calcext:value-type="float">
            <text:p>1.80434128627721E-005</text:p>
          </table:table-cell>
          <table:table-cell table:formula="of:=  ( ( ( BETAINV(RAND(); [.$D$2];[.$E$2]) + [.$F$2]) *[.$A24] )  ) / [.$G$2] + RAND() / [.$H$2]" office:value-type="float" office:value="0.0000181826991570838" calcext:value-type="float">
            <text:p>1.81826991570838E-005</text:p>
          </table:table-cell>
          <table:table-cell table:formula="of:=  ( ( ( BETAINV(RAND(); [.$D$2];[.$E$2]) + [.$F$2]) *[.$A24] )  ) / [.$G$2] + RAND() / [.$H$2]" office:value-type="float" office:value="0.0000182129311475753" calcext:value-type="float">
            <text:p>1.82129311475753E-005</text:p>
          </table:table-cell>
          <table:table-cell table:formula="of:=  ( ( ( BETAINV(RAND(); [.$D$2];[.$E$2]) + [.$F$2]) *[.$A24] )  ) / [.$G$2] + RAND() / [.$H$2]" office:value-type="float" office:value="0.000018049177221288" calcext:value-type="float">
            <text:p>1.8049177221288E-005</text:p>
          </table:table-cell>
          <table:table-cell table:formula="of:=  ( ( ( BETAINV(RAND(); [.$D$2];[.$E$2]) + [.$F$2]) *[.$A24] )  ) / [.$G$2] + RAND() / [.$H$2]" office:value-type="float" office:value="0.0000180316000933516" calcext:value-type="float">
            <text:p>1.80316000933516E-005</text:p>
          </table:table-cell>
          <table:table-cell table:number-columns-repeated="1005"/>
        </table:table-row>
        <table:table-row table:style-name="ro1">
          <table:table-cell table:formula="of:=[.A24]*2" office:value-type="float" office:value="262144" calcext:value-type="float">
            <text:p>262144</text:p>
          </table:table-cell>
          <table:table-cell/>
          <table:table-cell table:formula="of:=  ( ( ( BETAINV(RAND(); [.$D$2];[.$E$2]) + [.$F$2]) *[.$A25] )  ) / [.$G$2] + RAND() / [.$H$2]" office:value-type="float" office:value="0.0000360557552801387" calcext:value-type="float">
            <text:p>3.60557552801387E-005</text:p>
          </table:table-cell>
          <table:table-cell table:formula="of:=  ( ( ( BETAINV(RAND(); [.$D$2];[.$E$2]) + [.$F$2]) *[.$A25] )  ) / [.$G$2] + RAND() / [.$H$2]" office:value-type="float" office:value="0.0000360684306473768" calcext:value-type="float">
            <text:p>3.60684306473768E-005</text:p>
          </table:table-cell>
          <table:table-cell table:formula="of:=  ( ( ( BETAINV(RAND(); [.$D$2];[.$E$2]) + [.$F$2]) *[.$A25] )  ) / [.$G$2] + RAND() / [.$H$2]" office:value-type="float" office:value="0.0000359359968600481" calcext:value-type="float">
            <text:p>0.000035936</text:p>
          </table:table-cell>
          <table:table-cell table:formula="of:=  ( ( ( BETAINV(RAND(); [.$D$2];[.$E$2]) + [.$F$2]) *[.$A25] )  ) / [.$G$2] + RAND() / [.$H$2]" office:value-type="float" office:value="0.0000365206619883467" calcext:value-type="float">
            <text:p>3.65206619883467E-005</text:p>
          </table:table-cell>
          <table:table-cell table:formula="of:=  ( ( ( BETAINV(RAND(); [.$D$2];[.$E$2]) + [.$F$2]) *[.$A25] )  ) / [.$G$2] + RAND() / [.$H$2]" office:value-type="float" office:value="0.0000362756713469245" calcext:value-type="float">
            <text:p>3.62756713469245E-005</text:p>
          </table:table-cell>
          <table:table-cell table:formula="of:=  ( ( ( BETAINV(RAND(); [.$D$2];[.$E$2]) + [.$F$2]) *[.$A25] )  ) / [.$G$2] + RAND() / [.$H$2]" office:value-type="float" office:value="0.0000360280743392585" calcext:value-type="float">
            <text:p>3.60280743392585E-005</text:p>
          </table:table-cell>
          <table:table-cell table:formula="of:=  ( ( ( BETAINV(RAND(); [.$D$2];[.$E$2]) + [.$F$2]) *[.$A25] )  ) / [.$G$2] + RAND() / [.$H$2]" office:value-type="float" office:value="0.0000373089756734802" calcext:value-type="float">
            <text:p>0.000037309</text:p>
          </table:table-cell>
          <table:table-cell table:formula="of:=  ( ( ( BETAINV(RAND(); [.$D$2];[.$E$2]) + [.$F$2]) *[.$A25] )  ) / [.$G$2] + RAND() / [.$H$2]" office:value-type="float" office:value="0.000036452418482695" calcext:value-type="float">
            <text:p>3.6452418482695E-005</text:p>
          </table:table-cell>
          <table:table-cell table:formula="of:=  ( ( ( BETAINV(RAND(); [.$D$2];[.$E$2]) + [.$F$2]) *[.$A25] )  ) / [.$G$2] + RAND() / [.$H$2]" office:value-type="float" office:value="0.0000359781685669145" calcext:value-type="float">
            <text:p>3.59781685669145E-005</text:p>
          </table:table-cell>
          <table:table-cell table:formula="of:=  ( ( ( BETAINV(RAND(); [.$D$2];[.$E$2]) + [.$F$2]) *[.$A25] )  ) / [.$G$2] + RAND() / [.$H$2]" office:value-type="float" office:value="0.0000363695476203726" calcext:value-type="float">
            <text:p>3.63695476203726E-005</text:p>
          </table:table-cell>
          <table:table-cell table:formula="of:=  ( ( ( BETAINV(RAND(); [.$D$2];[.$E$2]) + [.$F$2]) *[.$A25] )  ) / [.$G$2] + RAND() / [.$H$2]" office:value-type="float" office:value="0.0000362103769888303" calcext:value-type="float">
            <text:p>3.62103769888303E-005</text:p>
          </table:table-cell>
          <table:table-cell table:formula="of:=  ( ( ( BETAINV(RAND(); [.$D$2];[.$E$2]) + [.$F$2]) *[.$A25] )  ) / [.$G$2] + RAND() / [.$H$2]" office:value-type="float" office:value="0.0000363655062285823" calcext:value-type="float">
            <text:p>3.63655062285823E-005</text:p>
          </table:table-cell>
          <table:table-cell table:formula="of:=  ( ( ( BETAINV(RAND(); [.$D$2];[.$E$2]) + [.$F$2]) *[.$A25] )  ) / [.$G$2] + RAND() / [.$H$2]" office:value-type="float" office:value="0.0000360069964274813" calcext:value-type="float">
            <text:p>0.000036007</text:p>
          </table:table-cell>
          <table:table-cell table:formula="of:=  ( ( ( BETAINV(RAND(); [.$D$2];[.$E$2]) + [.$F$2]) *[.$A25] )  ) / [.$G$2] + RAND() / [.$H$2]" office:value-type="float" office:value="0.0000364052902626384" calcext:value-type="float">
            <text:p>3.64052902626384E-005</text:p>
          </table:table-cell>
          <table:table-cell table:formula="of:=  ( ( ( BETAINV(RAND(); [.$D$2];[.$E$2]) + [.$F$2]) *[.$A25] )  ) / [.$G$2] + RAND() / [.$H$2]" office:value-type="float" office:value="0.0000362712158356896" calcext:value-type="float">
            <text:p>3.62712158356896E-005</text:p>
          </table:table-cell>
          <table:table-cell table:formula="of:=  ( ( ( BETAINV(RAND(); [.$D$2];[.$E$2]) + [.$F$2]) *[.$A25] )  ) / [.$G$2] + RAND() / [.$H$2]" office:value-type="float" office:value="0.0000359227985435076" calcext:value-type="float">
            <text:p>3.59227985435076E-005</text:p>
          </table:table-cell>
          <table:table-cell table:formula="of:=  ( ( ( BETAINV(RAND(); [.$D$2];[.$E$2]) + [.$F$2]) *[.$A25] )  ) / [.$G$2] + RAND() / [.$H$2]" office:value-type="float" office:value="0.0000370855389631599" calcext:value-type="float">
            <text:p>3.70855389631599E-005</text:p>
          </table:table-cell>
          <table:table-cell table:number-columns-repeated="1005"/>
        </table:table-row>
        <table:table-row table:style-name="ro1">
          <table:table-cell table:formula="of:=[.A25]*2" office:value-type="float" office:value="524288" calcext:value-type="float">
            <text:p>524288</text:p>
          </table:table-cell>
          <table:table-cell/>
          <table:table-cell table:formula="of:=  ( ( ( BETAINV(RAND(); [.$D$2];[.$E$2]) + [.$F$2]) *[.$A26] )  ) / [.$G$2] + RAND() / [.$H$2]" office:value-type="float" office:value="0.0000721767904720867" calcext:value-type="float">
            <text:p>7.21767904720867E-005</text:p>
          </table:table-cell>
          <table:table-cell table:formula="of:=  ( ( ( BETAINV(RAND(); [.$D$2];[.$E$2]) + [.$F$2]) *[.$A26] )  ) / [.$G$2] + RAND() / [.$H$2]" office:value-type="float" office:value="0.0000724986703938436" calcext:value-type="float">
            <text:p>7.24986703938436E-005</text:p>
          </table:table-cell>
          <table:table-cell table:formula="of:=  ( ( ( BETAINV(RAND(); [.$D$2];[.$E$2]) + [.$F$2]) *[.$A26] )  ) / [.$G$2] + RAND() / [.$H$2]" office:value-type="float" office:value="0.0000733287757912472" calcext:value-type="float">
            <text:p>7.33287757912472E-005</text:p>
          </table:table-cell>
          <table:table-cell table:formula="of:=  ( ( ( BETAINV(RAND(); [.$D$2];[.$E$2]) + [.$F$2]) *[.$A26] )  ) / [.$G$2] + RAND() / [.$H$2]" office:value-type="float" office:value="0.0000730901364850291" calcext:value-type="float">
            <text:p>7.30901364850291E-005</text:p>
          </table:table-cell>
          <table:table-cell table:formula="of:=  ( ( ( BETAINV(RAND(); [.$D$2];[.$E$2]) + [.$F$2]) *[.$A26] )  ) / [.$G$2] + RAND() / [.$H$2]" office:value-type="float" office:value="0.0000733345007957399" calcext:value-type="float">
            <text:p>7.33345007957399E-005</text:p>
          </table:table-cell>
          <table:table-cell table:formula="of:=  ( ( ( BETAINV(RAND(); [.$D$2];[.$E$2]) + [.$F$2]) *[.$A26] )  ) / [.$G$2] + RAND() / [.$H$2]" office:value-type="float" office:value="0.0000718925288626269" calcext:value-type="float">
            <text:p>7.18925288626269E-005</text:p>
          </table:table-cell>
          <table:table-cell table:formula="of:=  ( ( ( BETAINV(RAND(); [.$D$2];[.$E$2]) + [.$F$2]) *[.$A26] )  ) / [.$G$2] + RAND() / [.$H$2]" office:value-type="float" office:value="0.0000719486236779327" calcext:value-type="float">
            <text:p>7.19486236779327E-005</text:p>
          </table:table-cell>
          <table:table-cell table:formula="of:=  ( ( ( BETAINV(RAND(); [.$D$2];[.$E$2]) + [.$F$2]) *[.$A26] )  ) / [.$G$2] + RAND() / [.$H$2]" office:value-type="float" office:value="0.000071926477282802" calcext:value-type="float">
            <text:p>7.1926477282802E-005</text:p>
          </table:table-cell>
          <table:table-cell table:formula="of:=  ( ( ( BETAINV(RAND(); [.$D$2];[.$E$2]) + [.$F$2]) *[.$A26] )  ) / [.$G$2] + RAND() / [.$H$2]" office:value-type="float" office:value="0.0000719125563875946" calcext:value-type="float">
            <text:p>7.19125563875946E-005</text:p>
          </table:table-cell>
          <table:table-cell table:formula="of:=  ( ( ( BETAINV(RAND(); [.$D$2];[.$E$2]) + [.$F$2]) *[.$A26] )  ) / [.$G$2] + RAND() / [.$H$2]" office:value-type="float" office:value="0.0000732958420774524" calcext:value-type="float">
            <text:p>7.32958420774524E-005</text:p>
          </table:table-cell>
          <table:table-cell table:formula="of:=  ( ( ( BETAINV(RAND(); [.$D$2];[.$E$2]) + [.$F$2]) *[.$A26] )  ) / [.$G$2] + RAND() / [.$H$2]" office:value-type="float" office:value="0.0000721553901456728" calcext:value-type="float">
            <text:p>7.21553901456728E-005</text:p>
          </table:table-cell>
          <table:table-cell table:formula="of:=  ( ( ( BETAINV(RAND(); [.$D$2];[.$E$2]) + [.$F$2]) *[.$A26] )  ) / [.$G$2] + RAND() / [.$H$2]" office:value-type="float" office:value="0.0000729926660050117" calcext:value-type="float">
            <text:p>7.29926660050117E-005</text:p>
          </table:table-cell>
          <table:table-cell table:formula="of:=  ( ( ( BETAINV(RAND(); [.$D$2];[.$E$2]) + [.$F$2]) *[.$A26] )  ) / [.$G$2] + RAND() / [.$H$2]" office:value-type="float" office:value="0.0000720611613745832" calcext:value-type="float">
            <text:p>7.20611613745832E-005</text:p>
          </table:table-cell>
          <table:table-cell table:formula="of:=  ( ( ( BETAINV(RAND(); [.$D$2];[.$E$2]) + [.$F$2]) *[.$A26] )  ) / [.$G$2] + RAND() / [.$H$2]" office:value-type="float" office:value="0.0000729163213607659" calcext:value-type="float">
            <text:p>7.29163213607659E-005</text:p>
          </table:table-cell>
          <table:table-cell table:formula="of:=  ( ( ( BETAINV(RAND(); [.$D$2];[.$E$2]) + [.$F$2]) *[.$A26] )  ) / [.$G$2] + RAND() / [.$H$2]" office:value-type="float" office:value="0.0000728336011276468" calcext:value-type="float">
            <text:p>7.28336011276468E-005</text:p>
          </table:table-cell>
          <table:table-cell table:formula="of:=  ( ( ( BETAINV(RAND(); [.$D$2];[.$E$2]) + [.$F$2]) *[.$A26] )  ) / [.$G$2] + RAND() / [.$H$2]" office:value-type="float" office:value="0.0000719932229408452" calcext:value-type="float">
            <text:p>7.19932229408452E-005</text:p>
          </table:table-cell>
          <table:table-cell table:formula="of:=  ( ( ( BETAINV(RAND(); [.$D$2];[.$E$2]) + [.$F$2]) *[.$A26] )  ) / [.$G$2] + RAND() / [.$H$2]" office:value-type="float" office:value="0.0000731934144796175" calcext:value-type="float">
            <text:p>7.31934144796175E-005</text:p>
          </table:table-cell>
          <table:table-cell table:number-columns-repeated="1005"/>
        </table:table-row>
        <table:table-row table:style-name="ro1">
          <table:table-cell table:formula="of:=[.A26]*2" office:value-type="float" office:value="1048576" calcext:value-type="float">
            <text:p>1048576</text:p>
          </table:table-cell>
          <table:table-cell/>
          <table:table-cell table:formula="of:=  ( ( ( BETAINV(RAND(); [.$D$2];[.$E$2]) + [.$F$2]) *[.$A27] )  ) / [.$G$2] + RAND() / [.$H$2]" office:value-type="float" office:value="0.000144164318116739" calcext:value-type="float">
            <text:p>0.0001441643</text:p>
          </table:table-cell>
          <table:table-cell table:formula="of:=  ( ( ( BETAINV(RAND(); [.$D$2];[.$E$2]) + [.$F$2]) *[.$A27] )  ) / [.$G$2] + RAND() / [.$H$2]" office:value-type="float" office:value="0.000144006352837017" calcext:value-type="float">
            <text:p>0.0001440064</text:p>
          </table:table-cell>
          <table:table-cell table:formula="of:=  ( ( ( BETAINV(RAND(); [.$D$2];[.$E$2]) + [.$F$2]) *[.$A27] )  ) / [.$G$2] + RAND() / [.$H$2]" office:value-type="float" office:value="0.000148165870799771" calcext:value-type="float">
            <text:p>0.0001481659</text:p>
          </table:table-cell>
          <table:table-cell table:formula="of:=  ( ( ( BETAINV(RAND(); [.$D$2];[.$E$2]) + [.$F$2]) *[.$A27] )  ) / [.$G$2] + RAND() / [.$H$2]" office:value-type="float" office:value="0.000143791062987187" calcext:value-type="float">
            <text:p>0.0001437911</text:p>
          </table:table-cell>
          <table:table-cell table:formula="of:=  ( ( ( BETAINV(RAND(); [.$D$2];[.$E$2]) + [.$F$2]) *[.$A27] )  ) / [.$G$2] + RAND() / [.$H$2]" office:value-type="float" office:value="0.000143916417274306" calcext:value-type="float">
            <text:p>0.0001439164</text:p>
          </table:table-cell>
          <table:table-cell table:formula="of:=  ( ( ( BETAINV(RAND(); [.$D$2];[.$E$2]) + [.$F$2]) *[.$A27] )  ) / [.$G$2] + RAND() / [.$H$2]" office:value-type="float" office:value="0.000143800147088726" calcext:value-type="float">
            <text:p>0.0001438001</text:p>
          </table:table-cell>
          <table:table-cell table:formula="of:=  ( ( ( BETAINV(RAND(); [.$D$2];[.$E$2]) + [.$F$2]) *[.$A27] )  ) / [.$G$2] + RAND() / [.$H$2]" office:value-type="float" office:value="0.000145220805555805" calcext:value-type="float">
            <text:p>0.0001452208</text:p>
          </table:table-cell>
          <table:table-cell table:formula="of:=  ( ( ( BETAINV(RAND(); [.$D$2];[.$E$2]) + [.$F$2]) *[.$A27] )  ) / [.$G$2] + RAND() / [.$H$2]" office:value-type="float" office:value="0.000144661849993473" calcext:value-type="float">
            <text:p>0.0001446618</text:p>
          </table:table-cell>
          <table:table-cell table:formula="of:=  ( ( ( BETAINV(RAND(); [.$D$2];[.$E$2]) + [.$F$2]) *[.$A27] )  ) / [.$G$2] + RAND() / [.$H$2]" office:value-type="float" office:value="0.00014492942488024" calcext:value-type="float">
            <text:p>0.0001449294</text:p>
          </table:table-cell>
          <table:table-cell table:formula="of:=  ( ( ( BETAINV(RAND(); [.$D$2];[.$E$2]) + [.$F$2]) *[.$A27] )  ) / [.$G$2] + RAND() / [.$H$2]" office:value-type="float" office:value="0.000144417699558265" calcext:value-type="float">
            <text:p>0.0001444177</text:p>
          </table:table-cell>
          <table:table-cell table:formula="of:=  ( ( ( BETAINV(RAND(); [.$D$2];[.$E$2]) + [.$F$2]) *[.$A27] )  ) / [.$G$2] + RAND() / [.$H$2]" office:value-type="float" office:value="0.000144970504372509" calcext:value-type="float">
            <text:p>0.0001449705</text:p>
          </table:table-cell>
          <table:table-cell table:formula="of:=  ( ( ( BETAINV(RAND(); [.$D$2];[.$E$2]) + [.$F$2]) *[.$A27] )  ) / [.$G$2] + RAND() / [.$H$2]" office:value-type="float" office:value="0.00014388551534881" calcext:value-type="float">
            <text:p>0.0001438855</text:p>
          </table:table-cell>
          <table:table-cell table:formula="of:=  ( ( ( BETAINV(RAND(); [.$D$2];[.$E$2]) + [.$F$2]) *[.$A27] )  ) / [.$G$2] + RAND() / [.$H$2]" office:value-type="float" office:value="0.000145170942797336" calcext:value-type="float">
            <text:p>0.0001451709</text:p>
          </table:table-cell>
          <table:table-cell table:formula="of:=  ( ( ( BETAINV(RAND(); [.$D$2];[.$E$2]) + [.$F$2]) *[.$A27] )  ) / [.$G$2] + RAND() / [.$H$2]" office:value-type="float" office:value="0.000143731463796874" calcext:value-type="float">
            <text:p>0.0001437315</text:p>
          </table:table-cell>
          <table:table-cell table:formula="of:=  ( ( ( BETAINV(RAND(); [.$D$2];[.$E$2]) + [.$F$2]) *[.$A27] )  ) / [.$G$2] + RAND() / [.$H$2]" office:value-type="float" office:value="0.000145722918419636" calcext:value-type="float">
            <text:p>0.0001457229</text:p>
          </table:table-cell>
          <table:table-cell table:formula="of:=  ( ( ( BETAINV(RAND(); [.$D$2];[.$E$2]) + [.$F$2]) *[.$A27] )  ) / [.$G$2] + RAND() / [.$H$2]" office:value-type="float" office:value="0.000146499394118348" calcext:value-type="float">
            <text:p>0.0001464994</text:p>
          </table:table-cell>
          <table:table-cell table:formula="of:=  ( ( ( BETAINV(RAND(); [.$D$2];[.$E$2]) + [.$F$2]) *[.$A27] )  ) / [.$G$2] + RAND() / [.$H$2]" office:value-type="float" office:value="0.000145386792955493" calcext:value-type="float">
            <text:p>0.0001453868</text:p>
          </table:table-cell>
          <table:table-cell table:number-columns-repeated="1005"/>
        </table:table-row>
        <table:table-row table:style-name="ro1">
          <table:table-cell table:formula="of:=[.A27]*2" office:value-type="float" office:value="2097152" calcext:value-type="float">
            <text:p>2097152</text:p>
          </table:table-cell>
          <table:table-cell/>
          <table:table-cell table:formula="of:=  ( ( ( BETAINV(RAND(); [.$D$2];[.$E$2]) + [.$F$2]) *[.$A28] )  ) / [.$G$2] + RAND() / [.$H$2]" office:value-type="float" office:value="0.000288409204988467" calcext:value-type="float">
            <text:p>0.0002884092</text:p>
          </table:table-cell>
          <table:table-cell table:formula="of:=  ( ( ( BETAINV(RAND(); [.$D$2];[.$E$2]) + [.$F$2]) *[.$A28] )  ) / [.$G$2] + RAND() / [.$H$2]" office:value-type="float" office:value="0.000292633767010693" calcext:value-type="float">
            <text:p>0.0002926338</text:p>
          </table:table-cell>
          <table:table-cell table:formula="of:=  ( ( ( BETAINV(RAND(); [.$D$2];[.$E$2]) + [.$F$2]) *[.$A28] )  ) / [.$G$2] + RAND() / [.$H$2]" office:value-type="float" office:value="0.000292533019123181" calcext:value-type="float">
            <text:p>0.000292533</text:p>
          </table:table-cell>
          <table:table-cell table:formula="of:=  ( ( ( BETAINV(RAND(); [.$D$2];[.$E$2]) + [.$F$2]) *[.$A28] )  ) / [.$G$2] + RAND() / [.$H$2]" office:value-type="float" office:value="0.000288597858572915" calcext:value-type="float">
            <text:p>0.0002885979</text:p>
          </table:table-cell>
          <table:table-cell table:formula="of:=  ( ( ( BETAINV(RAND(); [.$D$2];[.$E$2]) + [.$F$2]) *[.$A28] )  ) / [.$G$2] + RAND() / [.$H$2]" office:value-type="float" office:value="0.000290151105000416" calcext:value-type="float">
            <text:p>0.0002901511</text:p>
          </table:table-cell>
          <table:table-cell table:formula="of:=  ( ( ( BETAINV(RAND(); [.$D$2];[.$E$2]) + [.$F$2]) *[.$A28] )  ) / [.$G$2] + RAND() / [.$H$2]" office:value-type="float" office:value="0.000289409846001506" calcext:value-type="float">
            <text:p>0.0002894098</text:p>
          </table:table-cell>
          <table:table-cell table:formula="of:=  ( ( ( BETAINV(RAND(); [.$D$2];[.$E$2]) + [.$F$2]) *[.$A28] )  ) / [.$G$2] + RAND() / [.$H$2]" office:value-type="float" office:value="0.000291125244501201" calcext:value-type="float">
            <text:p>0.0002911252</text:p>
          </table:table-cell>
          <table:table-cell table:formula="of:=  ( ( ( BETAINV(RAND(); [.$D$2];[.$E$2]) + [.$F$2]) *[.$A28] )  ) / [.$G$2] + RAND() / [.$H$2]" office:value-type="float" office:value="0.000289200553467693" calcext:value-type="float">
            <text:p>0.0002892006</text:p>
          </table:table-cell>
          <table:table-cell table:formula="of:=  ( ( ( BETAINV(RAND(); [.$D$2];[.$E$2]) + [.$F$2]) *[.$A28] )  ) / [.$G$2] + RAND() / [.$H$2]" office:value-type="float" office:value="0.000289712592018449" calcext:value-type="float">
            <text:p>0.0002897126</text:p>
          </table:table-cell>
          <table:table-cell table:formula="of:=  ( ( ( BETAINV(RAND(); [.$D$2];[.$E$2]) + [.$F$2]) *[.$A28] )  ) / [.$G$2] + RAND() / [.$H$2]" office:value-type="float" office:value="0.000290144248203747" calcext:value-type="float">
            <text:p>0.0002901442</text:p>
          </table:table-cell>
          <table:table-cell table:formula="of:=  ( ( ( BETAINV(RAND(); [.$D$2];[.$E$2]) + [.$F$2]) *[.$A28] )  ) / [.$G$2] + RAND() / [.$H$2]" office:value-type="float" office:value="0.000288724600148417" calcext:value-type="float">
            <text:p>0.0002887246</text:p>
          </table:table-cell>
          <table:table-cell table:formula="of:=  ( ( ( BETAINV(RAND(); [.$D$2];[.$E$2]) + [.$F$2]) *[.$A28] )  ) / [.$G$2] + RAND() / [.$H$2]" office:value-type="float" office:value="0.000287848312081385" calcext:value-type="float">
            <text:p>0.0002878483</text:p>
          </table:table-cell>
          <table:table-cell table:formula="of:=  ( ( ( BETAINV(RAND(); [.$D$2];[.$E$2]) + [.$F$2]) *[.$A28] )  ) / [.$G$2] + RAND() / [.$H$2]" office:value-type="float" office:value="0.000289300641094303" calcext:value-type="float">
            <text:p>0.0002893006</text:p>
          </table:table-cell>
          <table:table-cell table:formula="of:=  ( ( ( BETAINV(RAND(); [.$D$2];[.$E$2]) + [.$F$2]) *[.$A28] )  ) / [.$G$2] + RAND() / [.$H$2]" office:value-type="float" office:value="0.000290670085759703" calcext:value-type="float">
            <text:p>0.0002906701</text:p>
          </table:table-cell>
          <table:table-cell table:formula="of:=  ( ( ( BETAINV(RAND(); [.$D$2];[.$E$2]) + [.$F$2]) *[.$A28] )  ) / [.$G$2] + RAND() / [.$H$2]" office:value-type="float" office:value="0.000288463397911443" calcext:value-type="float">
            <text:p>0.0002884634</text:p>
          </table:table-cell>
          <table:table-cell table:formula="of:=  ( ( ( BETAINV(RAND(); [.$D$2];[.$E$2]) + [.$F$2]) *[.$A28] )  ) / [.$G$2] + RAND() / [.$H$2]" office:value-type="float" office:value="0.00028892789222423" calcext:value-type="float">
            <text:p>0.0002889279</text:p>
          </table:table-cell>
          <table:table-cell table:formula="of:=  ( ( ( BETAINV(RAND(); [.$D$2];[.$E$2]) + [.$F$2]) *[.$A28] )  ) / [.$G$2] + RAND() / [.$H$2]" office:value-type="float" office:value="0.00028798010796897" calcext:value-type="float">
            <text:p>0.0002879801</text:p>
          </table:table-cell>
          <table:table-cell table:number-columns-repeated="1005"/>
        </table:table-row>
        <table:table-row table:style-name="ro1">
          <table:table-cell table:formula="of:=[.A28]*2" office:value-type="float" office:value="4194304" calcext:value-type="float">
            <text:p>4194304</text:p>
          </table:table-cell>
          <table:table-cell/>
          <table:table-cell table:formula="of:=  ( ( ( BETAINV(RAND(); [.$D$2];[.$E$2]) + [.$F$2]) *[.$A29] )  ) / [.$G$2] + RAND() / [.$H$2]" office:value-type="float" office:value="0.000579016758159859" calcext:value-type="float">
            <text:p>0.0005790168</text:p>
          </table:table-cell>
          <table:table-cell table:formula="of:=  ( ( ( BETAINV(RAND(); [.$D$2];[.$E$2]) + [.$F$2]) *[.$A29] )  ) / [.$G$2] + RAND() / [.$H$2]" office:value-type="float" office:value="0.000578668948209609" calcext:value-type="float">
            <text:p>0.0005786689</text:p>
          </table:table-cell>
          <table:table-cell table:formula="of:=  ( ( ( BETAINV(RAND(); [.$D$2];[.$E$2]) + [.$F$2]) *[.$A29] )  ) / [.$G$2] + RAND() / [.$H$2]" office:value-type="float" office:value="0.000580021361801017" calcext:value-type="float">
            <text:p>0.0005800214</text:p>
          </table:table-cell>
          <table:table-cell table:formula="of:=  ( ( ( BETAINV(RAND(); [.$D$2];[.$E$2]) + [.$F$2]) *[.$A29] )  ) / [.$G$2] + RAND() / [.$H$2]" office:value-type="float" office:value="0.000575821298186165" calcext:value-type="float">
            <text:p>0.0005758213</text:p>
          </table:table-cell>
          <table:table-cell table:formula="of:=  ( ( ( BETAINV(RAND(); [.$D$2];[.$E$2]) + [.$F$2]) *[.$A29] )  ) / [.$G$2] + RAND() / [.$H$2]" office:value-type="float" office:value="0.000576656012263999" calcext:value-type="float">
            <text:p>0.000576656</text:p>
          </table:table-cell>
          <table:table-cell table:formula="of:=  ( ( ( BETAINV(RAND(); [.$D$2];[.$E$2]) + [.$F$2]) *[.$A29] )  ) / [.$G$2] + RAND() / [.$H$2]" office:value-type="float" office:value="0.000584976672035369" calcext:value-type="float">
            <text:p>0.0005849767</text:p>
          </table:table-cell>
          <table:table-cell table:formula="of:=  ( ( ( BETAINV(RAND(); [.$D$2];[.$E$2]) + [.$F$2]) *[.$A29] )  ) / [.$G$2] + RAND() / [.$H$2]" office:value-type="float" office:value="0.000575540232325123" calcext:value-type="float">
            <text:p>0.0005755402</text:p>
          </table:table-cell>
          <table:table-cell table:formula="of:=  ( ( ( BETAINV(RAND(); [.$D$2];[.$E$2]) + [.$F$2]) *[.$A29] )  ) / [.$G$2] + RAND() / [.$H$2]" office:value-type="float" office:value="0.000580802052100691" calcext:value-type="float">
            <text:p>0.0005808021</text:p>
          </table:table-cell>
          <table:table-cell table:formula="of:=  ( ( ( BETAINV(RAND(); [.$D$2];[.$E$2]) + [.$F$2]) *[.$A29] )  ) / [.$G$2] + RAND() / [.$H$2]" office:value-type="float" office:value="0.000576171591202691" calcext:value-type="float">
            <text:p>0.0005761716</text:p>
          </table:table-cell>
          <table:table-cell table:formula="of:=  ( ( ( BETAINV(RAND(); [.$D$2];[.$E$2]) + [.$F$2]) *[.$A29] )  ) / [.$G$2] + RAND() / [.$H$2]" office:value-type="float" office:value="0.00057488639287084" calcext:value-type="float">
            <text:p>0.0005748864</text:p>
          </table:table-cell>
          <table:table-cell table:formula="of:=  ( ( ( BETAINV(RAND(); [.$D$2];[.$E$2]) + [.$F$2]) *[.$A29] )  ) / [.$G$2] + RAND() / [.$H$2]" office:value-type="float" office:value="0.00057489365036976" calcext:value-type="float">
            <text:p>0.0005748937</text:p>
          </table:table-cell>
          <table:table-cell table:formula="of:=  ( ( ( BETAINV(RAND(); [.$D$2];[.$E$2]) + [.$F$2]) *[.$A29] )  ) / [.$G$2] + RAND() / [.$H$2]" office:value-type="float" office:value="0.000575809804231624" calcext:value-type="float">
            <text:p>0.0005758098</text:p>
          </table:table-cell>
          <table:table-cell table:formula="of:=  ( ( ( BETAINV(RAND(); [.$D$2];[.$E$2]) + [.$F$2]) *[.$A29] )  ) / [.$G$2] + RAND() / [.$H$2]" office:value-type="float" office:value="0.000577375564716373" calcext:value-type="float">
            <text:p>0.0005773756</text:p>
          </table:table-cell>
          <table:table-cell table:formula="of:=  ( ( ( BETAINV(RAND(); [.$D$2];[.$E$2]) + [.$F$2]) *[.$A29] )  ) / [.$G$2] + RAND() / [.$H$2]" office:value-type="float" office:value="0.000577447262029697" calcext:value-type="float">
            <text:p>0.0005774473</text:p>
          </table:table-cell>
          <table:table-cell table:formula="of:=  ( ( ( BETAINV(RAND(); [.$D$2];[.$E$2]) + [.$F$2]) *[.$A29] )  ) / [.$G$2] + RAND() / [.$H$2]" office:value-type="float" office:value="0.000577174508394069" calcext:value-type="float">
            <text:p>0.0005771745</text:p>
          </table:table-cell>
          <table:table-cell table:formula="of:=  ( ( ( BETAINV(RAND(); [.$D$2];[.$E$2]) + [.$F$2]) *[.$A29] )  ) / [.$G$2] + RAND() / [.$H$2]" office:value-type="float" office:value="0.000587420887619697" calcext:value-type="float">
            <text:p>0.0005874209</text:p>
          </table:table-cell>
          <table:table-cell table:formula="of:=  ( ( ( BETAINV(RAND(); [.$D$2];[.$E$2]) + [.$F$2]) *[.$A29] )  ) / [.$G$2] + RAND() / [.$H$2]" office:value-type="float" office:value="0.000578631709384021" calcext:value-type="float">
            <text:p>0.0005786317</text:p>
          </table:table-cell>
          <table:table-cell table:number-columns-repeated="1005"/>
        </table:table-row>
        <table:table-row table:style-name="ro1">
          <table:table-cell table:formula="of:=[.A29]*2" office:value-type="float" office:value="8388608" calcext:value-type="float">
            <text:p>8388608</text:p>
          </table:table-cell>
          <table:table-cell/>
          <table:table-cell table:formula="of:=  ( ( ( BETAINV(RAND(); [.$D$2];[.$E$2]) + [.$F$2]) *[.$A30] )  ) / [.$G$2] + RAND() / [.$H$2]" office:value-type="float" office:value="0.00114989080798701" calcext:value-type="float">
            <text:p>0.0011498908</text:p>
          </table:table-cell>
          <table:table-cell table:formula="of:=  ( ( ( BETAINV(RAND(); [.$D$2];[.$E$2]) + [.$F$2]) *[.$A30] )  ) / [.$G$2] + RAND() / [.$H$2]" office:value-type="float" office:value="0.00115261211714692" calcext:value-type="float">
            <text:p>0.0011526121</text:p>
          </table:table-cell>
          <table:table-cell table:formula="of:=  ( ( ( BETAINV(RAND(); [.$D$2];[.$E$2]) + [.$F$2]) *[.$A30] )  ) / [.$G$2] + RAND() / [.$H$2]" office:value-type="float" office:value="0.00115185942946194" calcext:value-type="float">
            <text:p>0.0011518594</text:p>
          </table:table-cell>
          <table:table-cell table:formula="of:=  ( ( ( BETAINV(RAND(); [.$D$2];[.$E$2]) + [.$F$2]) *[.$A30] )  ) / [.$G$2] + RAND() / [.$H$2]" office:value-type="float" office:value="0.00116716546487508" calcext:value-type="float">
            <text:p>0.0011671655</text:p>
          </table:table-cell>
          <table:table-cell table:formula="of:=  ( ( ( BETAINV(RAND(); [.$D$2];[.$E$2]) + [.$F$2]) *[.$A30] )  ) / [.$G$2] + RAND() / [.$H$2]" office:value-type="float" office:value="0.00116642309014091" calcext:value-type="float">
            <text:p>0.0011664231</text:p>
          </table:table-cell>
          <table:table-cell table:formula="of:=  ( ( ( BETAINV(RAND(); [.$D$2];[.$E$2]) + [.$F$2]) *[.$A30] )  ) / [.$G$2] + RAND() / [.$H$2]" office:value-type="float" office:value="0.00115550556191064" calcext:value-type="float">
            <text:p>0.0011555056</text:p>
          </table:table-cell>
          <table:table-cell table:formula="of:=  ( ( ( BETAINV(RAND(); [.$D$2];[.$E$2]) + [.$F$2]) *[.$A30] )  ) / [.$G$2] + RAND() / [.$H$2]" office:value-type="float" office:value="0.00115042186129663" calcext:value-type="float">
            <text:p>0.0011504219</text:p>
          </table:table-cell>
          <table:table-cell table:formula="of:=  ( ( ( BETAINV(RAND(); [.$D$2];[.$E$2]) + [.$F$2]) *[.$A30] )  ) / [.$G$2] + RAND() / [.$H$2]" office:value-type="float" office:value="0.00115115491101652" calcext:value-type="float">
            <text:p>0.0011511549</text:p>
          </table:table-cell>
          <table:table-cell table:formula="of:=  ( ( ( BETAINV(RAND(); [.$D$2];[.$E$2]) + [.$F$2]) *[.$A30] )  ) / [.$G$2] + RAND() / [.$H$2]" office:value-type="float" office:value="0.00117709850863519" calcext:value-type="float">
            <text:p>0.0011770985</text:p>
          </table:table-cell>
          <table:table-cell table:formula="of:=  ( ( ( BETAINV(RAND(); [.$D$2];[.$E$2]) + [.$F$2]) *[.$A30] )  ) / [.$G$2] + RAND() / [.$H$2]" office:value-type="float" office:value="0.00115930985493179" calcext:value-type="float">
            <text:p>0.0011593099</text:p>
          </table:table-cell>
          <table:table-cell table:formula="of:=  ( ( ( BETAINV(RAND(); [.$D$2];[.$E$2]) + [.$F$2]) *[.$A30] )  ) / [.$G$2] + RAND() / [.$H$2]" office:value-type="float" office:value="0.00115541022750934" calcext:value-type="float">
            <text:p>0.0011554102</text:p>
          </table:table-cell>
          <table:table-cell table:formula="of:=  ( ( ( BETAINV(RAND(); [.$D$2];[.$E$2]) + [.$F$2]) *[.$A30] )  ) / [.$G$2] + RAND() / [.$H$2]" office:value-type="float" office:value="0.00115845986044283" calcext:value-type="float">
            <text:p>0.0011584599</text:p>
          </table:table-cell>
          <table:table-cell table:formula="of:=  ( ( ( BETAINV(RAND(); [.$D$2];[.$E$2]) + [.$F$2]) *[.$A30] )  ) / [.$G$2] + RAND() / [.$H$2]" office:value-type="float" office:value="0.00114962470243757" calcext:value-type="float">
            <text:p>0.0011496247</text:p>
          </table:table-cell>
          <table:table-cell table:formula="of:=  ( ( ( BETAINV(RAND(); [.$D$2];[.$E$2]) + [.$F$2]) *[.$A30] )  ) / [.$G$2] + RAND() / [.$H$2]" office:value-type="float" office:value="0.00115698796107291" calcext:value-type="float">
            <text:p>0.001156988</text:p>
          </table:table-cell>
          <table:table-cell table:formula="of:=  ( ( ( BETAINV(RAND(); [.$D$2];[.$E$2]) + [.$F$2]) *[.$A30] )  ) / [.$G$2] + RAND() / [.$H$2]" office:value-type="float" office:value="0.00115166034283382" calcext:value-type="float">
            <text:p>0.0011516603</text:p>
          </table:table-cell>
          <table:table-cell table:formula="of:=  ( ( ( BETAINV(RAND(); [.$D$2];[.$E$2]) + [.$F$2]) *[.$A30] )  ) / [.$G$2] + RAND() / [.$H$2]" office:value-type="float" office:value="0.0011498589032552" calcext:value-type="float">
            <text:p>0.0011498589</text:p>
          </table:table-cell>
          <table:table-cell table:formula="of:=  ( ( ( BETAINV(RAND(); [.$D$2];[.$E$2]) + [.$F$2]) *[.$A30] )  ) / [.$G$2] + RAND() / [.$H$2]" office:value-type="float" office:value="0.00115371171545574" calcext:value-type="float">
            <text:p>0.0011537117</text:p>
          </table:table-cell>
          <table:table-cell table:number-columns-repeated="1005"/>
        </table:table-row>
        <table:table-row table:style-name="ro1">
          <table:table-cell table:formula="of:=[.A30]*2" office:value-type="float" office:value="16777216" calcext:value-type="float">
            <text:p>16777216</text:p>
          </table:table-cell>
          <table:table-cell/>
          <table:table-cell table:formula="of:=  ( ( ( BETAINV(RAND(); [.$D$2];[.$E$2]) + [.$F$2]) *[.$A31] )  ) / [.$G$2] + RAND() / [.$H$2]" office:value-type="float" office:value="0.00233724381918806" calcext:value-type="float">
            <text:p>0.0023372438</text:p>
          </table:table-cell>
          <table:table-cell table:formula="of:=  ( ( ( BETAINV(RAND(); [.$D$2];[.$E$2]) + [.$F$2]) *[.$A31] )  ) / [.$G$2] + RAND() / [.$H$2]" office:value-type="float" office:value="0.00231643253723532" calcext:value-type="float">
            <text:p>0.0023164325</text:p>
          </table:table-cell>
          <table:table-cell table:formula="of:=  ( ( ( BETAINV(RAND(); [.$D$2];[.$E$2]) + [.$F$2]) *[.$A31] )  ) / [.$G$2] + RAND() / [.$H$2]" office:value-type="float" office:value="0.00231033904091363" calcext:value-type="float">
            <text:p>0.002310339</text:p>
          </table:table-cell>
          <table:table-cell table:formula="of:=  ( ( ( BETAINV(RAND(); [.$D$2];[.$E$2]) + [.$F$2]) *[.$A31] )  ) / [.$G$2] + RAND() / [.$H$2]" office:value-type="float" office:value="0.00230244258981057" calcext:value-type="float">
            <text:p>0.0023024426</text:p>
          </table:table-cell>
          <table:table-cell table:formula="of:=  ( ( ( BETAINV(RAND(); [.$D$2];[.$E$2]) + [.$F$2]) *[.$A31] )  ) / [.$G$2] + RAND() / [.$H$2]" office:value-type="float" office:value="0.00230265045868877" calcext:value-type="float">
            <text:p>0.0023026505</text:p>
          </table:table-cell>
          <table:table-cell table:formula="of:=  ( ( ( BETAINV(RAND(); [.$D$2];[.$E$2]) + [.$F$2]) *[.$A31] )  ) / [.$G$2] + RAND() / [.$H$2]" office:value-type="float" office:value="0.00230732735501885" calcext:value-type="float">
            <text:p>0.0023073274</text:p>
          </table:table-cell>
          <table:table-cell table:formula="of:=  ( ( ( BETAINV(RAND(); [.$D$2];[.$E$2]) + [.$F$2]) *[.$A31] )  ) / [.$G$2] + RAND() / [.$H$2]" office:value-type="float" office:value="0.00231908925058129" calcext:value-type="float">
            <text:p>0.0023190893</text:p>
          </table:table-cell>
          <table:table-cell table:formula="of:=  ( ( ( BETAINV(RAND(); [.$D$2];[.$E$2]) + [.$F$2]) *[.$A31] )  ) / [.$G$2] + RAND() / [.$H$2]" office:value-type="float" office:value="0.00229972496049207" calcext:value-type="float">
            <text:p>0.002299725</text:p>
          </table:table-cell>
          <table:table-cell table:formula="of:=  ( ( ( BETAINV(RAND(); [.$D$2];[.$E$2]) + [.$F$2]) *[.$A31] )  ) / [.$G$2] + RAND() / [.$H$2]" office:value-type="float" office:value="0.00230174273703148" calcext:value-type="float">
            <text:p>0.0023017427</text:p>
          </table:table-cell>
          <table:table-cell table:formula="of:=  ( ( ( BETAINV(RAND(); [.$D$2];[.$E$2]) + [.$F$2]) *[.$A31] )  ) / [.$G$2] + RAND() / [.$H$2]" office:value-type="float" office:value="0.00232197280178853" calcext:value-type="float">
            <text:p>0.0023219728</text:p>
          </table:table-cell>
          <table:table-cell table:formula="of:=  ( ( ( BETAINV(RAND(); [.$D$2];[.$E$2]) + [.$F$2]) *[.$A31] )  ) / [.$G$2] + RAND() / [.$H$2]" office:value-type="float" office:value="0.00234376110298441" calcext:value-type="float">
            <text:p>0.0023437611</text:p>
          </table:table-cell>
          <table:table-cell table:formula="of:=  ( ( ( BETAINV(RAND(); [.$D$2];[.$E$2]) + [.$F$2]) *[.$A31] )  ) / [.$G$2] + RAND() / [.$H$2]" office:value-type="float" office:value="0.00232810195330625" calcext:value-type="float">
            <text:p>0.002328102</text:p>
          </table:table-cell>
          <table:table-cell table:formula="of:=  ( ( ( BETAINV(RAND(); [.$D$2];[.$E$2]) + [.$F$2]) *[.$A31] )  ) / [.$G$2] + RAND() / [.$H$2]" office:value-type="float" office:value="0.00229995051655263" calcext:value-type="float">
            <text:p>0.0022999505</text:p>
          </table:table-cell>
          <table:table-cell table:formula="of:=  ( ( ( BETAINV(RAND(); [.$D$2];[.$E$2]) + [.$F$2]) *[.$A31] )  ) / [.$G$2] + RAND() / [.$H$2]" office:value-type="float" office:value="0.00238311230311241" calcext:value-type="float">
            <text:p>0.0023831123</text:p>
          </table:table-cell>
          <table:table-cell table:formula="of:=  ( ( ( BETAINV(RAND(); [.$D$2];[.$E$2]) + [.$F$2]) *[.$A31] )  ) / [.$G$2] + RAND() / [.$H$2]" office:value-type="float" office:value="0.00234289993632765" calcext:value-type="float">
            <text:p>0.0023428999</text:p>
          </table:table-cell>
          <table:table-cell table:formula="of:=  ( ( ( BETAINV(RAND(); [.$D$2];[.$E$2]) + [.$F$2]) *[.$A31] )  ) / [.$G$2] + RAND() / [.$H$2]" office:value-type="float" office:value="0.00231413249794525" calcext:value-type="float">
            <text:p>0.0023141325</text:p>
          </table:table-cell>
          <table:table-cell table:formula="of:=  ( ( ( BETAINV(RAND(); [.$D$2];[.$E$2]) + [.$F$2]) *[.$A31] )  ) / [.$G$2] + RAND() / [.$H$2]" office:value-type="float" office:value="0.00233930455577598" calcext:value-type="float">
            <text:p>0.0023393046</text:p>
          </table:table-cell>
          <table:table-cell table:number-columns-repeated="1005"/>
        </table:table-row>
        <table:table-row table:style-name="ro1">
          <table:table-cell table:formula="of:=[.A31]*2" office:value-type="float" office:value="33554432" calcext:value-type="float">
            <text:p>33554432</text:p>
          </table:table-cell>
          <table:table-cell/>
          <table:table-cell table:formula="of:=  ( ( ( BETAINV(RAND(); [.$D$2];[.$E$2]) + [.$F$2]) *[.$A32] )  ) / [.$G$2] + RAND() / [.$H$2]" office:value-type="float" office:value="0.00460890962621104" calcext:value-type="float">
            <text:p>0.0046089096</text:p>
          </table:table-cell>
          <table:table-cell table:formula="of:=  ( ( ( BETAINV(RAND(); [.$D$2];[.$E$2]) + [.$F$2]) *[.$A32] )  ) / [.$G$2] + RAND() / [.$H$2]" office:value-type="float" office:value="0.0046512680297826" calcext:value-type="float">
            <text:p>0.004651268</text:p>
          </table:table-cell>
          <table:table-cell table:formula="of:=  ( ( ( BETAINV(RAND(); [.$D$2];[.$E$2]) + [.$F$2]) *[.$A32] )  ) / [.$G$2] + RAND() / [.$H$2]" office:value-type="float" office:value="0.00460071690598366" calcext:value-type="float">
            <text:p>0.0046007169</text:p>
          </table:table-cell>
          <table:table-cell table:formula="of:=  ( ( ( BETAINV(RAND(); [.$D$2];[.$E$2]) + [.$F$2]) *[.$A32] )  ) / [.$G$2] + RAND() / [.$H$2]" office:value-type="float" office:value="0.0046069692958362" calcext:value-type="float">
            <text:p>0.0046069693</text:p>
          </table:table-cell>
          <table:table-cell table:formula="of:=  ( ( ( BETAINV(RAND(); [.$D$2];[.$E$2]) + [.$F$2]) *[.$A32] )  ) / [.$G$2] + RAND() / [.$H$2]" office:value-type="float" office:value="0.00468078928155171" calcext:value-type="float">
            <text:p>0.0046807893</text:p>
          </table:table-cell>
          <table:table-cell table:formula="of:=  ( ( ( BETAINV(RAND(); [.$D$2];[.$E$2]) + [.$F$2]) *[.$A32] )  ) / [.$G$2] + RAND() / [.$H$2]" office:value-type="float" office:value="0.00460330761447707" calcext:value-type="float">
            <text:p>0.0046033076</text:p>
          </table:table-cell>
          <table:table-cell table:formula="of:=  ( ( ( BETAINV(RAND(); [.$D$2];[.$E$2]) + [.$F$2]) *[.$A32] )  ) / [.$G$2] + RAND() / [.$H$2]" office:value-type="float" office:value="0.00470184783502512" calcext:value-type="float">
            <text:p>0.0047018478</text:p>
          </table:table-cell>
          <table:table-cell table:formula="of:=  ( ( ( BETAINV(RAND(); [.$D$2];[.$E$2]) + [.$F$2]) *[.$A32] )  ) / [.$G$2] + RAND() / [.$H$2]" office:value-type="float" office:value="0.00461455792692454" calcext:value-type="float">
            <text:p>0.0046145579</text:p>
          </table:table-cell>
          <table:table-cell table:formula="of:=  ( ( ( BETAINV(RAND(); [.$D$2];[.$E$2]) + [.$F$2]) *[.$A32] )  ) / [.$G$2] + RAND() / [.$H$2]" office:value-type="float" office:value="0.00461314341945001" calcext:value-type="float">
            <text:p>0.0046131434</text:p>
          </table:table-cell>
          <table:table-cell table:formula="of:=  ( ( ( BETAINV(RAND(); [.$D$2];[.$E$2]) + [.$F$2]) *[.$A32] )  ) / [.$G$2] + RAND() / [.$H$2]" office:value-type="float" office:value="0.0046754796524394" calcext:value-type="float">
            <text:p>0.0046754797</text:p>
          </table:table-cell>
          <table:table-cell table:formula="of:=  ( ( ( BETAINV(RAND(); [.$D$2];[.$E$2]) + [.$F$2]) *[.$A32] )  ) / [.$G$2] + RAND() / [.$H$2]" office:value-type="float" office:value="0.00464581626588761" calcext:value-type="float">
            <text:p>0.0046458163</text:p>
          </table:table-cell>
          <table:table-cell table:formula="of:=  ( ( ( BETAINV(RAND(); [.$D$2];[.$E$2]) + [.$F$2]) *[.$A32] )  ) / [.$G$2] + RAND() / [.$H$2]" office:value-type="float" office:value="0.00461801251677076" calcext:value-type="float">
            <text:p>0.0046180125</text:p>
          </table:table-cell>
          <table:table-cell table:formula="of:=  ( ( ( BETAINV(RAND(); [.$D$2];[.$E$2]) + [.$F$2]) *[.$A32] )  ) / [.$G$2] + RAND() / [.$H$2]" office:value-type="float" office:value="0.00463452819941173" calcext:value-type="float">
            <text:p>0.0046345282</text:p>
          </table:table-cell>
          <table:table-cell table:formula="of:=  ( ( ( BETAINV(RAND(); [.$D$2];[.$E$2]) + [.$F$2]) *[.$A32] )  ) / [.$G$2] + RAND() / [.$H$2]" office:value-type="float" office:value="0.00462673093307396" calcext:value-type="float">
            <text:p>0.0046267309</text:p>
          </table:table-cell>
          <table:table-cell table:formula="of:=  ( ( ( BETAINV(RAND(); [.$D$2];[.$E$2]) + [.$F$2]) *[.$A32] )  ) / [.$G$2] + RAND() / [.$H$2]" office:value-type="float" office:value="0.00460545926947697" calcext:value-type="float">
            <text:p>0.0046054593</text:p>
          </table:table-cell>
          <table:table-cell table:formula="of:=  ( ( ( BETAINV(RAND(); [.$D$2];[.$E$2]) + [.$F$2]) *[.$A32] )  ) / [.$G$2] + RAND() / [.$H$2]" office:value-type="float" office:value="0.00467944267928651" calcext:value-type="float">
            <text:p>0.0046794427</text:p>
          </table:table-cell>
          <table:table-cell table:formula="of:=  ( ( ( BETAINV(RAND(); [.$D$2];[.$E$2]) + [.$F$2]) *[.$A32] )  ) / [.$G$2] + RAND() / [.$H$2]" office:value-type="float" office:value="0.004669380588209" calcext:value-type="float">
            <text:p>0.0046693806</text:p>
          </table:table-cell>
          <table:table-cell table:number-columns-repeated="1005"/>
        </table:table-row>
        <table:table-row table:style-name="ro1">
          <table:table-cell table:formula="of:=[.A32]*2" office:value-type="float" office:value="67108864" calcext:value-type="float">
            <text:p>67108864</text:p>
          </table:table-cell>
          <table:table-cell/>
          <table:table-cell table:formula="of:=  ( ( ( BETAINV(RAND(); [.$D$2];[.$E$2]) + [.$F$2]) *[.$A33] )  ) / [.$G$2] + RAND() / [.$H$2]" office:value-type="float" office:value="0.00932880554185993" calcext:value-type="float">
            <text:p>0.0093288055</text:p>
          </table:table-cell>
          <table:table-cell table:formula="of:=  ( ( ( BETAINV(RAND(); [.$D$2];[.$E$2]) + [.$F$2]) *[.$A33] )  ) / [.$G$2] + RAND() / [.$H$2]" office:value-type="float" office:value="0.00925900349502886" calcext:value-type="float">
            <text:p>0.0092590035</text:p>
          </table:table-cell>
          <table:table-cell table:formula="of:=  ( ( ( BETAINV(RAND(); [.$D$2];[.$E$2]) + [.$F$2]) *[.$A33] )  ) / [.$G$2] + RAND() / [.$H$2]" office:value-type="float" office:value="0.00931576456558561" calcext:value-type="float">
            <text:p>0.0093157646</text:p>
          </table:table-cell>
          <table:table-cell table:formula="of:=  ( ( ( BETAINV(RAND(); [.$D$2];[.$E$2]) + [.$F$2]) *[.$A33] )  ) / [.$G$2] + RAND() / [.$H$2]" office:value-type="float" office:value="0.00922856308064445" calcext:value-type="float">
            <text:p>0.0092285631</text:p>
          </table:table-cell>
          <table:table-cell table:formula="of:=  ( ( ( BETAINV(RAND(); [.$D$2];[.$E$2]) + [.$F$2]) *[.$A33] )  ) / [.$G$2] + RAND() / [.$H$2]" office:value-type="float" office:value="0.00925490794424914" calcext:value-type="float">
            <text:p>0.0092549079</text:p>
          </table:table-cell>
          <table:table-cell table:formula="of:=  ( ( ( BETAINV(RAND(); [.$D$2];[.$E$2]) + [.$F$2]) *[.$A33] )  ) / [.$G$2] + RAND() / [.$H$2]" office:value-type="float" office:value="0.0093633187482381" calcext:value-type="float">
            <text:p>0.0093633187</text:p>
          </table:table-cell>
          <table:table-cell table:formula="of:=  ( ( ( BETAINV(RAND(); [.$D$2];[.$E$2]) + [.$F$2]) *[.$A33] )  ) / [.$G$2] + RAND() / [.$H$2]" office:value-type="float" office:value="0.00943912332099193" calcext:value-type="float">
            <text:p>0.0094391233</text:p>
          </table:table-cell>
          <table:table-cell table:formula="of:=  ( ( ( BETAINV(RAND(); [.$D$2];[.$E$2]) + [.$F$2]) *[.$A33] )  ) / [.$G$2] + RAND() / [.$H$2]" office:value-type="float" office:value="0.00919453125148666" calcext:value-type="float">
            <text:p>0.0091945313</text:p>
          </table:table-cell>
          <table:table-cell table:formula="of:=  ( ( ( BETAINV(RAND(); [.$D$2];[.$E$2]) + [.$F$2]) *[.$A33] )  ) / [.$G$2] + RAND() / [.$H$2]" office:value-type="float" office:value="0.00931852925924203" calcext:value-type="float">
            <text:p>0.0093185293</text:p>
          </table:table-cell>
          <table:table-cell table:formula="of:=  ( ( ( BETAINV(RAND(); [.$D$2];[.$E$2]) + [.$F$2]) *[.$A33] )  ) / [.$G$2] + RAND() / [.$H$2]" office:value-type="float" office:value="0.00925091336816756" calcext:value-type="float">
            <text:p>0.0092509134</text:p>
          </table:table-cell>
          <table:table-cell table:formula="of:=  ( ( ( BETAINV(RAND(); [.$D$2];[.$E$2]) + [.$F$2]) *[.$A33] )  ) / [.$G$2] + RAND() / [.$H$2]" office:value-type="float" office:value="0.00929262498477881" calcext:value-type="float">
            <text:p>0.009292625</text:p>
          </table:table-cell>
          <table:table-cell table:formula="of:=  ( ( ( BETAINV(RAND(); [.$D$2];[.$E$2]) + [.$F$2]) *[.$A33] )  ) / [.$G$2] + RAND() / [.$H$2]" office:value-type="float" office:value="0.00923967783852378" calcext:value-type="float">
            <text:p>0.0092396778</text:p>
          </table:table-cell>
          <table:table-cell table:formula="of:=  ( ( ( BETAINV(RAND(); [.$D$2];[.$E$2]) + [.$F$2]) *[.$A33] )  ) / [.$G$2] + RAND() / [.$H$2]" office:value-type="float" office:value="0.00921849288701853" calcext:value-type="float">
            <text:p>0.0092184929</text:p>
          </table:table-cell>
          <table:table-cell table:formula="of:=  ( ( ( BETAINV(RAND(); [.$D$2];[.$E$2]) + [.$F$2]) *[.$A33] )  ) / [.$G$2] + RAND() / [.$H$2]" office:value-type="float" office:value="0.00921488024087373" calcext:value-type="float">
            <text:p>0.0092148802</text:p>
          </table:table-cell>
          <table:table-cell table:formula="of:=  ( ( ( BETAINV(RAND(); [.$D$2];[.$E$2]) + [.$F$2]) *[.$A33] )  ) / [.$G$2] + RAND() / [.$H$2]" office:value-type="float" office:value="0.00933383100183188" calcext:value-type="float">
            <text:p>0.009333831</text:p>
          </table:table-cell>
          <table:table-cell table:formula="of:=  ( ( ( BETAINV(RAND(); [.$D$2];[.$E$2]) + [.$F$2]) *[.$A33] )  ) / [.$G$2] + RAND() / [.$H$2]" office:value-type="float" office:value="0.00920565644922217" calcext:value-type="float">
            <text:p>0.0092056564</text:p>
          </table:table-cell>
          <table:table-cell table:formula="of:=  ( ( ( BETAINV(RAND(); [.$D$2];[.$E$2]) + [.$F$2]) *[.$A33] )  ) / [.$G$2] + RAND() / [.$H$2]" office:value-type="float" office:value="0.00922842899289059" calcext:value-type="float">
            <text:p>0.009228429</text:p>
          </table:table-cell>
          <table:table-cell table:number-columns-repeated="1005"/>
        </table:table-row>
        <table:table-row table:style-name="ro1">
          <table:table-cell table:formula="of:=[.A33]*2" office:value-type="float" office:value="134217728" calcext:value-type="float">
            <text:p>134217728</text:p>
          </table:table-cell>
          <table:table-cell/>
          <table:table-cell table:formula="of:=  ( ( ( BETAINV(RAND(); [.$D$2];[.$E$2]) + [.$F$2]) *[.$A34] )  ) / [.$G$2] + RAND() / [.$H$2]" office:value-type="float" office:value="0.0184867405132045" calcext:value-type="float">
            <text:p>0.0184867405</text:p>
          </table:table-cell>
          <table:table-cell table:formula="of:=  ( ( ( BETAINV(RAND(); [.$D$2];[.$E$2]) + [.$F$2]) *[.$A34] )  ) / [.$G$2] + RAND() / [.$H$2]" office:value-type="float" office:value="0.0183937883826049" calcext:value-type="float">
            <text:p>0.0183937884</text:p>
          </table:table-cell>
          <table:table-cell table:formula="of:=  ( ( ( BETAINV(RAND(); [.$D$2];[.$E$2]) + [.$F$2]) *[.$A34] )  ) / [.$G$2] + RAND() / [.$H$2]" office:value-type="float" office:value="0.018423158477845" calcext:value-type="float">
            <text:p>0.0184231585</text:p>
          </table:table-cell>
          <table:table-cell table:formula="of:=  ( ( ( BETAINV(RAND(); [.$D$2];[.$E$2]) + [.$F$2]) *[.$A34] )  ) / [.$G$2] + RAND() / [.$H$2]" office:value-type="float" office:value="0.0185298756889732" calcext:value-type="float">
            <text:p>0.0185298757</text:p>
          </table:table-cell>
          <table:table-cell table:formula="of:=  ( ( ( BETAINV(RAND(); [.$D$2];[.$E$2]) + [.$F$2]) *[.$A34] )  ) / [.$G$2] + RAND() / [.$H$2]" office:value-type="float" office:value="0.0187425762521716" calcext:value-type="float">
            <text:p>0.0187425763</text:p>
          </table:table-cell>
          <table:table-cell table:formula="of:=  ( ( ( BETAINV(RAND(); [.$D$2];[.$E$2]) + [.$F$2]) *[.$A34] )  ) / [.$G$2] + RAND() / [.$H$2]" office:value-type="float" office:value="0.0184356906049167" calcext:value-type="float">
            <text:p>0.0184356906</text:p>
          </table:table-cell>
          <table:table-cell table:formula="of:=  ( ( ( BETAINV(RAND(); [.$D$2];[.$E$2]) + [.$F$2]) *[.$A34] )  ) / [.$G$2] + RAND() / [.$H$2]" office:value-type="float" office:value="0.0187917207886271" calcext:value-type="float">
            <text:p>0.0187917208</text:p>
          </table:table-cell>
          <table:table-cell table:formula="of:=  ( ( ( BETAINV(RAND(); [.$D$2];[.$E$2]) + [.$F$2]) *[.$A34] )  ) / [.$G$2] + RAND() / [.$H$2]" office:value-type="float" office:value="0.0183976839051618" calcext:value-type="float">
            <text:p>0.0183976839</text:p>
          </table:table-cell>
          <table:table-cell table:formula="of:=  ( ( ( BETAINV(RAND(); [.$D$2];[.$E$2]) + [.$F$2]) *[.$A34] )  ) / [.$G$2] + RAND() / [.$H$2]" office:value-type="float" office:value="0.0185884235584995" calcext:value-type="float">
            <text:p>0.0185884236</text:p>
          </table:table-cell>
          <table:table-cell table:formula="of:=  ( ( ( BETAINV(RAND(); [.$D$2];[.$E$2]) + [.$F$2]) *[.$A34] )  ) / [.$G$2] + RAND() / [.$H$2]" office:value-type="float" office:value="0.0185139409106923" calcext:value-type="float">
            <text:p>0.0185139409</text:p>
          </table:table-cell>
          <table:table-cell table:formula="of:=  ( ( ( BETAINV(RAND(); [.$D$2];[.$E$2]) + [.$F$2]) *[.$A34] )  ) / [.$G$2] + RAND() / [.$H$2]" office:value-type="float" office:value="0.0184501451885799" calcext:value-type="float">
            <text:p>0.0184501452</text:p>
          </table:table-cell>
          <table:table-cell table:formula="of:=  ( ( ( BETAINV(RAND(); [.$D$2];[.$E$2]) + [.$F$2]) *[.$A34] )  ) / [.$G$2] + RAND() / [.$H$2]" office:value-type="float" office:value="0.0186606258578092" calcext:value-type="float">
            <text:p>0.0186606259</text:p>
          </table:table-cell>
          <table:table-cell table:formula="of:=  ( ( ( BETAINV(RAND(); [.$D$2];[.$E$2]) + [.$F$2]) *[.$A34] )  ) / [.$G$2] + RAND() / [.$H$2]" office:value-type="float" office:value="0.0187878833609392" calcext:value-type="float">
            <text:p>0.0187878834</text:p>
          </table:table-cell>
          <table:table-cell table:formula="of:=  ( ( ( BETAINV(RAND(); [.$D$2];[.$E$2]) + [.$F$2]) *[.$A34] )  ) / [.$G$2] + RAND() / [.$H$2]" office:value-type="float" office:value="0.0185050408705987" calcext:value-type="float">
            <text:p>0.0185050409</text:p>
          </table:table-cell>
          <table:table-cell table:formula="of:=  ( ( ( BETAINV(RAND(); [.$D$2];[.$E$2]) + [.$F$2]) *[.$A34] )  ) / [.$G$2] + RAND() / [.$H$2]" office:value-type="float" office:value="0.0186457241675552" calcext:value-type="float">
            <text:p>0.0186457242</text:p>
          </table:table-cell>
          <table:table-cell table:formula="of:=  ( ( ( BETAINV(RAND(); [.$D$2];[.$E$2]) + [.$F$2]) *[.$A34] )  ) / [.$G$2] + RAND() / [.$H$2]" office:value-type="float" office:value="0.0184327908906312" calcext:value-type="float">
            <text:p>0.0184327909</text:p>
          </table:table-cell>
          <table:table-cell table:formula="of:=  ( ( ( BETAINV(RAND(); [.$D$2];[.$E$2]) + [.$F$2]) *[.$A34] )  ) / [.$G$2] + RAND() / [.$H$2]" office:value-type="float" office:value="0.0185108421252265" calcext:value-type="float">
            <text:p>0.0185108421</text:p>
          </table:table-cell>
          <table:table-cell table:number-columns-repeated="1005"/>
        </table:table-row>
        <table:table-row table:style-name="ro1">
          <table:table-cell table:formula="of:=[.A34]*2" office:value-type="float" office:value="268435456" calcext:value-type="float">
            <text:p>268435456</text:p>
          </table:table-cell>
          <table:table-cell/>
          <table:table-cell table:formula="of:=  ( ( ( BETAINV(RAND(); [.$D$2];[.$E$2]) + [.$F$2]) *[.$A35] )  ) / [.$G$2] + RAND() / [.$H$2]" office:value-type="float" office:value="0.0368429598640579" calcext:value-type="float">
            <text:p>0.0368429599</text:p>
          </table:table-cell>
          <table:table-cell table:formula="of:=  ( ( ( BETAINV(RAND(); [.$D$2];[.$E$2]) + [.$F$2]) *[.$A35] )  ) / [.$G$2] + RAND() / [.$H$2]" office:value-type="float" office:value="0.037109599774305" calcext:value-type="float">
            <text:p>0.0371095998</text:p>
          </table:table-cell>
          <table:table-cell table:formula="of:=  ( ( ( BETAINV(RAND(); [.$D$2];[.$E$2]) + [.$F$2]) *[.$A35] )  ) / [.$G$2] + RAND() / [.$H$2]" office:value-type="float" office:value="0.0368921572681535" calcext:value-type="float">
            <text:p>0.0368921573</text:p>
          </table:table-cell>
          <table:table-cell table:formula="of:=  ( ( ( BETAINV(RAND(); [.$D$2];[.$E$2]) + [.$F$2]) *[.$A35] )  ) / [.$G$2] + RAND() / [.$H$2]" office:value-type="float" office:value="0.0368038007275019" calcext:value-type="float">
            <text:p>0.0368038007</text:p>
          </table:table-cell>
          <table:table-cell table:formula="of:=  ( ( ( BETAINV(RAND(); [.$D$2];[.$E$2]) + [.$F$2]) *[.$A35] )  ) / [.$G$2] + RAND() / [.$H$2]" office:value-type="float" office:value="0.0372018053748946" calcext:value-type="float">
            <text:p>0.0372018054</text:p>
          </table:table-cell>
          <table:table-cell table:formula="of:=  ( ( ( BETAINV(RAND(); [.$D$2];[.$E$2]) + [.$F$2]) *[.$A35] )  ) / [.$G$2] + RAND() / [.$H$2]" office:value-type="float" office:value="0.037502201476606" calcext:value-type="float">
            <text:p>0.0375022015</text:p>
          </table:table-cell>
          <table:table-cell table:formula="of:=  ( ( ( BETAINV(RAND(); [.$D$2];[.$E$2]) + [.$F$2]) *[.$A35] )  ) / [.$G$2] + RAND() / [.$H$2]" office:value-type="float" office:value="0.0378789769839628" calcext:value-type="float">
            <text:p>0.037878977</text:p>
          </table:table-cell>
          <table:table-cell table:formula="of:=  ( ( ( BETAINV(RAND(); [.$D$2];[.$E$2]) + [.$F$2]) *[.$A35] )  ) / [.$G$2] + RAND() / [.$H$2]" office:value-type="float" office:value="0.0368173331226916" calcext:value-type="float">
            <text:p>0.0368173331</text:p>
          </table:table-cell>
          <table:table-cell table:formula="of:=  ( ( ( BETAINV(RAND(); [.$D$2];[.$E$2]) + [.$F$2]) *[.$A35] )  ) / [.$G$2] + RAND() / [.$H$2]" office:value-type="float" office:value="0.0368016855104375" calcext:value-type="float">
            <text:p>0.0368016855</text:p>
          </table:table-cell>
          <table:table-cell table:formula="of:=  ( ( ( BETAINV(RAND(); [.$D$2];[.$E$2]) + [.$F$2]) *[.$A35] )  ) / [.$G$2] + RAND() / [.$H$2]" office:value-type="float" office:value="0.0368401738129325" calcext:value-type="float">
            <text:p>0.0368401738</text:p>
          </table:table-cell>
          <table:table-cell table:formula="of:=  ( ( ( BETAINV(RAND(); [.$D$2];[.$E$2]) + [.$F$2]) *[.$A35] )  ) / [.$G$2] + RAND() / [.$H$2]" office:value-type="float" office:value="0.0367721643780697" calcext:value-type="float">
            <text:p>0.0367721644</text:p>
          </table:table-cell>
          <table:table-cell table:formula="of:=  ( ( ( BETAINV(RAND(); [.$D$2];[.$E$2]) + [.$F$2]) *[.$A35] )  ) / [.$G$2] + RAND() / [.$H$2]" office:value-type="float" office:value="0.0374114773753882" calcext:value-type="float">
            <text:p>0.0374114774</text:p>
          </table:table-cell>
          <table:table-cell table:formula="of:=  ( ( ( BETAINV(RAND(); [.$D$2];[.$E$2]) + [.$F$2]) *[.$A35] )  ) / [.$G$2] + RAND() / [.$H$2]" office:value-type="float" office:value="0.0376772776692048" calcext:value-type="float">
            <text:p>0.0376772777</text:p>
          </table:table-cell>
          <table:table-cell table:formula="of:=  ( ( ( BETAINV(RAND(); [.$D$2];[.$E$2]) + [.$F$2]) *[.$A35] )  ) / [.$G$2] + RAND() / [.$H$2]" office:value-type="float" office:value="0.037418664291349" calcext:value-type="float">
            <text:p>0.0374186643</text:p>
          </table:table-cell>
          <table:table-cell table:formula="of:=  ( ( ( BETAINV(RAND(); [.$D$2];[.$E$2]) + [.$F$2]) *[.$A35] )  ) / [.$G$2] + RAND() / [.$H$2]" office:value-type="float" office:value="0.03696576444152" calcext:value-type="float">
            <text:p>0.0369657644</text:p>
          </table:table-cell>
          <table:table-cell table:formula="of:=  ( ( ( BETAINV(RAND(); [.$D$2];[.$E$2]) + [.$F$2]) *[.$A35] )  ) / [.$G$2] + RAND() / [.$H$2]" office:value-type="float" office:value="0.0369082154735156" calcext:value-type="float">
            <text:p>0.0369082155</text:p>
          </table:table-cell>
          <table:table-cell table:formula="of:=  ( ( ( BETAINV(RAND(); [.$D$2];[.$E$2]) + [.$F$2]) *[.$A35] )  ) / [.$G$2] + RAND() / [.$H$2]" office:value-type="float" office:value="0.036896253488681" calcext:value-type="float">
            <text:p>0.0368962535</text:p>
          </table:table-cell>
          <table:table-cell table:number-columns-repeated="1005"/>
        </table:table-row>
        <table:table-row table:style-name="ro1">
          <table:table-cell table:formula="of:=[.A35]*2" office:value-type="float" office:value="536870912" calcext:value-type="float">
            <text:p>536870912</text:p>
          </table:table-cell>
          <table:table-cell/>
          <table:table-cell table:formula="of:=  ( ( ( BETAINV(RAND(); [.$D$2];[.$E$2]) + [.$F$2]) *[.$A36] )  ) / [.$G$2] + RAND() / [.$H$2]" office:value-type="float" office:value="0.0737592066150323" calcext:value-type="float">
            <text:p>0.0737592066</text:p>
          </table:table-cell>
          <table:table-cell table:formula="of:=  ( ( ( BETAINV(RAND(); [.$D$2];[.$E$2]) + [.$F$2]) *[.$A36] )  ) / [.$G$2] + RAND() / [.$H$2]" office:value-type="float" office:value="0.0755690119639675" calcext:value-type="float">
            <text:p>0.075569012</text:p>
          </table:table-cell>
          <table:table-cell table:formula="of:=  ( ( ( BETAINV(RAND(); [.$D$2];[.$E$2]) + [.$F$2]) *[.$A36] )  ) / [.$G$2] + RAND() / [.$H$2]" office:value-type="float" office:value="0.0740854690661955" calcext:value-type="float">
            <text:p>0.0740854691</text:p>
          </table:table-cell>
          <table:table-cell table:formula="of:=  ( ( ( BETAINV(RAND(); [.$D$2];[.$E$2]) + [.$F$2]) *[.$A36] )  ) / [.$G$2] + RAND() / [.$H$2]" office:value-type="float" office:value="0.0743208677393575" calcext:value-type="float">
            <text:p>0.0743208677</text:p>
          </table:table-cell>
          <table:table-cell table:formula="of:=  ( ( ( BETAINV(RAND(); [.$D$2];[.$E$2]) + [.$F$2]) *[.$A36] )  ) / [.$G$2] + RAND() / [.$H$2]" office:value-type="float" office:value="0.0740065384323835" calcext:value-type="float">
            <text:p>0.0740065384</text:p>
          </table:table-cell>
          <table:table-cell table:formula="of:=  ( ( ( BETAINV(RAND(); [.$D$2];[.$E$2]) + [.$F$2]) *[.$A36] )  ) / [.$G$2] + RAND() / [.$H$2]" office:value-type="float" office:value="0.0746328085437323" calcext:value-type="float">
            <text:p>0.0746328085</text:p>
          </table:table-cell>
          <table:table-cell table:formula="of:=  ( ( ( BETAINV(RAND(); [.$D$2];[.$E$2]) + [.$F$2]) *[.$A36] )  ) / [.$G$2] + RAND() / [.$H$2]" office:value-type="float" office:value="0.07475628595741" calcext:value-type="float">
            <text:p>0.074756286</text:p>
          </table:table-cell>
          <table:table-cell table:formula="of:=  ( ( ( BETAINV(RAND(); [.$D$2];[.$E$2]) + [.$F$2]) *[.$A36] )  ) / [.$G$2] + RAND() / [.$H$2]" office:value-type="float" office:value="0.0748190012091517" calcext:value-type="float">
            <text:p>0.0748190012</text:p>
          </table:table-cell>
          <table:table-cell table:formula="of:=  ( ( ( BETAINV(RAND(); [.$D$2];[.$E$2]) + [.$F$2]) *[.$A36] )  ) / [.$G$2] + RAND() / [.$H$2]" office:value-type="float" office:value="0.0743297667314627" calcext:value-type="float">
            <text:p>0.0743297667</text:p>
          </table:table-cell>
          <table:table-cell table:formula="of:=  ( ( ( BETAINV(RAND(); [.$D$2];[.$E$2]) + [.$F$2]) *[.$A36] )  ) / [.$G$2] + RAND() / [.$H$2]" office:value-type="float" office:value="0.0751502762244607" calcext:value-type="float">
            <text:p>0.0751502762</text:p>
          </table:table-cell>
          <table:table-cell table:formula="of:=  ( ( ( BETAINV(RAND(); [.$D$2];[.$E$2]) + [.$F$2]) *[.$A36] )  ) / [.$G$2] + RAND() / [.$H$2]" office:value-type="float" office:value="0.0751267324554671" calcext:value-type="float">
            <text:p>0.0751267325</text:p>
          </table:table-cell>
          <table:table-cell table:formula="of:=  ( ( ( BETAINV(RAND(); [.$D$2];[.$E$2]) + [.$F$2]) *[.$A36] )  ) / [.$G$2] + RAND() / [.$H$2]" office:value-type="float" office:value="0.0746864557909694" calcext:value-type="float">
            <text:p>0.0746864558</text:p>
          </table:table-cell>
          <table:table-cell table:formula="of:=  ( ( ( BETAINV(RAND(); [.$D$2];[.$E$2]) + [.$F$2]) *[.$A36] )  ) / [.$G$2] + RAND() / [.$H$2]" office:value-type="float" office:value="0.073781133382999" calcext:value-type="float">
            <text:p>0.0737811334</text:p>
          </table:table-cell>
          <table:table-cell table:formula="of:=  ( ( ( BETAINV(RAND(); [.$D$2];[.$E$2]) + [.$F$2]) *[.$A36] )  ) / [.$G$2] + RAND() / [.$H$2]" office:value-type="float" office:value="0.0750868775927781" calcext:value-type="float">
            <text:p>0.0750868776</text:p>
          </table:table-cell>
          <table:table-cell table:formula="of:=  ( ( ( BETAINV(RAND(); [.$D$2];[.$E$2]) + [.$F$2]) *[.$A36] )  ) / [.$G$2] + RAND() / [.$H$2]" office:value-type="float" office:value="0.0736650314865612" calcext:value-type="float">
            <text:p>0.0736650315</text:p>
          </table:table-cell>
          <table:table-cell table:formula="of:=  ( ( ( BETAINV(RAND(); [.$D$2];[.$E$2]) + [.$F$2]) *[.$A36] )  ) / [.$G$2] + RAND() / [.$H$2]" office:value-type="float" office:value="0.0737653428784211" calcext:value-type="float">
            <text:p>0.0737653429</text:p>
          </table:table-cell>
          <table:table-cell table:formula="of:=  ( ( ( BETAINV(RAND(); [.$D$2];[.$E$2]) + [.$F$2]) *[.$A36] )  ) / [.$G$2] + RAND() / [.$H$2]" office:value-type="float" office:value="0.0743256756004831" calcext:value-type="float">
            <text:p>0.0743256756</text:p>
          </table:table-cell>
          <table:table-cell table:number-columns-repeated="1005"/>
        </table:table-row>
        <table:table-row table:style-name="ro1">
          <table:table-cell table:formula="of:=[.A36]*2" office:value-type="float" office:value="1073741824" calcext:value-type="float">
            <text:p>1073741824</text:p>
          </table:table-cell>
          <table:table-cell/>
          <table:table-cell table:formula="of:=  ( ( ( BETAINV(RAND(); [.$D$2];[.$E$2]) + [.$F$2]) *[.$A37] )  ) / [.$G$2] + RAND() / [.$H$2]" office:value-type="float" office:value="0.147883193517596" calcext:value-type="float">
            <text:p>0.1478831935</text:p>
          </table:table-cell>
          <table:table-cell table:formula="of:=  ( ( ( BETAINV(RAND(); [.$D$2];[.$E$2]) + [.$F$2]) *[.$A37] )  ) / [.$G$2] + RAND() / [.$H$2]" office:value-type="float" office:value="0.155326413645241" calcext:value-type="float">
            <text:p>0.1553264136</text:p>
          </table:table-cell>
          <table:table-cell table:formula="of:=  ( ( ( BETAINV(RAND(); [.$D$2];[.$E$2]) + [.$F$2]) *[.$A37] )  ) / [.$G$2] + RAND() / [.$H$2]" office:value-type="float" office:value="0.149161525709912" calcext:value-type="float">
            <text:p>0.1491615257</text:p>
          </table:table-cell>
          <table:table-cell table:formula="of:=  ( ( ( BETAINV(RAND(); [.$D$2];[.$E$2]) + [.$F$2]) *[.$A37] )  ) / [.$G$2] + RAND() / [.$H$2]" office:value-type="float" office:value="0.147199859113843" calcext:value-type="float">
            <text:p>0.1471998591</text:p>
          </table:table-cell>
          <table:table-cell table:formula="of:=  ( ( ( BETAINV(RAND(); [.$D$2];[.$E$2]) + [.$F$2]) *[.$A37] )  ) / [.$G$2] + RAND() / [.$H$2]" office:value-type="float" office:value="0.147448683381344" calcext:value-type="float">
            <text:p>0.1474486834</text:p>
          </table:table-cell>
          <table:table-cell table:formula="of:=  ( ( ( BETAINV(RAND(); [.$D$2];[.$E$2]) + [.$F$2]) *[.$A37] )  ) / [.$G$2] + RAND() / [.$H$2]" office:value-type="float" office:value="0.148689725928803" calcext:value-type="float">
            <text:p>0.1486897259</text:p>
          </table:table-cell>
          <table:table-cell table:formula="of:=  ( ( ( BETAINV(RAND(); [.$D$2];[.$E$2]) + [.$F$2]) *[.$A37] )  ) / [.$G$2] + RAND() / [.$H$2]" office:value-type="float" office:value="0.147207141760591" calcext:value-type="float">
            <text:p>0.1472071418</text:p>
          </table:table-cell>
          <table:table-cell table:formula="of:=  ( ( ( BETAINV(RAND(); [.$D$2];[.$E$2]) + [.$F$2]) *[.$A37] )  ) / [.$G$2] + RAND() / [.$H$2]" office:value-type="float" office:value="0.147742865749364" calcext:value-type="float">
            <text:p>0.1477428657</text:p>
          </table:table-cell>
          <table:table-cell table:formula="of:=  ( ( ( BETAINV(RAND(); [.$D$2];[.$E$2]) + [.$F$2]) *[.$A37] )  ) / [.$G$2] + RAND() / [.$H$2]" office:value-type="float" office:value="0.147308001025203" calcext:value-type="float">
            <text:p>0.147308001</text:p>
          </table:table-cell>
          <table:table-cell table:formula="of:=  ( ( ( BETAINV(RAND(); [.$D$2];[.$E$2]) + [.$F$2]) *[.$A37] )  ) / [.$G$2] + RAND() / [.$H$2]" office:value-type="float" office:value="0.147142111000606" calcext:value-type="float">
            <text:p>0.147142111</text:p>
          </table:table-cell>
          <table:table-cell table:formula="of:=  ( ( ( BETAINV(RAND(); [.$D$2];[.$E$2]) + [.$F$2]) *[.$A37] )  ) / [.$G$2] + RAND() / [.$H$2]" office:value-type="float" office:value="0.148679997470298" calcext:value-type="float">
            <text:p>0.1486799975</text:p>
          </table:table-cell>
          <table:table-cell table:formula="of:=  ( ( ( BETAINV(RAND(); [.$D$2];[.$E$2]) + [.$F$2]) *[.$A37] )  ) / [.$G$2] + RAND() / [.$H$2]" office:value-type="float" office:value="0.152301727637926" calcext:value-type="float">
            <text:p>0.1523017276</text:p>
          </table:table-cell>
          <table:table-cell table:formula="of:=  ( ( ( BETAINV(RAND(); [.$D$2];[.$E$2]) + [.$F$2]) *[.$A37] )  ) / [.$G$2] + RAND() / [.$H$2]" office:value-type="float" office:value="0.14742489074382" calcext:value-type="float">
            <text:p>0.1474248907</text:p>
          </table:table-cell>
          <table:table-cell table:formula="of:=  ( ( ( BETAINV(RAND(); [.$D$2];[.$E$2]) + [.$F$2]) *[.$A37] )  ) / [.$G$2] + RAND() / [.$H$2]" office:value-type="float" office:value="0.147477447256658" calcext:value-type="float">
            <text:p>0.1474774473</text:p>
          </table:table-cell>
          <table:table-cell table:formula="of:=  ( ( ( BETAINV(RAND(); [.$D$2];[.$E$2]) + [.$F$2]) *[.$A37] )  ) / [.$G$2] + RAND() / [.$H$2]" office:value-type="float" office:value="0.147540776332317" calcext:value-type="float">
            <text:p>0.1475407763</text:p>
          </table:table-cell>
          <table:table-cell table:formula="of:=  ( ( ( BETAINV(RAND(); [.$D$2];[.$E$2]) + [.$F$2]) *[.$A37] )  ) / [.$G$2] + RAND() / [.$H$2]" office:value-type="float" office:value="0.147818590299542" calcext:value-type="float">
            <text:p>0.1478185903</text:p>
          </table:table-cell>
          <table:table-cell table:formula="of:=  ( ( ( BETAINV(RAND(); [.$D$2];[.$E$2]) + [.$F$2]) *[.$A37] )  ) / [.$G$2] + RAND() / [.$H$2]" office:value-type="float" office:value="0.147861392900124" calcext:value-type="float">
            <text:p>0.1478613929</text:p>
          </table:table-cell>
          <table:table-cell table:number-columns-repeated="1005"/>
        </table:table-row>
        <table:table-row table:style-name="ro1">
          <table:table-cell table:formula="of:=[.A37]*2" office:value-type="float" office:value="2147483648" calcext:value-type="float">
            <text:p>2147483648</text:p>
          </table:table-cell>
          <table:table-cell/>
          <table:table-cell table:formula="of:=  ( ( ( BETAINV(RAND(); [.$D$2];[.$E$2]) + [.$F$2]) *[.$A38] )  ) / [.$G$2] + RAND() / [.$H$2]" office:value-type="float" office:value="0.297344641297118" calcext:value-type="float">
            <text:p>0.2973446413</text:p>
          </table:table-cell>
          <table:table-cell table:formula="of:=  ( ( ( BETAINV(RAND(); [.$D$2];[.$E$2]) + [.$F$2]) *[.$A38] )  ) / [.$G$2] + RAND() / [.$H$2]" office:value-type="float" office:value="0.296011913863618" calcext:value-type="float">
            <text:p>0.2960119139</text:p>
          </table:table-cell>
          <table:table-cell table:formula="of:=  ( ( ( BETAINV(RAND(); [.$D$2];[.$E$2]) + [.$F$2]) *[.$A38] )  ) / [.$G$2] + RAND() / [.$H$2]" office:value-type="float" office:value="0.294441587814033" calcext:value-type="float">
            <text:p>0.2944415878</text:p>
          </table:table-cell>
          <table:table-cell table:formula="of:=  ( ( ( BETAINV(RAND(); [.$D$2];[.$E$2]) + [.$F$2]) *[.$A38] )  ) / [.$G$2] + RAND() / [.$H$2]" office:value-type="float" office:value="0.294424829298529" calcext:value-type="float">
            <text:p>0.2944248293</text:p>
          </table:table-cell>
          <table:table-cell table:formula="of:=  ( ( ( BETAINV(RAND(); [.$D$2];[.$E$2]) + [.$F$2]) *[.$A38] )  ) / [.$G$2] + RAND() / [.$H$2]" office:value-type="float" office:value="0.297019551545742" calcext:value-type="float">
            <text:p>0.2970195515</text:p>
          </table:table-cell>
          <table:table-cell table:formula="of:=  ( ( ( BETAINV(RAND(); [.$D$2];[.$E$2]) + [.$F$2]) *[.$A38] )  ) / [.$G$2] + RAND() / [.$H$2]" office:value-type="float" office:value="0.295217420467732" calcext:value-type="float">
            <text:p>0.2952174205</text:p>
          </table:table-cell>
          <table:table-cell table:formula="of:=  ( ( ( BETAINV(RAND(); [.$D$2];[.$E$2]) + [.$F$2]) *[.$A38] )  ) / [.$G$2] + RAND() / [.$H$2]" office:value-type="float" office:value="0.296514351696127" calcext:value-type="float">
            <text:p>0.2965143517</text:p>
          </table:table-cell>
          <table:table-cell table:formula="of:=  ( ( ( BETAINV(RAND(); [.$D$2];[.$E$2]) + [.$F$2]) *[.$A38] )  ) / [.$G$2] + RAND() / [.$H$2]" office:value-type="float" office:value="0.301348077310333" calcext:value-type="float">
            <text:p>0.3013480773</text:p>
          </table:table-cell>
          <table:table-cell table:formula="of:=  ( ( ( BETAINV(RAND(); [.$D$2];[.$E$2]) + [.$F$2]) *[.$A38] )  ) / [.$G$2] + RAND() / [.$H$2]" office:value-type="float" office:value="0.294594240522272" calcext:value-type="float">
            <text:p>0.2945942405</text:p>
          </table:table-cell>
          <table:table-cell table:formula="of:=  ( ( ( BETAINV(RAND(); [.$D$2];[.$E$2]) + [.$F$2]) *[.$A38] )  ) / [.$G$2] + RAND() / [.$H$2]" office:value-type="float" office:value="0.29739889167317" calcext:value-type="float">
            <text:p>0.2973988917</text:p>
          </table:table-cell>
          <table:table-cell table:formula="of:=  ( ( ( BETAINV(RAND(); [.$D$2];[.$E$2]) + [.$F$2]) *[.$A38] )  ) / [.$G$2] + RAND() / [.$H$2]" office:value-type="float" office:value="0.296394651425165" calcext:value-type="float">
            <text:p>0.2963946514</text:p>
          </table:table-cell>
          <table:table-cell table:formula="of:=  ( ( ( BETAINV(RAND(); [.$D$2];[.$E$2]) + [.$F$2]) *[.$A38] )  ) / [.$G$2] + RAND() / [.$H$2]" office:value-type="float" office:value="0.295442633197207" calcext:value-type="float">
            <text:p>0.2954426332</text:p>
          </table:table-cell>
          <table:table-cell table:formula="of:=  ( ( ( BETAINV(RAND(); [.$D$2];[.$E$2]) + [.$F$2]) *[.$A38] )  ) / [.$G$2] + RAND() / [.$H$2]" office:value-type="float" office:value="0.294312306130381" calcext:value-type="float">
            <text:p>0.2943123061</text:p>
          </table:table-cell>
          <table:table-cell table:formula="of:=  ( ( ( BETAINV(RAND(); [.$D$2];[.$E$2]) + [.$F$2]) *[.$A38] )  ) / [.$G$2] + RAND() / [.$H$2]" office:value-type="float" office:value="0.298637626790436" calcext:value-type="float">
            <text:p>0.2986376268</text:p>
          </table:table-cell>
          <table:table-cell table:formula="of:=  ( ( ( BETAINV(RAND(); [.$D$2];[.$E$2]) + [.$F$2]) *[.$A38] )  ) / [.$G$2] + RAND() / [.$H$2]" office:value-type="float" office:value="0.297744958384052" calcext:value-type="float">
            <text:p>0.2977449584</text:p>
          </table:table-cell>
          <table:table-cell table:formula="of:=  ( ( ( BETAINV(RAND(); [.$D$2];[.$E$2]) + [.$F$2]) *[.$A38] )  ) / [.$G$2] + RAND() / [.$H$2]" office:value-type="float" office:value="0.294641347315196" calcext:value-type="float">
            <text:p>0.2946413473</text:p>
          </table:table-cell>
          <table:table-cell table:formula="of:=  ( ( ( BETAINV(RAND(); [.$D$2];[.$E$2]) + [.$F$2]) *[.$A38] )  ) / [.$G$2] + RAND() / [.$H$2]" office:value-type="float" office:value="0.298288281500059" calcext:value-type="float">
            <text:p>0.2982882815</text:p>
          </table:table-cell>
          <table:table-cell table:number-columns-repeated="1005"/>
        </table:table-row>
        <table:table-row table:style-name="ro1">
          <table:table-cell table:formula="of:=[.A38]*2" office:value-type="float" office:value="4294967296" calcext:value-type="float">
            <text:p>4294967296</text:p>
          </table:table-cell>
          <table:table-cell/>
          <table:table-cell table:formula="of:=  ( ( ( BETAINV(RAND(); [.$D$2];[.$E$2]) + [.$F$2]) *[.$A39] )  ) / [.$G$2] + RAND() / [.$H$2]" office:value-type="float" office:value="0.599615995277418" calcext:value-type="float">
            <text:p>0.5996159953</text:p>
          </table:table-cell>
          <table:table-cell table:formula="of:=  ( ( ( BETAINV(RAND(); [.$D$2];[.$E$2]) + [.$F$2]) *[.$A39] )  ) / [.$G$2] + RAND() / [.$H$2]" office:value-type="float" office:value="0.596862506087714" calcext:value-type="float">
            <text:p>0.5968625061</text:p>
          </table:table-cell>
          <table:table-cell table:formula="of:=  ( ( ( BETAINV(RAND(); [.$D$2];[.$E$2]) + [.$F$2]) *[.$A39] )  ) / [.$G$2] + RAND() / [.$H$2]" office:value-type="float" office:value="0.593836497032075" calcext:value-type="float">
            <text:p>0.593836497</text:p>
          </table:table-cell>
          <table:table-cell table:formula="of:=  ( ( ( BETAINV(RAND(); [.$D$2];[.$E$2]) + [.$F$2]) *[.$A39] )  ) / [.$G$2] + RAND() / [.$H$2]" office:value-type="float" office:value="0.600241999734304" calcext:value-type="float">
            <text:p>0.6002419997</text:p>
          </table:table-cell>
          <table:table-cell table:formula="of:=  ( ( ( BETAINV(RAND(); [.$D$2];[.$E$2]) + [.$F$2]) *[.$A39] )  ) / [.$G$2] + RAND() / [.$H$2]" office:value-type="float" office:value="0.592276603888862" calcext:value-type="float">
            <text:p>0.5922766039</text:p>
          </table:table-cell>
          <table:table-cell table:formula="of:=  ( ( ( BETAINV(RAND(); [.$D$2];[.$E$2]) + [.$F$2]) *[.$A39] )  ) / [.$G$2] + RAND() / [.$H$2]" office:value-type="float" office:value="0.594494563589068" calcext:value-type="float">
            <text:p>0.5944945636</text:p>
          </table:table-cell>
          <table:table-cell table:formula="of:=  ( ( ( BETAINV(RAND(); [.$D$2];[.$E$2]) + [.$F$2]) *[.$A39] )  ) / [.$G$2] + RAND() / [.$H$2]" office:value-type="float" office:value="0.590225887587007" calcext:value-type="float">
            <text:p>0.5902258876</text:p>
          </table:table-cell>
          <table:table-cell table:formula="of:=  ( ( ( BETAINV(RAND(); [.$D$2];[.$E$2]) + [.$F$2]) *[.$A39] )  ) / [.$G$2] + RAND() / [.$H$2]" office:value-type="float" office:value="0.590900729059979" calcext:value-type="float">
            <text:p>0.5909007291</text:p>
          </table:table-cell>
          <table:table-cell table:formula="of:=  ( ( ( BETAINV(RAND(); [.$D$2];[.$E$2]) + [.$F$2]) *[.$A39] )  ) / [.$G$2] + RAND() / [.$H$2]" office:value-type="float" office:value="0.593598686592814" calcext:value-type="float">
            <text:p>0.5935986866</text:p>
          </table:table-cell>
          <table:table-cell table:formula="of:=  ( ( ( BETAINV(RAND(); [.$D$2];[.$E$2]) + [.$F$2]) *[.$A39] )  ) / [.$G$2] + RAND() / [.$H$2]" office:value-type="float" office:value="0.598980456510114" calcext:value-type="float">
            <text:p>0.5989804565</text:p>
          </table:table-cell>
          <table:table-cell table:formula="of:=  ( ( ( BETAINV(RAND(); [.$D$2];[.$E$2]) + [.$F$2]) *[.$A39] )  ) / [.$G$2] + RAND() / [.$H$2]" office:value-type="float" office:value="0.599662715559081" calcext:value-type="float">
            <text:p>0.5996627156</text:p>
          </table:table-cell>
          <table:table-cell table:formula="of:=  ( ( ( BETAINV(RAND(); [.$D$2];[.$E$2]) + [.$F$2]) *[.$A39] )  ) / [.$G$2] + RAND() / [.$H$2]" office:value-type="float" office:value="0.591117433766192" calcext:value-type="float">
            <text:p>0.5911174338</text:p>
          </table:table-cell>
          <table:table-cell table:formula="of:=  ( ( ( BETAINV(RAND(); [.$D$2];[.$E$2]) + [.$F$2]) *[.$A39] )  ) / [.$G$2] + RAND() / [.$H$2]" office:value-type="float" office:value="0.592573301776738" calcext:value-type="float">
            <text:p>0.5925733018</text:p>
          </table:table-cell>
          <table:table-cell table:formula="of:=  ( ( ( BETAINV(RAND(); [.$D$2];[.$E$2]) + [.$F$2]) *[.$A39] )  ) / [.$G$2] + RAND() / [.$H$2]" office:value-type="float" office:value="0.590315630463155" calcext:value-type="float">
            <text:p>0.5903156305</text:p>
          </table:table-cell>
          <table:table-cell table:formula="of:=  ( ( ( BETAINV(RAND(); [.$D$2];[.$E$2]) + [.$F$2]) *[.$A39] )  ) / [.$G$2] + RAND() / [.$H$2]" office:value-type="float" office:value="0.588917669967479" calcext:value-type="float">
            <text:p>0.58891767</text:p>
          </table:table-cell>
          <table:table-cell table:formula="of:=  ( ( ( BETAINV(RAND(); [.$D$2];[.$E$2]) + [.$F$2]) *[.$A39] )  ) / [.$G$2] + RAND() / [.$H$2]" office:value-type="float" office:value="0.601762098880813" calcext:value-type="float">
            <text:p>0.6017620989</text:p>
          </table:table-cell>
          <table:table-cell table:formula="of:=  ( ( ( BETAINV(RAND(); [.$D$2];[.$E$2]) + [.$F$2]) *[.$A39] )  ) / [.$G$2] + RAND() / [.$H$2]" office:value-type="float" office:value="0.58990657817803" calcext:value-type="float">
            <text:p>0.5899065782</text:p>
          </table:table-cell>
          <table:table-cell table:number-columns-repeated="1005"/>
        </table:table-row>
        <table:table-row table:style-name="ro1">
          <table:table-cell table:formula="of:=[.A39]*2" office:value-type="float" office:value="8589934592" calcext:value-type="float">
            <text:p>8589934592</text:p>
          </table:table-cell>
          <table:table-cell/>
          <table:table-cell table:formula="of:=  ( ( ( BETAINV(RAND(); [.$D$2];[.$E$2]) + [.$F$2]) *[.$A40] )  ) / [.$G$2] + RAND() / [.$H$2]" office:value-type="float" office:value="1.20200061321986" calcext:value-type="float">
            <text:p>1.2020006132</text:p>
          </table:table-cell>
          <table:table-cell table:formula="of:=  ( ( ( BETAINV(RAND(); [.$D$2];[.$E$2]) + [.$F$2]) *[.$A40] )  ) / [.$G$2] + RAND() / [.$H$2]" office:value-type="float" office:value="1.17958426975218" calcext:value-type="float">
            <text:p>1.1795842698</text:p>
          </table:table-cell>
          <table:table-cell table:formula="of:=  ( ( ( BETAINV(RAND(); [.$D$2];[.$E$2]) + [.$F$2]) *[.$A40] )  ) / [.$G$2] + RAND() / [.$H$2]" office:value-type="float" office:value="1.20106968148692" calcext:value-type="float">
            <text:p>1.2010696815</text:p>
          </table:table-cell>
          <table:table-cell table:formula="of:=  ( ( ( BETAINV(RAND(); [.$D$2];[.$E$2]) + [.$F$2]) *[.$A40] )  ) / [.$G$2] + RAND() / [.$H$2]" office:value-type="float" office:value="1.17877861156716" calcext:value-type="float">
            <text:p>1.1787786116</text:p>
          </table:table-cell>
          <table:table-cell table:formula="of:=  ( ( ( BETAINV(RAND(); [.$D$2];[.$E$2]) + [.$F$2]) *[.$A40] )  ) / [.$G$2] + RAND() / [.$H$2]" office:value-type="float" office:value="1.1804144116278" calcext:value-type="float">
            <text:p>1.1804144116</text:p>
          </table:table-cell>
          <table:table-cell table:formula="of:=  ( ( ( BETAINV(RAND(); [.$D$2];[.$E$2]) + [.$F$2]) *[.$A40] )  ) / [.$G$2] + RAND() / [.$H$2]" office:value-type="float" office:value="1.18006681694434" calcext:value-type="float">
            <text:p>1.1800668169</text:p>
          </table:table-cell>
          <table:table-cell table:formula="of:=  ( ( ( BETAINV(RAND(); [.$D$2];[.$E$2]) + [.$F$2]) *[.$A40] )  ) / [.$G$2] + RAND() / [.$H$2]" office:value-type="float" office:value="1.17711600818108" calcext:value-type="float">
            <text:p>1.1771160082</text:p>
          </table:table-cell>
          <table:table-cell table:formula="of:=  ( ( ( BETAINV(RAND(); [.$D$2];[.$E$2]) + [.$F$2]) *[.$A40] )  ) / [.$G$2] + RAND() / [.$H$2]" office:value-type="float" office:value="1.18747945388419" calcext:value-type="float">
            <text:p>1.1874794539</text:p>
          </table:table-cell>
          <table:table-cell table:formula="of:=  ( ( ( BETAINV(RAND(); [.$D$2];[.$E$2]) + [.$F$2]) *[.$A40] )  ) / [.$G$2] + RAND() / [.$H$2]" office:value-type="float" office:value="1.18587480083137" calcext:value-type="float">
            <text:p>1.1858748008</text:p>
          </table:table-cell>
          <table:table-cell table:formula="of:=  ( ( ( BETAINV(RAND(); [.$D$2];[.$E$2]) + [.$F$2]) *[.$A40] )  ) / [.$G$2] + RAND() / [.$H$2]" office:value-type="float" office:value="1.19566782581935" calcext:value-type="float">
            <text:p>1.1956678258</text:p>
          </table:table-cell>
          <table:table-cell table:formula="of:=  ( ( ( BETAINV(RAND(); [.$D$2];[.$E$2]) + [.$F$2]) *[.$A40] )  ) / [.$G$2] + RAND() / [.$H$2]" office:value-type="float" office:value="1.17734739601057" calcext:value-type="float">
            <text:p>1.177347396</text:p>
          </table:table-cell>
          <table:table-cell table:formula="of:=  ( ( ( BETAINV(RAND(); [.$D$2];[.$E$2]) + [.$F$2]) *[.$A40] )  ) / [.$G$2] + RAND() / [.$H$2]" office:value-type="float" office:value="1.19955795581924" calcext:value-type="float">
            <text:p>1.1995579558</text:p>
          </table:table-cell>
          <table:table-cell table:formula="of:=  ( ( ( BETAINV(RAND(); [.$D$2];[.$E$2]) + [.$F$2]) *[.$A40] )  ) / [.$G$2] + RAND() / [.$H$2]" office:value-type="float" office:value="1.17780764505117" calcext:value-type="float">
            <text:p>1.1778076451</text:p>
          </table:table-cell>
          <table:table-cell table:formula="of:=  ( ( ( BETAINV(RAND(); [.$D$2];[.$E$2]) + [.$F$2]) *[.$A40] )  ) / [.$G$2] + RAND() / [.$H$2]" office:value-type="float" office:value="1.17771365246505" calcext:value-type="float">
            <text:p>1.1777136525</text:p>
          </table:table-cell>
          <table:table-cell table:formula="of:=  ( ( ( BETAINV(RAND(); [.$D$2];[.$E$2]) + [.$F$2]) *[.$A40] )  ) / [.$G$2] + RAND() / [.$H$2]" office:value-type="float" office:value="1.1795997716985" calcext:value-type="float">
            <text:p>1.1795997717</text:p>
          </table:table-cell>
          <table:table-cell table:formula="of:=  ( ( ( BETAINV(RAND(); [.$D$2];[.$E$2]) + [.$F$2]) *[.$A40] )  ) / [.$G$2] + RAND() / [.$H$2]" office:value-type="float" office:value="1.2242478807882" calcext:value-type="float">
            <text:p>1.2242478808</text:p>
          </table:table-cell>
          <table:table-cell table:formula="of:=  ( ( ( BETAINV(RAND(); [.$D$2];[.$E$2]) + [.$F$2]) *[.$A40] )  ) / [.$G$2] + RAND() / [.$H$2]" office:value-type="float" office:value="1.18083136628128" calcext:value-type="float">
            <text:p>1.1808313663</text:p>
          </table:table-cell>
          <table:table-cell table:number-columns-repeated="1005"/>
        </table:table-row>
        <table:table-row table:style-name="ro1">
          <table:table-cell table:formula="of:=[.A40]*2" office:value-type="float" office:value="17179869184" calcext:value-type="float">
            <text:p>17179869184</text:p>
          </table:table-cell>
          <table:table-cell/>
          <table:table-cell table:formula="of:=  ( ( ( BETAINV(RAND(); [.$D$2];[.$E$2]) + [.$F$2]) *[.$A41] )  ) / [.$G$2] + RAND() / [.$H$2]" office:value-type="float" office:value="2.37083459442246" calcext:value-type="float">
            <text:p>2.3708345944</text:p>
          </table:table-cell>
          <table:table-cell table:formula="of:=  ( ( ( BETAINV(RAND(); [.$D$2];[.$E$2]) + [.$F$2]) *[.$A41] )  ) / [.$G$2] + RAND() / [.$H$2]" office:value-type="float" office:value="2.37274847674856" calcext:value-type="float">
            <text:p>2.3727484767</text:p>
          </table:table-cell>
          <table:table-cell table:formula="of:=  ( ( ( BETAINV(RAND(); [.$D$2];[.$E$2]) + [.$F$2]) *[.$A41] )  ) / [.$G$2] + RAND() / [.$H$2]" office:value-type="float" office:value="2.36545112821394" calcext:value-type="float">
            <text:p>2.3654511282</text:p>
          </table:table-cell>
          <table:table-cell table:formula="of:=  ( ( ( BETAINV(RAND(); [.$D$2];[.$E$2]) + [.$F$2]) *[.$A41] )  ) / [.$G$2] + RAND() / [.$H$2]" office:value-type="float" office:value="2.36515824362997" calcext:value-type="float">
            <text:p>2.3651582436</text:p>
          </table:table-cell>
          <table:table-cell table:formula="of:=  ( ( ( BETAINV(RAND(); [.$D$2];[.$E$2]) + [.$F$2]) *[.$A41] )  ) / [.$G$2] + RAND() / [.$H$2]" office:value-type="float" office:value="2.36594916791239" calcext:value-type="float">
            <text:p>2.3659491679</text:p>
          </table:table-cell>
          <table:table-cell table:formula="of:=  ( ( ( BETAINV(RAND(); [.$D$2];[.$E$2]) + [.$F$2]) *[.$A41] )  ) / [.$G$2] + RAND() / [.$H$2]" office:value-type="float" office:value="2.39972091324528" calcext:value-type="float">
            <text:p>2.3997209132</text:p>
          </table:table-cell>
          <table:table-cell table:formula="of:=  ( ( ( BETAINV(RAND(); [.$D$2];[.$E$2]) + [.$F$2]) *[.$A41] )  ) / [.$G$2] + RAND() / [.$H$2]" office:value-type="float" office:value="2.35848168324922" calcext:value-type="float">
            <text:p>2.3584816832</text:p>
          </table:table-cell>
          <table:table-cell table:formula="of:=  ( ( ( BETAINV(RAND(); [.$D$2];[.$E$2]) + [.$F$2]) *[.$A41] )  ) / [.$G$2] + RAND() / [.$H$2]" office:value-type="float" office:value="2.3761944108607" calcext:value-type="float">
            <text:p>2.3761944109</text:p>
          </table:table-cell>
          <table:table-cell table:formula="of:=  ( ( ( BETAINV(RAND(); [.$D$2];[.$E$2]) + [.$F$2]) *[.$A41] )  ) / [.$G$2] + RAND() / [.$H$2]" office:value-type="float" office:value="2.35894717514664" calcext:value-type="float">
            <text:p>2.3589471751</text:p>
          </table:table-cell>
          <table:table-cell table:formula="of:=  ( ( ( BETAINV(RAND(); [.$D$2];[.$E$2]) + [.$F$2]) *[.$A41] )  ) / [.$G$2] + RAND() / [.$H$2]" office:value-type="float" office:value="2.36225382770806" calcext:value-type="float">
            <text:p>2.3622538277</text:p>
          </table:table-cell>
          <table:table-cell table:formula="of:=  ( ( ( BETAINV(RAND(); [.$D$2];[.$E$2]) + [.$F$2]) *[.$A41] )  ) / [.$G$2] + RAND() / [.$H$2]" office:value-type="float" office:value="2.37173514358052" calcext:value-type="float">
            <text:p>2.3717351436</text:p>
          </table:table-cell>
          <table:table-cell table:formula="of:=  ( ( ( BETAINV(RAND(); [.$D$2];[.$E$2]) + [.$F$2]) *[.$A41] )  ) / [.$G$2] + RAND() / [.$H$2]" office:value-type="float" office:value="2.37290062299392" calcext:value-type="float">
            <text:p>2.372900623</text:p>
          </table:table-cell>
          <table:table-cell table:formula="of:=  ( ( ( BETAINV(RAND(); [.$D$2];[.$E$2]) + [.$F$2]) *[.$A41] )  ) / [.$G$2] + RAND() / [.$H$2]" office:value-type="float" office:value="2.38201153302266" calcext:value-type="float">
            <text:p>2.382011533</text:p>
          </table:table-cell>
          <table:table-cell table:formula="of:=  ( ( ( BETAINV(RAND(); [.$D$2];[.$E$2]) + [.$F$2]) *[.$A41] )  ) / [.$G$2] + RAND() / [.$H$2]" office:value-type="float" office:value="2.36744000305059" calcext:value-type="float">
            <text:p>2.3674400031</text:p>
          </table:table-cell>
          <table:table-cell table:formula="of:=  ( ( ( BETAINV(RAND(); [.$D$2];[.$E$2]) + [.$F$2]) *[.$A41] )  ) / [.$G$2] + RAND() / [.$H$2]" office:value-type="float" office:value="2.35542712532214" calcext:value-type="float">
            <text:p>2.3554271253</text:p>
          </table:table-cell>
          <table:table-cell table:formula="of:=  ( ( ( BETAINV(RAND(); [.$D$2];[.$E$2]) + [.$F$2]) *[.$A41] )  ) / [.$G$2] + RAND() / [.$H$2]" office:value-type="float" office:value="2.40435493955121" calcext:value-type="float">
            <text:p>2.4043549396</text:p>
          </table:table-cell>
          <table:table-cell table:formula="of:=  ( ( ( BETAINV(RAND(); [.$D$2];[.$E$2]) + [.$F$2]) *[.$A41] )  ) / [.$G$2] + RAND() / [.$H$2]" office:value-type="float" office:value="2.36626327318745" calcext:value-type="float">
            <text:p>2.3662632732</text:p>
          </table:table-cell>
          <table:table-cell table:number-columns-repeated="1005"/>
        </table:table-row>
        <table:table-row table:style-name="ro1">
          <table:table-cell table:formula="of:=[.A41]*2" office:value-type="float" office:value="34359738368" calcext:value-type="float">
            <text:p>34359738368</text:p>
          </table:table-cell>
          <table:table-cell/>
          <table:table-cell table:formula="of:=  ( ( ( BETAINV(RAND(); [.$D$2];[.$E$2]) + [.$F$2]) *[.$A42] )  ) / [.$G$2] + RAND() / [.$H$2]" office:value-type="float" office:value="4.75841163188281" calcext:value-type="float">
            <text:p>4.7584116319</text:p>
          </table:table-cell>
          <table:table-cell table:formula="of:=  ( ( ( BETAINV(RAND(); [.$D$2];[.$E$2]) + [.$F$2]) *[.$A42] )  ) / [.$G$2] + RAND() / [.$H$2]" office:value-type="float" office:value="4.74414393036441" calcext:value-type="float">
            <text:p>4.7441439304</text:p>
          </table:table-cell>
          <table:table-cell table:formula="of:=  ( ( ( BETAINV(RAND(); [.$D$2];[.$E$2]) + [.$F$2]) *[.$A42] )  ) / [.$G$2] + RAND() / [.$H$2]" office:value-type="float" office:value="4.75219192086111" calcext:value-type="float">
            <text:p>4.7521919209</text:p>
          </table:table-cell>
          <table:table-cell table:formula="of:=  ( ( ( BETAINV(RAND(); [.$D$2];[.$E$2]) + [.$F$2]) *[.$A42] )  ) / [.$G$2] + RAND() / [.$H$2]" office:value-type="float" office:value="4.71998068222182" calcext:value-type="float">
            <text:p>4.7199806822</text:p>
          </table:table-cell>
          <table:table-cell table:formula="of:=  ( ( ( BETAINV(RAND(); [.$D$2];[.$E$2]) + [.$F$2]) *[.$A42] )  ) / [.$G$2] + RAND() / [.$H$2]" office:value-type="float" office:value="4.7242011951457" calcext:value-type="float">
            <text:p>4.7242011951</text:p>
          </table:table-cell>
          <table:table-cell table:formula="of:=  ( ( ( BETAINV(RAND(); [.$D$2];[.$E$2]) + [.$F$2]) *[.$A42] )  ) / [.$G$2] + RAND() / [.$H$2]" office:value-type="float" office:value="4.77943407904467" calcext:value-type="float">
            <text:p>4.779434079</text:p>
          </table:table-cell>
          <table:table-cell table:formula="of:=  ( ( ( BETAINV(RAND(); [.$D$2];[.$E$2]) + [.$F$2]) *[.$A42] )  ) / [.$G$2] + RAND() / [.$H$2]" office:value-type="float" office:value="4.84018410203628" calcext:value-type="float">
            <text:p>4.840184102</text:p>
          </table:table-cell>
          <table:table-cell table:formula="of:=  ( ( ( BETAINV(RAND(); [.$D$2];[.$E$2]) + [.$F$2]) *[.$A42] )  ) / [.$G$2] + RAND() / [.$H$2]" office:value-type="float" office:value="4.74678888041864" calcext:value-type="float">
            <text:p>4.7467888804</text:p>
          </table:table-cell>
          <table:table-cell table:formula="of:=  ( ( ( BETAINV(RAND(); [.$D$2];[.$E$2]) + [.$F$2]) *[.$A42] )  ) / [.$G$2] + RAND() / [.$H$2]" office:value-type="float" office:value="4.71269190018223" calcext:value-type="float">
            <text:p>4.7126919002</text:p>
          </table:table-cell>
          <table:table-cell table:formula="of:=  ( ( ( BETAINV(RAND(); [.$D$2];[.$E$2]) + [.$F$2]) *[.$A42] )  ) / [.$G$2] + RAND() / [.$H$2]" office:value-type="float" office:value="4.74149521591661" calcext:value-type="float">
            <text:p>4.7414952159</text:p>
          </table:table-cell>
          <table:table-cell table:formula="of:=  ( ( ( BETAINV(RAND(); [.$D$2];[.$E$2]) + [.$F$2]) *[.$A42] )  ) / [.$G$2] + RAND() / [.$H$2]" office:value-type="float" office:value="4.75030117888289" calcext:value-type="float">
            <text:p>4.7503011789</text:p>
          </table:table-cell>
          <table:table-cell table:formula="of:=  ( ( ( BETAINV(RAND(); [.$D$2];[.$E$2]) + [.$F$2]) *[.$A42] )  ) / [.$G$2] + RAND() / [.$H$2]" office:value-type="float" office:value="4.7321452173008" calcext:value-type="float">
            <text:p>4.7321452173</text:p>
          </table:table-cell>
          <table:table-cell table:formula="of:=  ( ( ( BETAINV(RAND(); [.$D$2];[.$E$2]) + [.$F$2]) *[.$A42] )  ) / [.$G$2] + RAND() / [.$H$2]" office:value-type="float" office:value="4.70945652989637" calcext:value-type="float">
            <text:p>4.7094565299</text:p>
          </table:table-cell>
          <table:table-cell table:formula="of:=  ( ( ( BETAINV(RAND(); [.$D$2];[.$E$2]) + [.$F$2]) *[.$A42] )  ) / [.$G$2] + RAND() / [.$H$2]" office:value-type="float" office:value="4.77297660768462" calcext:value-type="float">
            <text:p>4.7729766077</text:p>
          </table:table-cell>
          <table:table-cell table:formula="of:=  ( ( ( BETAINV(RAND(); [.$D$2];[.$E$2]) + [.$F$2]) *[.$A42] )  ) / [.$G$2] + RAND() / [.$H$2]" office:value-type="float" office:value="4.71149888994873" calcext:value-type="float">
            <text:p>4.7114988899</text:p>
          </table:table-cell>
          <table:table-cell table:formula="of:=  ( ( ( BETAINV(RAND(); [.$D$2];[.$E$2]) + [.$F$2]) *[.$A42] )  ) / [.$G$2] + RAND() / [.$H$2]" office:value-type="float" office:value="4.76767639227015" calcext:value-type="float">
            <text:p>4.7676763923</text:p>
          </table:table-cell>
          <table:table-cell table:formula="of:=  ( ( ( BETAINV(RAND(); [.$D$2];[.$E$2]) + [.$F$2]) *[.$A42] )  ) / [.$G$2] + RAND() / [.$H$2]" office:value-type="float" office:value="4.77310242112515" calcext:value-type="float">
            <text:p>4.7731024211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5:07:42.539991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0-08T15:10:25.767223310</dc:date>
    <dc:creator>Dylan Rudolph</dc:creator>
    <meta:editing-duration>PT11M38S</meta:editing-duration>
    <meta:editing-cycles>4</meta:editing-cycles>
    <meta:document-statistic meta:table-count="1" meta:cell-count="718" meta:object-count="0"/>
  </office:meta>
</office:document-meta>
</file>